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484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54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1984in" svg:height="4.274in" svg:x="2.5831in" svg:y="1.6283in">
            <draw:object draw:notify-on-update-of-ranges="Sheet1.E1:Sheet1.E1 Sheet1.E2:Sheet1.E76 Sheet1.F1:Sheet1.F1 Sheet1.F2:Sheet1.F7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Hits</text:p>
          </table:table-cell>
          <table:table-cell office:value-type="string" calcext:value-type="string">
            <text:p>Propability</text:p>
          </table:table-cell>
          <table:table-cell/>
          <table:table-cell office:value-type="string" calcext:value-type="string">
            <text:p>Propability</text:p>
          </table:table-cell>
          <table:table-cell office:value-type="string" calcext:value-type="string">
            <text:p>Number of Projects with this propability</text:p>
          </table:table-cell>
        </table:table-row>
        <table:table-row table:style-name="ro2">
          <table:table-cell office:value-type="string" calcext:value-type="string">
            <text:p>Keep the basil alive</text:p>
          </table:table-cell>
          <table:table-cell office:value-type="float" office:value="1" calcext:value-type="float">
            <text:p>1</text:p>
          </table:table-cell>
          <table:table-cell table:formula="of:=[.B2]/[.$B$589]*100" office:value-type="float" office:value="0.005" calcext:value-type="float">
            <text:p>0.005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ireless, drag-and-drop programming for hardware</text:p>
          </table:table-cell>
          <table:table-cell office:value-type="float" office:value="1" calcext:value-type="float">
            <text:p>1</text:p>
          </table:table-cell>
          <table:table-cell table:formula="of:=[.B3]/[.$B$589]*100" office:value-type="float" office:value="0.005" calcext:value-type="float">
            <text:p>0.00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uino - Wifi Development Board</text:p>
          </table:table-cell>
          <table:table-cell office:value-type="float" office:value="1" calcext:value-type="float">
            <text:p>1</text:p>
          </table:table-cell>
          <table:table-cell table:formula="of:=[.B4]/[.$B$589]*100" office:value-type="float" office:value="0.005" calcext:value-type="float">
            <text:p>0.005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e Rythm Composter</text:p>
          </table:table-cell>
          <table:table-cell office:value-type="float" office:value="1" calcext:value-type="float">
            <text:p>1</text:p>
          </table:table-cell>
          <table:table-cell table:formula="of:=[.B5]/[.$B$589]*100" office:value-type="float" office:value="0.005" calcext:value-type="float">
            <text:p>0.005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12666MA Micro-Spectrometer</text:p>
          </table:table-cell>
          <table:table-cell office:value-type="float" office:value="1" calcext:value-type="float">
            <text:p>1</text:p>
          </table:table-cell>
          <table:table-cell table:formula="of:=[.B6]/[.$B$589]*100" office:value-type="float" office:value="0.005" calcext:value-type="float">
            <text:p>0.005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#T_H_S</text:p>
          </table:table-cell>
          <table:table-cell office:value-type="float" office:value="1" calcext:value-type="float">
            <text:p>1</text:p>
          </table:table-cell>
          <table:table-cell table:formula="of:=[.B7]/[.$B$589]*100" office:value-type="float" office:value="0.005" calcext:value-type="float">
            <text:p>0.005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ARDUINO MPPT SOLAR CHARGE CONTROLLER</text:p>
          </table:table-cell>
          <table:table-cell office:value-type="float" office:value="1" calcext:value-type="float">
            <text:p>1</text:p>
          </table:table-cell>
          <table:table-cell table:formula="of:=[.B8]/[.$B$589]*100" office:value-type="float" office:value="0.005" calcext:value-type="float">
            <text:p>0.005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iohand - Low cost 3D printed hand prosthesis</text:p>
          </table:table-cell>
          <table:table-cell office:value-type="float" office:value="2" calcext:value-type="float">
            <text:p>2</text:p>
          </table:table-cell>
          <table:table-cell table:formula="of:=[.B9]/[.$B$589]*100" office:value-type="float" office:value="0.01" calcext:value-type="float">
            <text:p>0.0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pen Source Kinect stand-alone 3D Scanner</text:p>
          </table:table-cell>
          <table:table-cell office:value-type="float" office:value="2" calcext:value-type="float">
            <text:p>2</text:p>
          </table:table-cell>
          <table:table-cell table:formula="of:=[.B10]/[.$B$589]*100" office:value-type="float" office:value="0.01" calcext:value-type="float">
            <text:p>0.01</text:p>
          </table:table-cell>
          <table:table-cell/>
          <table:table-cell office:value-type="float" office:value="0.045" calcext:value-type="float">
            <text:p>0.04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Ultra low noise user programmable power supply</text:p>
          </table:table-cell>
          <table:table-cell office:value-type="float" office:value="2" calcext:value-type="float">
            <text:p>2</text:p>
          </table:table-cell>
          <table:table-cell table:formula="of:=[.B11]/[.$B$589]*100" office:value-type="float" office:value="0.01" calcext:value-type="float">
            <text:p>0.0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Hydra Multi OS Gaming Console &amp;amp; Controller</text:p>
          </table:table-cell>
          <table:table-cell office:value-type="float" office:value="2" calcext:value-type="float">
            <text:p>2</text:p>
          </table:table-cell>
          <table:table-cell table:formula="of:=[.B12]/[.$B$589]*100" office:value-type="float" office:value="0.01" calcext:value-type="float">
            <text:p>0.01</text:p>
          </table:table-cell>
          <table:table-cell/>
          <table:table-cell office:value-type="float" office:value="0.055" calcext:value-type="float">
            <text:p>0.05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olar Sand Converter - Solving the sand problem</text:p>
          </table:table-cell>
          <table:table-cell office:value-type="float" office:value="2" calcext:value-type="float">
            <text:p>2</text:p>
          </table:table-cell>
          <table:table-cell table:formula="of:=[.B13]/[.$B$589]*100" office:value-type="float" office:value="0.01" calcext:value-type="float">
            <text:p>0.0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ewable Flex Modules</text:p>
          </table:table-cell>
          <table:table-cell office:value-type="float" office:value="3" calcext:value-type="float">
            <text:p>3</text:p>
          </table:table-cell>
          <table:table-cell table:formula="of:=[.B14]/[.$B$589]*100" office:value-type="float" office:value="0.015" calcext:value-type="float">
            <text:p>0.015</text:p>
          </table:table-cell>
          <table:table-cell/>
          <table:table-cell office:value-type="float" office:value="0.065" calcext:value-type="float">
            <text:p>0.06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Rice Ridiculously Automated Dorm (RRAD!)</text:p>
          </table:table-cell>
          <table:table-cell office:value-type="float" office:value="3" calcext:value-type="float">
            <text:p>3</text:p>
          </table:table-cell>
          <table:table-cell table:formula="of:=[.B15]/[.$B$589]*100" office:value-type="float" office:value="0.015" calcext:value-type="float">
            <text:p>0.015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Pediatric Therapy Device</text:p>
          </table:table-cell>
          <table:table-cell office:value-type="float" office:value="3" calcext:value-type="float">
            <text:p>3</text:p>
          </table:table-cell>
          <table:table-cell table:formula="of:=[.B16]/[.$B$589]*100" office:value-type="float" office:value="0.015" calcext:value-type="float">
            <text:p>0.015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Sonar for the visually impaired</text:p>
          </table:table-cell>
          <table:table-cell office:value-type="float" office:value="3" calcext:value-type="float">
            <text:p>3</text:p>
          </table:table-cell>
          <table:table-cell table:formula="of:=[.B17]/[.$B$589]*100" office:value-type="float" office:value="0.015" calcext:value-type="float">
            <text:p>0.015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VPN Light Switch</text:p>
          </table:table-cell>
          <table:table-cell office:value-type="float" office:value="3" calcext:value-type="float">
            <text:p>3</text:p>
          </table:table-cell>
          <table:table-cell table:formula="of:=[.B18]/[.$B$589]*100" office:value-type="float" office:value="0.015" calcext:value-type="float">
            <text:p>0.015</text:p>
          </table:table-cell>
          <table:table-cell/>
          <table:table-cell office:value-type="float" office:value="0.085" calcext:value-type="float">
            <text:p>0.08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BSU - BS Free USB</text:p>
          </table:table-cell>
          <table:table-cell office:value-type="float" office:value="3" calcext:value-type="float">
            <text:p>3</text:p>
          </table:table-cell>
          <table:table-cell table:formula="of:=[.B19]/[.$B$589]*100" office:value-type="float" office:value="0.015" calcext:value-type="float">
            <text:p>0.01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arthquake Early Warning and Monitoring System</text:p>
          </table:table-cell>
          <table:table-cell office:value-type="float" office:value="3" calcext:value-type="float">
            <text:p>3</text:p>
          </table:table-cell>
          <table:table-cell table:formula="of:=[.B20]/[.$B$589]*100" office:value-type="float" office:value="0.015" calcext:value-type="float">
            <text:p>0.015</text:p>
          </table:table-cell>
          <table:table-cell/>
          <table:table-cell office:value-type="float" office:value="0.095" calcext:value-type="float">
            <text:p>0.0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ormSafe</text:p>
          </table:table-cell>
          <table:table-cell office:value-type="float" office:value="3" calcext:value-type="float">
            <text:p>3</text:p>
          </table:table-cell>
          <table:table-cell table:formula="of:=[.B21]/[.$B$589]*100" office:value-type="float" office:value="0.015" calcext:value-type="float">
            <text:p>0.01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Low Water Usage Residential Shower</text:p>
          </table:table-cell>
          <table:table-cell office:value-type="float" office:value="3" calcext:value-type="float">
            <text:p>3</text:p>
          </table:table-cell>
          <table:table-cell table:formula="of:=[.B22]/[.$B$589]*100" office:value-type="float" office:value="0.015" calcext:value-type="float">
            <text:p>0.015</text:p>
          </table:table-cell>
          <table:table-cell/>
          <table:table-cell office:value-type="float" office:value="0.105" calcext:value-type="float">
            <text:p>0.1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BBB 32u4</text:p>
          </table:table-cell>
          <table:table-cell office:value-type="float" office:value="3" calcext:value-type="float">
            <text:p>3</text:p>
          </table:table-cell>
          <table:table-cell table:formula="of:=[.B23]/[.$B$589]*100" office:value-type="float" office:value="0.015" calcext:value-type="float">
            <text:p>0.01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D card sized board, let&amp;#39;s say &amp;#34;SDuino&amp;#34;!</text:p>
          </table:table-cell>
          <table:table-cell office:value-type="float" office:value="3" calcext:value-type="float">
            <text:p>3</text:p>
          </table:table-cell>
          <table:table-cell table:formula="of:=[.B24]/[.$B$589]*100" office:value-type="float" office:value="0.015" calcext:value-type="float">
            <text:p>0.015</text:p>
          </table:table-cell>
          <table:table-cell/>
          <table:table-cell office:value-type="float" office:value="0.115" calcext:value-type="float">
            <text:p>0.1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ciPIo </text:p>
          </table:table-cell>
          <table:table-cell office:value-type="float" office:value="4" calcext:value-type="float">
            <text:p>4</text:p>
          </table:table-cell>
          <table:table-cell table:formula="of:=[.B25]/[.$B$589]*100" office:value-type="float" office:value="0.02" calcext:value-type="float">
            <text:p>0.02</text:p>
          </table:table-cell>
          <table:table-cell/>
          <table:table-cell office:value-type="float" office:value="0.12" calcext:value-type="float">
            <text:p>0.1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Recycling Waste Computer Heat</text:p>
          </table:table-cell>
          <table:table-cell office:value-type="float" office:value="4" calcext:value-type="float">
            <text:p>4</text:p>
          </table:table-cell>
          <table:table-cell table:formula="of:=[.B26]/[.$B$589]*100" office:value-type="float" office:value="0.02" calcext:value-type="float">
            <text:p>0.02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7&amp;#34; LCD Nametag</text:p>
          </table:table-cell>
          <table:table-cell office:value-type="float" office:value="4" calcext:value-type="float">
            <text:p>4</text:p>
          </table:table-cell>
          <table:table-cell table:formula="of:=[.B27]/[.$B$589]*100" office:value-type="float" office:value="0.02" calcext:value-type="float">
            <text:p>0.02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RF and laser beam harvesting for future sensors</text:p>
          </table:table-cell>
          <table:table-cell office:value-type="float" office:value="4" calcext:value-type="float">
            <text:p>4</text:p>
          </table:table-cell>
          <table:table-cell table:formula="of:=[.B28]/[.$B$589]*100" office:value-type="float" office:value="0.02" calcext:value-type="float">
            <text:p>0.02</text:p>
          </table:table-cell>
          <table:table-cell/>
          <table:table-cell office:value-type="float" office:value="0.135" calcext:value-type="float">
            <text:p>0.13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Precision Labs replica</text:p>
          </table:table-cell>
          <table:table-cell office:value-type="float" office:value="4" calcext:value-type="float">
            <text:p>4</text:p>
          </table:table-cell>
          <table:table-cell table:formula="of:=[.B29]/[.$B$589]*100" office:value-type="float" office:value="0.02" calcext:value-type="float">
            <text:p>0.02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Cbenchmark dynamometer</text:p>
          </table:table-cell>
          <table:table-cell office:value-type="float" office:value="5" calcext:value-type="float">
            <text:p>5</text:p>
          </table:table-cell>
          <table:table-cell table:formula="of:=[.B30]/[.$B$589]*100" office:value-type="float" office:value="0.025" calcext:value-type="float">
            <text:p>0.025</text:p>
          </table:table-cell>
          <table:table-cell/>
          <table:table-cell office:value-type="float" office:value="0.145" calcext:value-type="float">
            <text:p>0.1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kologic</text:p>
          </table:table-cell>
          <table:table-cell office:value-type="float" office:value="5" calcext:value-type="float">
            <text:p>5</text:p>
          </table:table-cell>
          <table:table-cell table:formula="of:=[.B31]/[.$B$589]*100" office:value-type="float" office:value="0.025" calcext:value-type="float">
            <text:p>0.02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Toilet Snap - Very Efficient Toilet Paper Holder</text:p>
          </table:table-cell>
          <table:table-cell office:value-type="float" office:value="5" calcext:value-type="float">
            <text:p>5</text:p>
          </table:table-cell>
          <table:table-cell table:formula="of:=[.B32]/[.$B$589]*100" office:value-type="float" office:value="0.025" calcext:value-type="float">
            <text:p>0.025</text:p>
          </table:table-cell>
          <table:table-cell/>
          <table:table-cell office:value-type="float" office:value="0.155" calcext:value-type="float">
            <text:p>0.1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rT - The Automated Bartender</text:p>
          </table:table-cell>
          <table:table-cell office:value-type="float" office:value="5" calcext:value-type="float">
            <text:p>5</text:p>
          </table:table-cell>
          <table:table-cell table:formula="of:=[.B33]/[.$B$589]*100" office:value-type="float" office:value="0.025" calcext:value-type="float">
            <text:p>0.025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A tiny scientific calculator</text:p>
          </table:table-cell>
          <table:table-cell office:value-type="float" office:value="5" calcext:value-type="float">
            <text:p>5</text:p>
          </table:table-cell>
          <table:table-cell table:formula="of:=[.B34]/[.$B$589]*100" office:value-type="float" office:value="0.025" calcext:value-type="float">
            <text:p>0.025</text:p>
          </table:table-cell>
          <table:table-cell/>
          <table:table-cell office:value-type="float" office:value="0.165" calcext:value-type="float">
            <text:p>0.16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Open source two stroke diesel engine</text:p>
          </table:table-cell>
          <table:table-cell office:value-type="float" office:value="5" calcext:value-type="float">
            <text:p>5</text:p>
          </table:table-cell>
          <table:table-cell table:formula="of:=[.B35]/[.$B$589]*100" office:value-type="float" office:value="0.025" calcext:value-type="float">
            <text:p>0.025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Dusty - The smart dustbin</text:p>
          </table:table-cell>
          <table:table-cell office:value-type="float" office:value="5" calcext:value-type="float">
            <text:p>5</text:p>
          </table:table-cell>
          <table:table-cell table:formula="of:=[.B36]/[.$B$589]*100" office:value-type="float" office:value="0.025" calcext:value-type="float">
            <text:p>0.025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Braille Computer</text:p>
          </table:table-cell>
          <table:table-cell office:value-type="float" office:value="5" calcext:value-type="float">
            <text:p>5</text:p>
          </table:table-cell>
          <table:table-cell table:formula="of:=[.B37]/[.$B$589]*100" office:value-type="float" office:value="0.025" calcext:value-type="float">
            <text:p>0.025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Open Source Cell Phone</text:p>
          </table:table-cell>
          <table:table-cell office:value-type="float" office:value="6" calcext:value-type="float">
            <text:p>6</text:p>
          </table:table-cell>
          <table:table-cell table:formula="of:=[.B38]/[.$B$589]*100" office:value-type="float" office:value="0.03" calcext:value-type="float">
            <text:p>0.03</text:p>
          </table:table-cell>
          <table:table-cell/>
          <table:table-cell office:value-type="float" office:value="0.185" calcext:value-type="float">
            <text:p>0.1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CA9685 ERM Haptic Driver Flex Module</text:p>
          </table:table-cell>
          <table:table-cell office:value-type="float" office:value="6" calcext:value-type="float">
            <text:p>6</text:p>
          </table:table-cell>
          <table:table-cell table:formula="of:=[.B39]/[.$B$589]*100" office:value-type="float" office:value="0.03" calcext:value-type="float">
            <text:p>0.03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pDroid&amp;#39;s UP1</text:p>
          </table:table-cell>
          <table:table-cell office:value-type="float" office:value="6" calcext:value-type="float">
            <text:p>6</text:p>
          </table:table-cell>
          <table:table-cell table:formula="of:=[.B40]/[.$B$589]*100" office:value-type="float" office:value="0.03" calcext:value-type="float">
            <text:p>0.03</text:p>
          </table:table-cell>
          <table:table-cell/>
          <table:table-cell office:value-type="float" office:value="0.195" calcext:value-type="float">
            <text:p>0.19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he End of an Evil Industry</text:p>
          </table:table-cell>
          <table:table-cell office:value-type="float" office:value="6" calcext:value-type="float">
            <text:p>6</text:p>
          </table:table-cell>
          <table:table-cell table:formula="of:=[.B41]/[.$B$589]*100" office:value-type="float" office:value="0.03" calcext:value-type="float">
            <text:p>0.0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BQ Smoker Temp Control</text:p>
          </table:table-cell>
          <table:table-cell office:value-type="float" office:value="6" calcext:value-type="float">
            <text:p>6</text:p>
          </table:table-cell>
          <table:table-cell table:formula="of:=[.B42]/[.$B$589]*100" office:value-type="float" office:value="0.03" calcext:value-type="float">
            <text:p>0.03</text:p>
          </table:table-cell>
          <table:table-cell/>
          <table:table-cell office:value-type="float" office:value="0.205" calcext:value-type="float">
            <text:p>0.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i Aircondition</text:p>
          </table:table-cell>
          <table:table-cell office:value-type="float" office:value="6" calcext:value-type="float">
            <text:p>6</text:p>
          </table:table-cell>
          <table:table-cell table:formula="of:=[.B43]/[.$B$589]*100" office:value-type="float" office:value="0.03" calcext:value-type="float">
            <text:p>0.03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mart Dew-Point Water Harvester </text:p>
          </table:table-cell>
          <table:table-cell office:value-type="float" office:value="6" calcext:value-type="float">
            <text:p>6</text:p>
          </table:table-cell>
          <table:table-cell table:formula="of:=[.B44]/[.$B$589]*100" office:value-type="float" office:value="0.03" calcext:value-type="float">
            <text:p>0.03</text:p>
          </table:table-cell>
          <table:table-cell/>
          <table:table-cell office:value-type="float" office:value="0.215" calcext:value-type="float">
            <text:p>0.2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inary Pomodoro Timer</text:p>
          </table:table-cell>
          <table:table-cell office:value-type="float" office:value="6" calcext:value-type="float">
            <text:p>6</text:p>
          </table:table-cell>
          <table:table-cell table:formula="of:=[.B45]/[.$B$589]*100" office:value-type="float" office:value="0.03" calcext:value-type="float">
            <text:p>0.03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ftlabel</text:p>
          </table:table-cell>
          <table:table-cell office:value-type="float" office:value="6" calcext:value-type="float">
            <text:p>6</text:p>
          </table:table-cell>
          <table:table-cell table:formula="of:=[.B46]/[.$B$589]*100" office:value-type="float" office:value="0.03" calcext:value-type="float">
            <text:p>0.03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E-ink Raspberry Pi display</text:p>
          </table:table-cell>
          <table:table-cell office:value-type="float" office:value="6" calcext:value-type="float">
            <text:p>6</text:p>
          </table:table-cell>
          <table:table-cell table:formula="of:=[.B47]/[.$B$589]*100" office:value-type="float" office:value="0.03" calcext:value-type="float">
            <text:p>0.03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Lighted Brooch</text:p>
          </table:table-cell>
          <table:table-cell office:value-type="float" office:value="6" calcext:value-type="float">
            <text:p>6</text:p>
          </table:table-cell>
          <table:table-cell table:formula="of:=[.B48]/[.$B$589]*100" office:value-type="float" office:value="0.03" calcext:value-type="float">
            <text:p>0.03</text:p>
          </table:table-cell>
          <table:table-cell/>
          <table:table-cell office:value-type="float" office:value="0.235" calcext:value-type="float">
            <text:p>0.2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duino Pi: an Arduino computer for developers. </text:p>
          </table:table-cell>
          <table:table-cell office:value-type="float" office:value="6" calcext:value-type="float">
            <text:p>6</text:p>
          </table:table-cell>
          <table:table-cell table:formula="of:=[.B49]/[.$B$589]*100" office:value-type="float" office:value="0.03" calcext:value-type="float">
            <text:p>0.03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pocalypse How: Energy Harvesting</text:p>
          </table:table-cell>
          <table:table-cell office:value-type="float" office:value="6" calcext:value-type="float">
            <text:p>6</text:p>
          </table:table-cell>
          <table:table-cell table:formula="of:=[.B50]/[.$B$589]*100" office:value-type="float" office:value="0.03" calcext:value-type="float">
            <text:p>0.03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mprove the Haber process</text:p>
          </table:table-cell>
          <table:table-cell office:value-type="float" office:value="7" calcext:value-type="float">
            <text:p>7</text:p>
          </table:table-cell>
          <table:table-cell table:formula="of:=[.B51]/[.$B$589]*100" office:value-type="float" office:value="0.035" calcext:value-type="float">
            <text:p>0.03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aglebone Black Home Automation</text:p>
          </table:table-cell>
          <table:table-cell office:value-type="float" office:value="7" calcext:value-type="float">
            <text:p>7</text:p>
          </table:table-cell>
          <table:table-cell table:formula="of:=[.B52]/[.$B$589]*100" office:value-type="float" office:value="0.035" calcext:value-type="float">
            <text:p>0.035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utonomous Long Range UAV</text:p>
          </table:table-cell>
          <table:table-cell office:value-type="float" office:value="7" calcext:value-type="float">
            <text:p>7</text:p>
          </table:table-cell>
          <table:table-cell table:formula="of:=[.B53]/[.$B$589]*100" office:value-type="float" office:value="0.035" calcext:value-type="float">
            <text:p>0.035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Stopping Desertification</text:p>
          </table:table-cell>
          <table:table-cell office:value-type="float" office:value="7" calcext:value-type="float">
            <text:p>7</text:p>
          </table:table-cell>
          <table:table-cell table:formula="of:=[.B54]/[.$B$589]*100" office:value-type="float" office:value="0.035" calcext:value-type="float">
            <text:p>0.035</text:p>
          </table:table-cell>
          <table:table-cell/>
          <table:table-cell office:value-type="float" office:value="0.265" calcext:value-type="float">
            <text:p>0.26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Lazy Man&amp;#39;s Doorbell</text:p>
          </table:table-cell>
          <table:table-cell office:value-type="float" office:value="7" calcext:value-type="float">
            <text:p>7</text:p>
          </table:table-cell>
          <table:table-cell table:formula="of:=[.B55]/[.$B$589]*100" office:value-type="float" office:value="0.035" calcext:value-type="float">
            <text:p>0.035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5W Diode Laser for CNC</text:p>
          </table:table-cell>
          <table:table-cell office:value-type="float" office:value="7" calcext:value-type="float">
            <text:p>7</text:p>
          </table:table-cell>
          <table:table-cell table:formula="of:=[.B56]/[.$B$589]*100" office:value-type="float" office:value="0.035" calcext:value-type="float">
            <text:p>0.035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ycroft</text:p>
          </table:table-cell>
          <table:table-cell office:value-type="float" office:value="7" calcext:value-type="float">
            <text:p>7</text:p>
          </table:table-cell>
          <table:table-cell table:formula="of:=[.B57]/[.$B$589]*100" office:value-type="float" office:value="0.035" calcext:value-type="float">
            <text:p>0.035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IR2IR Translator</text:p>
          </table:table-cell>
          <table:table-cell office:value-type="float" office:value="7" calcext:value-type="float">
            <text:p>7</text:p>
          </table:table-cell>
          <table:table-cell table:formula="of:=[.B58]/[.$B$589]*100" office:value-type="float" office:value="0.035" calcext:value-type="float">
            <text:p>0.035</text:p>
          </table:table-cell>
          <table:table-cell/>
          <table:table-cell office:value-type="float" office:value="0.285" calcext:value-type="float">
            <text:p>0.2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akeIt</text:p>
          </table:table-cell>
          <table:table-cell office:value-type="float" office:value="7" calcext:value-type="float">
            <text:p>7</text:p>
          </table:table-cell>
          <table:table-cell table:formula="of:=[.B59]/[.$B$589]*100" office:value-type="float" office:value="0.035" calcext:value-type="float">
            <text:p>0.035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triFarm (Farmer stay in Bed, too hot to reap!)</text:p>
          </table:table-cell>
          <table:table-cell office:value-type="float" office:value="7" calcext:value-type="float">
            <text:p>7</text:p>
          </table:table-cell>
          <table:table-cell table:formula="of:=[.B60]/[.$B$589]*100" office:value-type="float" office:value="0.035" calcext:value-type="float">
            <text:p>0.035</text:p>
          </table:table-cell>
          <table:table-cell/>
          <table:table-cell office:value-type="float" office:value="0.295" calcext:value-type="float">
            <text:p>0.29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edical Plasma Sterilization</text:p>
          </table:table-cell>
          <table:table-cell office:value-type="float" office:value="7" calcext:value-type="float">
            <text:p>7</text:p>
          </table:table-cell>
          <table:table-cell table:formula="of:=[.B61]/[.$B$589]*100" office:value-type="float" office:value="0.035" calcext:value-type="float">
            <text:p>0.03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nd World Hunger</text:p>
          </table:table-cell>
          <table:table-cell office:value-type="float" office:value="7" calcext:value-type="float">
            <text:p>7</text:p>
          </table:table-cell>
          <table:table-cell table:formula="of:=[.B62]/[.$B$589]*100" office:value-type="float" office:value="0.035" calcext:value-type="float">
            <text:p>0.035</text:p>
          </table:table-cell>
          <table:table-cell/>
          <table:table-cell office:value-type="float" office:value="0.305" calcext:value-type="float">
            <text:p>0.3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.O.A.P.</text:p>
          </table:table-cell>
          <table:table-cell office:value-type="float" office:value="7" calcext:value-type="float">
            <text:p>7</text:p>
          </table:table-cell>
          <table:table-cell table:formula="of:=[.B63]/[.$B$589]*100" office:value-type="float" office:value="0.035" calcext:value-type="float">
            <text:p>0.035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quirco Smart Home System - Hub + Thermostat</text:p>
          </table:table-cell>
          <table:table-cell office:value-type="float" office:value="7" calcext:value-type="float">
            <text:p>7</text:p>
          </table:table-cell>
          <table:table-cell table:formula="of:=[.B64]/[.$B$589]*100" office:value-type="float" office:value="0.035" calcext:value-type="float">
            <text:p>0.035</text:p>
          </table:table-cell>
          <table:table-cell/>
          <table:table-cell office:value-type="float" office:value="0.315" calcext:value-type="float">
            <text:p>0.3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ance Kit</text:p>
          </table:table-cell>
          <table:table-cell office:value-type="float" office:value="8" calcext:value-type="float">
            <text:p>8</text:p>
          </table:table-cell>
          <table:table-cell table:formula="of:=[.B65]/[.$B$589]*100" office:value-type="float" office:value="0.04" calcext:value-type="float">
            <text:p>0.04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roblem: World Health Care-There Not Many Workers</text:p>
          </table:table-cell>
          <table:table-cell office:value-type="float" office:value="8" calcext:value-type="float">
            <text:p>8</text:p>
          </table:table-cell>
          <table:table-cell table:formula="of:=[.B66]/[.$B$589]*100" office:value-type="float" office:value="0.04" calcext:value-type="float">
            <text:p>0.04</text:p>
          </table:table-cell>
          <table:table-cell/>
          <table:table-cell office:value-type="float" office:value="0.335" calcext:value-type="float">
            <text:p>0.33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Universal RGB 8X8X8 LED Cube base and driver board</text:p>
          </table:table-cell>
          <table:table-cell office:value-type="float" office:value="8" calcext:value-type="float">
            <text:p>8</text:p>
          </table:table-cell>
          <table:table-cell table:formula="of:=[.B67]/[.$B$589]*100" office:value-type="float" office:value="0.04" calcext:value-type="float">
            <text:p>0.04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pen Source Tattoo</text:p>
          </table:table-cell>
          <table:table-cell office:value-type="float" office:value="8" calcext:value-type="float">
            <text:p>8</text:p>
          </table:table-cell>
          <table:table-cell table:formula="of:=[.B68]/[.$B$589]*100" office:value-type="float" office:value="0.04" calcext:value-type="float">
            <text:p>0.0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iverless Mouse and Keyboard Sharing</text:p>
          </table:table-cell>
          <table:table-cell office:value-type="float" office:value="8" calcext:value-type="float">
            <text:p>8</text:p>
          </table:table-cell>
          <table:table-cell table:formula="of:=[.B69]/[.$B$589]*100" office:value-type="float" office:value="0.04" calcext:value-type="float">
            <text:p>0.04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Goldilocks Analogue</text:p>
          </table:table-cell>
          <table:table-cell office:value-type="float" office:value="8" calcext:value-type="float">
            <text:p>8</text:p>
          </table:table-cell>
          <table:table-cell table:formula="of:=[.B70]/[.$B$589]*100" office:value-type="float" office:value="0.04" calcext:value-type="float">
            <text:p>0.04</text:p>
          </table:table-cell>
          <table:table-cell/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otorcycle Helmet Brake Light</text:p>
          </table:table-cell>
          <table:table-cell office:value-type="float" office:value="8" calcext:value-type="float">
            <text:p>8</text:p>
          </table:table-cell>
          <table:table-cell table:formula="of:=[.B71]/[.$B$589]*100" office:value-type="float" office:value="0.04" calcext:value-type="float">
            <text:p>0.04</text:p>
          </table:table-cell>
          <table:table-cell/>
          <table:table-cell office:value-type="float" office:value="0.445" calcext:value-type="float">
            <text:p>0.4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penCT2</text:p>
          </table:table-cell>
          <table:table-cell office:value-type="float" office:value="8" calcext:value-type="float">
            <text:p>8</text:p>
          </table:table-cell>
          <table:table-cell table:formula="of:=[.B72]/[.$B$589]*100" office:value-type="float" office:value="0.04" calcext:value-type="float">
            <text:p>0.04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oT-Online-Management - euerdesign.de</text:p>
          </table:table-cell>
          <table:table-cell office:value-type="float" office:value="8" calcext:value-type="float">
            <text:p>8</text:p>
          </table:table-cell>
          <table:table-cell table:formula="of:=[.B73]/[.$B$589]*100" office:value-type="float" office:value="0.04" calcext:value-type="float">
            <text:p>0.04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oil Moisture Sensor for Agriculture</text:p>
          </table:table-cell>
          <table:table-cell office:value-type="float" office:value="8" calcext:value-type="float">
            <text:p>8</text:p>
          </table:table-cell>
          <table:table-cell table:formula="of:=[.B74]/[.$B$589]*100" office:value-type="float" office:value="0.04" calcext:value-type="float">
            <text:p>0.04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enoPi</text:p>
          </table:table-cell>
          <table:table-cell office:value-type="float" office:value="8" calcext:value-type="float">
            <text:p>8</text:p>
          </table:table-cell>
          <table:table-cell table:formula="of:=[.B75]/[.$B$589]*100" office:value-type="float" office:value="0.04" calcext:value-type="float">
            <text:p>0.04</text:p>
          </table:table-cell>
          <table:table-cell/>
          <table:table-cell office:value-type="float" office:value="0.49" calcext:value-type="float">
            <text:p>0.4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Open source sport watch</text:p>
          </table:table-cell>
          <table:table-cell office:value-type="float" office:value="8" calcext:value-type="float">
            <text:p>8</text:p>
          </table:table-cell>
          <table:table-cell table:formula="of:=[.B76]/[.$B$589]*100" office:value-type="float" office:value="0.04" calcext:value-type="float">
            <text:p>0.04</text:p>
          </table:table-cell>
          <table:table-cell/>
          <table:table-cell office:value-type="float" office:value="22.555" calcext:value-type="float">
            <text:p>22.5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NDY: A Multi-Purpose &amp;#34;Humanoid&amp;#34; Robot</text:p>
          </table:table-cell>
          <table:table-cell office:value-type="float" office:value="8" calcext:value-type="float">
            <text:p>8</text:p>
          </table:table-cell>
          <table:table-cell table:formula="of:=[.B77]/[.$B$589]*100" office:value-type="float" office:value="0.04" calcext:value-type="float">
            <text:p>0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M-Drive</text:p>
          </table:table-cell>
          <table:table-cell office:value-type="float" office:value="9" calcext:value-type="float">
            <text:p>9</text:p>
          </table:table-cell>
          <table:table-cell table:formula="of:=[.B78]/[.$B$589]*100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nebike Human Powered Cinema</text:p>
          </table:table-cell>
          <table:table-cell office:value-type="float" office:value="9" calcext:value-type="float">
            <text:p>9</text:p>
          </table:table-cell>
          <table:table-cell table:formula="of:=[.B79]/[.$B$589]*100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rtphone Tricorder</text:p>
          </table:table-cell>
          <table:table-cell office:value-type="float" office:value="9" calcext:value-type="float">
            <text:p>9</text:p>
          </table:table-cell>
          <table:table-cell table:formula="of:=[.B80]/[.$B$589]*100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xie: A micro PIC18F development kit</text:p>
          </table:table-cell>
          <table:table-cell office:value-type="float" office:value="9" calcext:value-type="float">
            <text:p>9</text:p>
          </table:table-cell>
          <table:table-cell table:formula="of:=[.B81]/[.$B$589]*100" office:value-type="float" office:value="0.045" calcext:value-type="float">
            <text:p>0.0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oor air pollution reduction</text:p>
          </table:table-cell>
          <table:table-cell office:value-type="float" office:value="9" calcext:value-type="float">
            <text:p>9</text:p>
          </table:table-cell>
          <table:table-cell table:formula="of:=[.B82]/[.$B$589]*100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eimperium</text:p>
          </table:table-cell>
          <table:table-cell office:value-type="float" office:value="9" calcext:value-type="float">
            <text:p>9</text:p>
          </table:table-cell>
          <table:table-cell table:formula="of:=[.B83]/[.$B$589]*100" office:value-type="float" office:value="0.045" calcext:value-type="float">
            <text:p>0.0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 Informer</text:p>
          </table:table-cell>
          <table:table-cell office:value-type="float" office:value="9" calcext:value-type="float">
            <text:p>9</text:p>
          </table:table-cell>
          <table:table-cell table:formula="of:=[.B84]/[.$B$589]*100" office:value-type="float" office:value="0.045" calcext:value-type="float">
            <text:p>0.0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ctive led gems : make the music pop</text:p>
          </table:table-cell>
          <table:table-cell office:value-type="float" office:value="9" calcext:value-type="float">
            <text:p>9</text:p>
          </table:table-cell>
          <table:table-cell table:formula="of:=[.B85]/[.$B$589]*100" office:value-type="float" office:value="0.045" calcext:value-type="float">
            <text:p>0.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ensy data logger</text:p>
          </table:table-cell>
          <table:table-cell office:value-type="float" office:value="10" calcext:value-type="float">
            <text:p>10</text:p>
          </table:table-cell>
          <table:table-cell table:formula="of:=[.B86]/[.$B$589]*100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 B</text:p>
          </table:table-cell>
          <table:table-cell office:value-type="float" office:value="10" calcext:value-type="float">
            <text:p>10</text:p>
          </table:table-cell>
          <table:table-cell table:formula="of:=[.B87]/[.$B$589]*100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mple 8x8 LED display</text:p>
          </table:table-cell>
          <table:table-cell office:value-type="float" office:value="10" calcext:value-type="float">
            <text:p>10</text:p>
          </table:table-cell>
          <table:table-cell table:formula="of:=[.B88]/[.$B$589]*100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gging kitty&amp;#39;s eating patterns</text:p>
          </table:table-cell>
          <table:table-cell office:value-type="float" office:value="10" calcext:value-type="float">
            <text:p>10</text:p>
          </table:table-cell>
          <table:table-cell table:formula="of:=[.B89]/[.$B$589]*100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dware Encrypted Flash Drive</text:p>
          </table:table-cell>
          <table:table-cell office:value-type="float" office:value="10" calcext:value-type="float">
            <text:p>10</text:p>
          </table:table-cell>
          <table:table-cell table:formula="of:=[.B90]/[.$B$589]*100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 online anonymity</text:p>
          </table:table-cell>
          <table:table-cell office:value-type="float" office:value="10" calcext:value-type="float">
            <text:p>10</text:p>
          </table:table-cell>
          <table:table-cell table:formula="of:=[.B91]/[.$B$589]*100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xiFlood</text:p>
          </table:table-cell>
          <table:table-cell office:value-type="float" office:value="10" calcext:value-type="float">
            <text:p>10</text:p>
          </table:table-cell>
          <table:table-cell table:formula="of:=[.B92]/[.$B$589]*100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nt Traffic Collision Notifier</text:p>
          </table:table-cell>
          <table:table-cell office:value-type="float" office:value="10" calcext:value-type="float">
            <text:p>10</text:p>
          </table:table-cell>
          <table:table-cell table:formula="of:=[.B93]/[.$B$589]*100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InchWorm</text:p>
          </table:table-cell>
          <table:table-cell office:value-type="float" office:value="10" calcext:value-type="float">
            <text:p>10</text:p>
          </table:table-cell>
          <table:table-cell table:formula="of:=[.B94]/[.$B$589]*100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I Hero</text:p>
          </table:table-cell>
          <table:table-cell office:value-type="float" office:value="10" calcext:value-type="float">
            <text:p>10</text:p>
          </table:table-cell>
          <table:table-cell table:formula="of:=[.B95]/[.$B$589]*100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nging Cool Relief to Multiple Sclerosis</text:p>
          </table:table-cell>
          <table:table-cell office:value-type="float" office:value="10" calcext:value-type="float">
            <text:p>10</text:p>
          </table:table-cell>
          <table:table-cell table:formula="of:=[.B96]/[.$B$589]*100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ics Madem</text:p>
          </table:table-cell>
          <table:table-cell office:value-type="float" office:value="10" calcext:value-type="float">
            <text:p>10</text:p>
          </table:table-cell>
          <table:table-cell table:formula="of:=[.B97]/[.$B$589]*100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ro-gravitic Generator</text:p>
          </table:table-cell>
          <table:table-cell office:value-type="float" office:value="10" calcext:value-type="float">
            <text:p>10</text:p>
          </table:table-cell>
          <table:table-cell table:formula="of:=[.B98]/[.$B$589]*100" office:value-type="float" office:value="0.05" calcext:value-type="float">
            <text:p>0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vert Farm fields to NFT Hydroponics</text:p>
          </table:table-cell>
          <table:table-cell office:value-type="float" office:value="11" calcext:value-type="float">
            <text:p>11</text:p>
          </table:table-cell>
          <table:table-cell table:formula="of:=[.B99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dlight</text:p>
          </table:table-cell>
          <table:table-cell office:value-type="float" office:value="11" calcext:value-type="float">
            <text:p>11</text:p>
          </table:table-cell>
          <table:table-cell table:formula="of:=[.B100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pact</text:p>
          </table:table-cell>
          <table:table-cell office:value-type="float" office:value="11" calcext:value-type="float">
            <text:p>11</text:p>
          </table:table-cell>
          <table:table-cell table:formula="of:=[.B101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dware password manager</text:p>
          </table:table-cell>
          <table:table-cell office:value-type="float" office:value="11" calcext:value-type="float">
            <text:p>11</text:p>
          </table:table-cell>
          <table:table-cell table:formula="of:=[.B102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oDex</text:p>
          </table:table-cell>
          <table:table-cell office:value-type="float" office:value="11" calcext:value-type="float">
            <text:p>11</text:p>
          </table:table-cell>
          <table:table-cell table:formula="of:=[.B103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VideoMagnifier</text:p>
          </table:table-cell>
          <table:table-cell office:value-type="float" office:value="11" calcext:value-type="float">
            <text:p>11</text:p>
          </table:table-cell>
          <table:table-cell table:formula="of:=[.B104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wlerStudio</text:p>
          </table:table-cell>
          <table:table-cell office:value-type="float" office:value="11" calcext:value-type="float">
            <text:p>11</text:p>
          </table:table-cell>
          <table:table-cell table:formula="of:=[.B105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2-bit Audio Effects Unit</text:p>
          </table:table-cell>
          <table:table-cell office:value-type="float" office:value="11" calcext:value-type="float">
            <text:p>11</text:p>
          </table:table-cell>
          <table:table-cell table:formula="of:=[.B106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tion Sensor and video filter system using FPGA</text:p>
          </table:table-cell>
          <table:table-cell office:value-type="float" office:value="11" calcext:value-type="float">
            <text:p>11</text:p>
          </table:table-cell>
          <table:table-cell table:formula="of:=[.B107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fe Pill Dispenser</text:p>
          </table:table-cell>
          <table:table-cell office:value-type="float" office:value="11" calcext:value-type="float">
            <text:p>11</text:p>
          </table:table-cell>
          <table:table-cell table:formula="of:=[.B108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Kasei Initiative</text:p>
          </table:table-cell>
          <table:table-cell office:value-type="float" office:value="11" calcext:value-type="float">
            <text:p>11</text:p>
          </table:table-cell>
          <table:table-cell table:formula="of:=[.B109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Remote</text:p>
          </table:table-cell>
          <table:table-cell office:value-type="float" office:value="11" calcext:value-type="float">
            <text:p>11</text:p>
          </table:table-cell>
          <table:table-cell table:formula="of:=[.B110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D Printable Robot Arm</text:p>
          </table:table-cell>
          <table:table-cell office:value-type="float" office:value="11" calcext:value-type="float">
            <text:p>11</text:p>
          </table:table-cell>
          <table:table-cell table:formula="of:=[.B111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eless Batteryless Mouse</text:p>
          </table:table-cell>
          <table:table-cell office:value-type="float" office:value="11" calcext:value-type="float">
            <text:p>11</text:p>
          </table:table-cell>
          <table:table-cell table:formula="of:=[.B112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 Wireless Capsule Endoscopy</text:p>
          </table:table-cell>
          <table:table-cell office:value-type="float" office:value="11" calcext:value-type="float">
            <text:p>11</text:p>
          </table:table-cell>
          <table:table-cell table:formula="of:=[.B113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ows DOS Threat A World Wide patch must be</text:p>
          </table:table-cell>
          <table:table-cell office:value-type="float" office:value="11" calcext:value-type="float">
            <text:p>11</text:p>
          </table:table-cell>
          <table:table-cell table:formula="of:=[.B114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verse Vending Machine</text:p>
          </table:table-cell>
          <table:table-cell office:value-type="float" office:value="11" calcext:value-type="float">
            <text:p>11</text:p>
          </table:table-cell>
          <table:table-cell table:formula="of:=[.B115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 Control for Sharp Aquos TV</text:p>
          </table:table-cell>
          <table:table-cell office:value-type="float" office:value="11" calcext:value-type="float">
            <text:p>11</text:p>
          </table:table-cell>
          <table:table-cell table:formula="of:=[.B116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ython Powered Scientific Instrumentation tool</text:p>
          </table:table-cell>
          <table:table-cell office:value-type="float" office:value="11" calcext:value-type="float">
            <text:p>11</text:p>
          </table:table-cell>
          <table:table-cell table:formula="of:=[.B117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Quad Copter Using Lego Kit and FPGA</text:p>
          </table:table-cell>
          <table:table-cell office:value-type="float" office:value="11" calcext:value-type="float">
            <text:p>11</text:p>
          </table:table-cell>
          <table:table-cell table:formula="of:=[.B118]/[.$B$589]*100" office:value-type="float" office:value="0.055" calcext:value-type="float">
            <text:p>0.0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ltra Low Cost Diesel Soot Monitor</text:p>
          </table:table-cell>
          <table:table-cell office:value-type="float" office:value="12" calcext:value-type="float">
            <text:p>12</text:p>
          </table:table-cell>
          <table:table-cell table:formula="of:=[.B119]/[.$B$589]*100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syChips</text:p>
          </table:table-cell>
          <table:table-cell office:value-type="float" office:value="12" calcext:value-type="float">
            <text:p>12</text:p>
          </table:table-cell>
          <table:table-cell table:formula="of:=[.B120]/[.$B$589]*100"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isture monitoring mesh network</text:p>
          </table:table-cell>
          <table:table-cell office:value-type="float" office:value="12" calcext:value-type="float">
            <text:p>12</text:p>
          </table:table-cell>
          <table:table-cell table:formula="of:=[.B121]/[.$B$589]*100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lev Flying Car</text:p>
          </table:table-cell>
          <table:table-cell office:value-type="float" office:value="12" calcext:value-type="float">
            <text:p>12</text:p>
          </table:table-cell>
          <table:table-cell table:formula="of:=[.B122]/[.$B$589]*100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line Keymap Switcher</text:p>
          </table:table-cell>
          <table:table-cell office:value-type="float" office:value="12" calcext:value-type="float">
            <text:p>12</text:p>
          </table:table-cell>
          <table:table-cell table:formula="of:=[.B123]/[.$B$589]*100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Bionics Affordable Prosthetic Hands </text:p>
          </table:table-cell>
          <table:table-cell office:value-type="float" office:value="12" calcext:value-type="float">
            <text:p>12</text:p>
          </table:table-cell>
          <table:table-cell table:formula="of:=[.B124]/[.$B$589]*100"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squito Tornado</text:p>
          </table:table-cell>
          <table:table-cell office:value-type="float" office:value="12" calcext:value-type="float">
            <text:p>12</text:p>
          </table:table-cell>
          <table:table-cell table:formula="of:=[.B125]/[.$B$589]*100"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 Square</text:p>
          </table:table-cell>
          <table:table-cell office:value-type="float" office:value="12" calcext:value-type="float">
            <text:p>12</text:p>
          </table:table-cell>
          <table:table-cell table:formula="of:=[.B126]/[.$B$589]*100"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ed Skirt</text:p>
          </table:table-cell>
          <table:table-cell office:value-type="float" office:value="12" calcext:value-type="float">
            <text:p>12</text:p>
          </table:table-cell>
          <table:table-cell table:formula="of:=[.B127]/[.$B$589]*100"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ni weather station</text:p>
          </table:table-cell>
          <table:table-cell office:value-type="float" office:value="12" calcext:value-type="float">
            <text:p>12</text:p>
          </table:table-cell>
          <table:table-cell table:formula="of:=[.B128]/[.$B$589]*100"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ER</text:p>
          </table:table-cell>
          <table:table-cell office:value-type="float" office:value="12" calcext:value-type="float">
            <text:p>12</text:p>
          </table:table-cell>
          <table:table-cell table:formula="of:=[.B129]/[.$B$589]*100"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V2605L LRA Driver Flex Module</text:p>
          </table:table-cell>
          <table:table-cell office:value-type="float" office:value="12" calcext:value-type="float">
            <text:p>12</text:p>
          </table:table-cell>
          <table:table-cell table:formula="of:=[.B130]/[.$B$589]*100"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IRGM - Non-Invasive NIR Glucose Meter</text:p>
          </table:table-cell>
          <table:table-cell office:value-type="float" office:value="12" calcext:value-type="float">
            <text:p>12</text:p>
          </table:table-cell>
          <table:table-cell table:formula="of:=[.B131]/[.$B$589]*100"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y Water and Urine Recycling Earth Boxes.</text:p>
          </table:table-cell>
          <table:table-cell office:value-type="float" office:value="12" calcext:value-type="float">
            <text:p>12</text:p>
          </table:table-cell>
          <table:table-cell table:formula="of:=[.B132]/[.$B$589]*100"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DMI to LVDS interface</text:p>
          </table:table-cell>
          <table:table-cell office:value-type="float" office:value="12" calcext:value-type="float">
            <text:p>12</text:p>
          </table:table-cell>
          <table:table-cell table:formula="of:=[.B133]/[.$B$589]*100" office:value-type="float" office:value="0.06" calcext:value-type="float">
            <text:p>0.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tching Target</text:p>
          </table:table-cell>
          <table:table-cell office:value-type="float" office:value="12" calcext:value-type="float">
            <text:p>12</text:p>
          </table:table-cell>
          <table:table-cell table:formula="of:=[.B134]/[.$B$589]*100"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Equus</text:p>
          </table:table-cell>
          <table:table-cell office:value-type="float" office:value="13" calcext:value-type="float">
            <text:p>13</text:p>
          </table:table-cell>
          <table:table-cell table:formula="of:=[.B135]/[.$B$589]*100" office:value-type="float" office:value="0.065" calcext:value-type="float">
            <text:p>0.0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Z-1: Mega Zoom Security Camera - Revision 1</text:p>
          </table:table-cell>
          <table:table-cell office:value-type="float" office:value="13" calcext:value-type="float">
            <text:p>13</text:p>
          </table:table-cell>
          <table:table-cell table:formula="of:=[.B136]/[.$B$589]*100" office:value-type="float" office:value="0.065" calcext:value-type="float">
            <text:p>0.0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densate capture for micro-irrigation</text:p>
          </table:table-cell>
          <table:table-cell office:value-type="float" office:value="13" calcext:value-type="float">
            <text:p>13</text:p>
          </table:table-cell>
          <table:table-cell table:formula="of:=[.B137]/[.$B$589]*100" office:value-type="float" office:value="0.065" calcext:value-type="float">
            <text:p>0.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AirWAVE</text:p>
          </table:table-cell>
          <table:table-cell office:value-type="float" office:value="13" calcext:value-type="float">
            <text:p>13</text:p>
          </table:table-cell>
          <table:table-cell table:formula="of:=[.B138]/[.$B$589]*100" office:value-type="float" office:value="0.065" calcext:value-type="float">
            <text:p>0.0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ban Kitchen Garden</text:p>
          </table:table-cell>
          <table:table-cell office:value-type="float" office:value="13" calcext:value-type="float">
            <text:p>13</text:p>
          </table:table-cell>
          <table:table-cell table:formula="of:=[.B139]/[.$B$589]*100" office:value-type="float" office:value="0.065" calcext:value-type="float">
            <text:p>0.0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RF51822 BLE Flex Module</text:p>
          </table:table-cell>
          <table:table-cell office:value-type="float" office:value="13" calcext:value-type="float">
            <text:p>13</text:p>
          </table:table-cell>
          <table:table-cell table:formula="of:=[.B140]/[.$B$589]*100" office:value-type="float" office:value="0.065" calcext:value-type="float">
            <text:p>0.0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onitor</text:p>
          </table:table-cell>
          <table:table-cell office:value-type="float" office:value="13" calcext:value-type="float">
            <text:p>13</text:p>
          </table:table-cell>
          <table:table-cell table:formula="of:=[.B141]/[.$B$589]*100" office:value-type="float" office:value="0.065" calcext:value-type="float">
            <text:p>0.0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burn Monitor</text:p>
          </table:table-cell>
          <table:table-cell office:value-type="float" office:value="13" calcext:value-type="float">
            <text:p>13</text:p>
          </table:table-cell>
          <table:table-cell table:formula="of:=[.B142]/[.$B$589]*100" office:value-type="float" office:value="0.065" calcext:value-type="float">
            <text:p>0.0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tomated Component Recovery</text:p>
          </table:table-cell>
          <table:table-cell office:value-type="float" office:value="13" calcext:value-type="float">
            <text:p>13</text:p>
          </table:table-cell>
          <table:table-cell table:formula="of:=[.B143]/[.$B$589]*100" office:value-type="float" office:value="0.065" calcext:value-type="float">
            <text:p>0.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One System</text:p>
          </table:table-cell>
          <table:table-cell office:value-type="float" office:value="13" calcext:value-type="float">
            <text:p>13</text:p>
          </table:table-cell>
          <table:table-cell table:formula="of:=[.B144]/[.$B$589]*100" office:value-type="float" office:value="0.065" calcext:value-type="float">
            <text:p>0.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elion</text:p>
          </table:table-cell>
          <table:table-cell office:value-type="float" office:value="13" calcext:value-type="float">
            <text:p>13</text:p>
          </table:table-cell>
          <table:table-cell table:formula="of:=[.B145]/[.$B$589]*100" office:value-type="float" office:value="0.065" calcext:value-type="float">
            <text:p>0.0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ed Picking Robot</text:p>
          </table:table-cell>
          <table:table-cell office:value-type="float" office:value="13" calcext:value-type="float">
            <text:p>13</text:p>
          </table:table-cell>
          <table:table-cell table:formula="of:=[.B146]/[.$B$589]*100" office:value-type="float" office:value="0.065" calcext:value-type="float">
            <text:p>0.0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ar Water Pump</text:p>
          </table:table-cell>
          <table:table-cell office:value-type="float" office:value="13" calcext:value-type="float">
            <text:p>13</text:p>
          </table:table-cell>
          <table:table-cell table:formula="of:=[.B147]/[.$B$589]*100" office:value-type="float" office:value="0.065" calcext:value-type="float">
            <text:p>0.0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rtual Printer</text:p>
          </table:table-cell>
          <table:table-cell office:value-type="float" office:value="13" calcext:value-type="float">
            <text:p>13</text:p>
          </table:table-cell>
          <table:table-cell table:formula="of:=[.B148]/[.$B$589]*100" office:value-type="float" office:value="0.065" calcext:value-type="float">
            <text:p>0.0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gmented Reality and Text Recognition</text:p>
          </table:table-cell>
          <table:table-cell office:value-type="float" office:value="13" calcext:value-type="float">
            <text:p>13</text:p>
          </table:table-cell>
          <table:table-cell table:formula="of:=[.B149]/[.$B$589]*100" office:value-type="float" office:value="0.065" calcext:value-type="float">
            <text:p>0.0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 Tech will Always beat New Tech</text:p>
          </table:table-cell>
          <table:table-cell office:value-type="float" office:value="13" calcext:value-type="float">
            <text:p>13</text:p>
          </table:table-cell>
          <table:table-cell table:formula="of:=[.B150]/[.$B$589]*100" office:value-type="float" office:value="0.065" calcext:value-type="float">
            <text:p>0.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ti</text:p>
          </table:table-cell>
          <table:table-cell office:value-type="float" office:value="13" calcext:value-type="float">
            <text:p>13</text:p>
          </table:table-cell>
          <table:table-cell table:formula="of:=[.B151]/[.$B$589]*100" office:value-type="float" office:value="0.065" calcext:value-type="float">
            <text:p>0.0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ject EDEN</text:p>
          </table:table-cell>
          <table:table-cell office:value-type="float" office:value="14" calcext:value-type="float">
            <text:p>14</text:p>
          </table:table-cell>
          <table:table-cell table:formula="of:=[.B152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therPi - Solar Powered Raspberry Pi Station</text:p>
          </table:table-cell>
          <table:table-cell office:value-type="float" office:value="14" calcext:value-type="float">
            <text:p>14</text:p>
          </table:table-cell>
          <table:table-cell table:formula="of:=[.B153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ridium Eye: A 3d Mapping Drone </text:p>
          </table:table-cell>
          <table:table-cell office:value-type="float" office:value="14" calcext:value-type="float">
            <text:p>14</text:p>
          </table:table-cell>
          <table:table-cell table:formula="of:=[.B154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board Stellaris car computer</text:p>
          </table:table-cell>
          <table:table-cell office:value-type="float" office:value="14" calcext:value-type="float">
            <text:p>14</text:p>
          </table:table-cell>
          <table:table-cell table:formula="of:=[.B155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tree Hydra: A modular platform for robotics</text:p>
          </table:table-cell>
          <table:table-cell office:value-type="float" office:value="14" calcext:value-type="float">
            <text:p>14</text:p>
          </table:table-cell>
          <table:table-cell table:formula="of:=[.B156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sponsive Planter</text:p>
          </table:table-cell>
          <table:table-cell office:value-type="float" office:value="14" calcext:value-type="float">
            <text:p>14</text:p>
          </table:table-cell>
          <table:table-cell table:formula="of:=[.B157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cycle Computer</text:p>
          </table:table-cell>
          <table:table-cell office:value-type="float" office:value="14" calcext:value-type="float">
            <text:p>14</text:p>
          </table:table-cell>
          <table:table-cell table:formula="of:=[.B158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ise Cancelling Headphone</text:p>
          </table:table-cell>
          <table:table-cell office:value-type="float" office:value="14" calcext:value-type="float">
            <text:p>14</text:p>
          </table:table-cell>
          <table:table-cell table:formula="of:=[.B159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-power environmental data logger</text:p>
          </table:table-cell>
          <table:table-cell office:value-type="float" office:value="14" calcext:value-type="float">
            <text:p>14</text:p>
          </table:table-cell>
          <table:table-cell table:formula="of:=[.B160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roPWNics</text:p>
          </table:table-cell>
          <table:table-cell office:value-type="float" office:value="14" calcext:value-type="float">
            <text:p>14</text:p>
          </table:table-cell>
          <table:table-cell table:formula="of:=[.B161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nopy</text:p>
          </table:table-cell>
          <table:table-cell office:value-type="float" office:value="14" calcext:value-type="float">
            <text:p>14</text:p>
          </table:table-cell>
          <table:table-cell table:formula="of:=[.B162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QuadX</text:p>
          </table:table-cell>
          <table:table-cell office:value-type="float" office:value="14" calcext:value-type="float">
            <text:p>14</text:p>
          </table:table-cell>
          <table:table-cell table:formula="of:=[.B163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S2521 Digital Audio Out Flex Module</text:p>
          </table:table-cell>
          <table:table-cell office:value-type="float" office:value="14" calcext:value-type="float">
            <text:p>14</text:p>
          </table:table-cell>
          <table:table-cell table:formula="of:=[.B164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e Microplastics Filter for Residential Use</text:p>
          </table:table-cell>
          <table:table-cell office:value-type="float" office:value="14" calcext:value-type="float">
            <text:p>14</text:p>
          </table:table-cell>
          <table:table-cell table:formula="of:=[.B165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AR POWERED ARDUINO WEATHER STATION</text:p>
          </table:table-cell>
          <table:table-cell office:value-type="float" office:value="14" calcext:value-type="float">
            <text:p>14</text:p>
          </table:table-cell>
          <table:table-cell table:formula="of:=[.B166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 DEAF-ENDER with AVC!</text:p>
          </table:table-cell>
          <table:table-cell office:value-type="float" office:value="14" calcext:value-type="float">
            <text:p>14</text:p>
          </table:table-cell>
          <table:table-cell table:formula="of:=[.B167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-Line Battery Back-Up Module for Ham Radio</text:p>
          </table:table-cell>
          <table:table-cell office:value-type="float" office:value="14" calcext:value-type="float">
            <text:p>14</text:p>
          </table:table-cell>
          <table:table-cell table:formula="of:=[.B168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 Humble Roots Project</text:p>
          </table:table-cell>
          <table:table-cell office:value-type="float" office:value="14" calcext:value-type="float">
            <text:p>14</text:p>
          </table:table-cell>
          <table:table-cell table:formula="of:=[.B169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ther-Sensing Sprinkler Controller</text:p>
          </table:table-cell>
          <table:table-cell office:value-type="float" office:value="14" calcext:value-type="float">
            <text:p>14</text:p>
          </table:table-cell>
          <table:table-cell table:formula="of:=[.B170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solete Time</text:p>
          </table:table-cell>
          <table:table-cell office:value-type="float" office:value="14" calcext:value-type="float">
            <text:p>14</text:p>
          </table:table-cell>
          <table:table-cell table:formula="of:=[.B171]/[.$B$589]*100"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DB Evo - ESP8266 Learning / Development platform</text:p>
          </table:table-cell>
          <table:table-cell office:value-type="float" office:value="15" calcext:value-type="float">
            <text:p>15</text:p>
          </table:table-cell>
          <table:table-cell table:formula="of:=[.B172]/[.$B$589]*100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Minimal Heliostat</text:p>
          </table:table-cell>
          <table:table-cell office:value-type="float" office:value="15" calcext:value-type="float">
            <text:p>15</text:p>
          </table:table-cell>
          <table:table-cell table:formula="of:=[.B173]/[.$B$589]*100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ubes are your cubes!</text:p>
          </table:table-cell>
          <table:table-cell office:value-type="float" office:value="15" calcext:value-type="float">
            <text:p>15</text:p>
          </table:table-cell>
          <table:table-cell table:formula="of:=[.B174]/[.$B$589]*100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Y Smartphone</text:p>
          </table:table-cell>
          <table:table-cell office:value-type="float" office:value="15" calcext:value-type="float">
            <text:p>15</text:p>
          </table:table-cell>
          <table:table-cell table:formula="of:=[.B175]/[.$B$589]*100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oReg - Fuel Monitoring System</text:p>
          </table:table-cell>
          <table:table-cell office:value-type="float" office:value="15" calcext:value-type="float">
            <text:p>15</text:p>
          </table:table-cell>
          <table:table-cell table:formula="of:=[.B176]/[.$B$589]*100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rtLet</text:p>
          </table:table-cell>
          <table:table-cell office:value-type="float" office:value="15" calcext:value-type="float">
            <text:p>15</text:p>
          </table:table-cell>
          <table:table-cell table:formula="of:=[.B177]/[.$B$589]*100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x Staff</text:p>
          </table:table-cell>
          <table:table-cell office:value-type="float" office:value="15" calcext:value-type="float">
            <text:p>15</text:p>
          </table:table-cell>
          <table:table-cell table:formula="of:=[.B178]/[.$B$589]*100" office:value-type="float" office:value="0.075" calcext:value-type="float">
            <text:p>0.0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o Component USB Temperature Data Logger</text:p>
          </table:table-cell>
          <table:table-cell office:value-type="float" office:value="15" calcext:value-type="float">
            <text:p>15</text:p>
          </table:table-cell>
          <table:table-cell table:formula="of:=[.B179]/[.$B$589]*100" office:value-type="float" office:value="0.075" calcext:value-type="float">
            <text:p>0.0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ct-Tiles</text:p>
          </table:table-cell>
          <table:table-cell office:value-type="float" office:value="15" calcext:value-type="float">
            <text:p>15</text:p>
          </table:table-cell>
          <table:table-cell table:formula="of:=[.B180]/[.$B$589]*100" office:value-type="float" office:value="0.075" calcext:value-type="float">
            <text:p>0.0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d Tones</text:p>
          </table:table-cell>
          <table:table-cell office:value-type="float" office:value="15" calcext:value-type="float">
            <text:p>15</text:p>
          </table:table-cell>
          <table:table-cell table:formula="of:=[.B181]/[.$B$589]*100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Uselessbots</text:p>
          </table:table-cell>
          <table:table-cell office:value-type="float" office:value="15" calcext:value-type="float">
            <text:p>15</text:p>
          </table:table-cell>
          <table:table-cell table:formula="of:=[.B182]/[.$B$589]*100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eBoard</text:p>
          </table:table-cell>
          <table:table-cell office:value-type="float" office:value="15" calcext:value-type="float">
            <text:p>15</text:p>
          </table:table-cell>
          <table:table-cell table:formula="of:=[.B183]/[.$B$589]*100" office:value-type="float" office:value="0.075" calcext:value-type="float">
            <text:p>0.0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Smart Fridge With Brains</text:p>
          </table:table-cell>
          <table:table-cell office:value-type="float" office:value="15" calcext:value-type="float">
            <text:p>15</text:p>
          </table:table-cell>
          <table:table-cell table:formula="of:=[.B184]/[.$B$589]*100" office:value-type="float" office:value="0.075" calcext:value-type="float">
            <text:p>0.0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.R. E.T. C.E.T.E.R.A</text:p>
          </table:table-cell>
          <table:table-cell office:value-type="float" office:value="15" calcext:value-type="float">
            <text:p>15</text:p>
          </table:table-cell>
          <table:table-cell table:formula="of:=[.B185]/[.$B$589]*100" office:value-type="float" office:value="0.075" calcext:value-type="float">
            <text:p>0.0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CHR</text:p>
          </table:table-cell>
          <table:table-cell office:value-type="float" office:value="15" calcext:value-type="float">
            <text:p>15</text:p>
          </table:table-cell>
          <table:table-cell table:formula="of:=[.B186]/[.$B$589]*100" office:value-type="float" office:value="0.075" calcext:value-type="float">
            <text:p>0.0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PN Scientific Calculator</text:p>
          </table:table-cell>
          <table:table-cell office:value-type="float" office:value="15" calcext:value-type="float">
            <text:p>15</text:p>
          </table:table-cell>
          <table:table-cell table:formula="of:=[.B187]/[.$B$589]*100" office:value-type="float" office:value="0.075" calcext:value-type="float">
            <text:p>0.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stock Slim - a tool for the autistic</text:p>
          </table:table-cell>
          <table:table-cell office:value-type="float" office:value="15" calcext:value-type="float">
            <text:p>15</text:p>
          </table:table-cell>
          <table:table-cell table:formula="of:=[.B188]/[.$B$589]*100" office:value-type="float" office:value="0.075" calcext:value-type="float">
            <text:p>0.0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andable breadboard</text:p>
          </table:table-cell>
          <table:table-cell office:value-type="float" office:value="16" calcext:value-type="float">
            <text:p>16</text:p>
          </table:table-cell>
          <table:table-cell table:formula="of:=[.B189]/[.$B$589]*100"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nseCam</text:p>
          </table:table-cell>
          <table:table-cell office:value-type="float" office:value="16" calcext:value-type="float">
            <text:p>16</text:p>
          </table:table-cell>
          <table:table-cell table:formula="of:=[.B190]/[.$B$589]*100" office:value-type="float" office:value="0.08" calcext:value-type="float">
            <text:p>0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mote Humidity/Temp Sensor for Dryer Exhaust</text:p>
          </table:table-cell>
          <table:table-cell office:value-type="float" office:value="16" calcext:value-type="float">
            <text:p>16</text:p>
          </table:table-cell>
          <table:table-cell table:formula="of:=[.B191]/[.$B$589]*100" office:value-type="float" office:value="0.08" calcext:value-type="float">
            <text:p>0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 Source Bench Top Power Supply</text:p>
          </table:table-cell>
          <table:table-cell office:value-type="float" office:value="16" calcext:value-type="float">
            <text:p>16</text:p>
          </table:table-cell>
          <table:table-cell table:formula="of:=[.B192]/[.$B$589]*100"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E Intertial Measurement Unit</text:p>
          </table:table-cell>
          <table:table-cell office:value-type="float" office:value="16" calcext:value-type="float">
            <text:p>16</text:p>
          </table:table-cell>
          <table:table-cell table:formula="of:=[.B193]/[.$B$589]*100" office:value-type="float" office:value="0.08" calcext:value-type="float">
            <text:p>0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nail Mail Notifier</text:p>
          </table:table-cell>
          <table:table-cell office:value-type="float" office:value="16" calcext:value-type="float">
            <text:p>16</text:p>
          </table:table-cell>
          <table:table-cell table:formula="of:=[.B194]/[.$B$589]*100"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cal Picorder</text:p>
          </table:table-cell>
          <table:table-cell office:value-type="float" office:value="16" calcext:value-type="float">
            <text:p>16</text:p>
          </table:table-cell>
          <table:table-cell table:formula="of:=[.B195]/[.$B$589]*100" office:value-type="float" office:value="0.08" calcext:value-type="float">
            <text:p>0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 Source Fitness Band</text:p>
          </table:table-cell>
          <table:table-cell office:value-type="float" office:value="16" calcext:value-type="float">
            <text:p>16</text:p>
          </table:table-cell>
          <table:table-cell table:formula="of:=[.B196]/[.$B$589]*100"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udhryBot</text:p>
          </table:table-cell>
          <table:table-cell office:value-type="float" office:value="16" calcext:value-type="float">
            <text:p>16</text:p>
          </table:table-cell>
          <table:table-cell table:formula="of:=[.B197]/[.$B$589]*100" office:value-type="float" office:value="0.08" calcext:value-type="float">
            <text:p>0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ity usage monitor</text:p>
          </table:table-cell>
          <table:table-cell office:value-type="float" office:value="16" calcext:value-type="float">
            <text:p>16</text:p>
          </table:table-cell>
          <table:table-cell table:formula="of:=[.B198]/[.$B$589]*100" office:value-type="float" office:value="0.08" calcext:value-type="float">
            <text:p>0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r Man&amp;#39;s “Laser” Cutter</text:p>
          </table:table-cell>
          <table:table-cell office:value-type="float" office:value="16" calcext:value-type="float">
            <text:p>16</text:p>
          </table:table-cell>
          <table:table-cell table:formula="of:=[.B199]/[.$B$589]*100" office:value-type="float" office:value="0.08" calcext:value-type="float">
            <text:p>0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mestic Geothermal Stirling Power Unit</text:p>
          </table:table-cell>
          <table:table-cell office:value-type="float" office:value="16" calcext:value-type="float">
            <text:p>16</text:p>
          </table:table-cell>
          <table:table-cell table:formula="of:=[.B200]/[.$B$589]*100"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hfinder - Haptic Navigation</text:p>
          </table:table-cell>
          <table:table-cell office:value-type="float" office:value="16" calcext:value-type="float">
            <text:p>16</text:p>
          </table:table-cell>
          <table:table-cell table:formula="of:=[.B201]/[.$B$589]*100"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iverDuino - Safe AC Power and Arduino</text:p>
          </table:table-cell>
          <table:table-cell office:value-type="float" office:value="16" calcext:value-type="float">
            <text:p>16</text:p>
          </table:table-cell>
          <table:table-cell table:formula="of:=[.B202]/[.$B$589]*100"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Moon MakerSpace Automation System</text:p>
          </table:table-cell>
          <table:table-cell office:value-type="float" office:value="16" calcext:value-type="float">
            <text:p>16</text:p>
          </table:table-cell>
          <table:table-cell table:formula="of:=[.B203]/[.$B$589]*100"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uden</text:p>
          </table:table-cell>
          <table:table-cell office:value-type="float" office:value="16" calcext:value-type="float">
            <text:p>16</text:p>
          </table:table-cell>
          <table:table-cell table:formula="of:=[.B204]/[.$B$589]*100" office:value-type="float" office:value="0.08" calcext:value-type="float">
            <text:p>0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conic clock for deaf children</text:p>
          </table:table-cell>
          <table:table-cell office:value-type="float" office:value="17" calcext:value-type="float">
            <text:p>17</text:p>
          </table:table-cell>
          <table:table-cell table:formula="of:=[.B205]/[.$B$589]*100" office:value-type="float" office:value="0.085" calcext:value-type="float">
            <text:p>0.0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able environmental monitor</text:p>
          </table:table-cell>
          <table:table-cell office:value-type="float" office:value="17" calcext:value-type="float">
            <text:p>17</text:p>
          </table:table-cell>
          <table:table-cell table:formula="of:=[.B206]/[.$B$589]*100" office:value-type="float" office:value="0.085" calcext:value-type="float">
            <text:p>0.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ice Car Pinewood Derby</text:p>
          </table:table-cell>
          <table:table-cell office:value-type="float" office:value="17" calcext:value-type="float">
            <text:p>17</text:p>
          </table:table-cell>
          <table:table-cell table:formula="of:=[.B207]/[.$B$589]*100" office:value-type="float" office:value="0.085" calcext:value-type="float">
            <text:p>0.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ds Free Phone Accessability</text:p>
          </table:table-cell>
          <table:table-cell office:value-type="float" office:value="17" calcext:value-type="float">
            <text:p>17</text:p>
          </table:table-cell>
          <table:table-cell table:formula="of:=[.B208]/[.$B$589]*100" office:value-type="float" office:value="0.085" calcext:value-type="float">
            <text:p>0.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cometer</text:p>
          </table:table-cell>
          <table:table-cell office:value-type="float" office:value="17" calcext:value-type="float">
            <text:p>17</text:p>
          </table:table-cell>
          <table:table-cell table:formula="of:=[.B209]/[.$B$589]*100" office:value-type="float" office:value="0.085" calcext:value-type="float">
            <text:p>0.0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rected Energy Precipitation Stimulation</text:p>
          </table:table-cell>
          <table:table-cell office:value-type="float" office:value="17" calcext:value-type="float">
            <text:p>17</text:p>
          </table:table-cell>
          <table:table-cell table:formula="of:=[.B210]/[.$B$589]*100" office:value-type="float" office:value="0.085" calcext:value-type="float">
            <text:p>0.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oSpoon robot.</text:p>
          </table:table-cell>
          <table:table-cell office:value-type="float" office:value="17" calcext:value-type="float">
            <text:p>17</text:p>
          </table:table-cell>
          <table:table-cell table:formula="of:=[.B211]/[.$B$589]*100" office:value-type="float" office:value="0.085" calcext:value-type="float">
            <text:p>0.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gmented Reality and Kinect</text:p>
          </table:table-cell>
          <table:table-cell office:value-type="float" office:value="17" calcext:value-type="float">
            <text:p>17</text:p>
          </table:table-cell>
          <table:table-cell table:formula="of:=[.B212]/[.$B$589]*100" office:value-type="float" office:value="0.085" calcext:value-type="float">
            <text:p>0.0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P8266 (ESP-07/12) Dev Board</text:p>
          </table:table-cell>
          <table:table-cell office:value-type="float" office:value="17" calcext:value-type="float">
            <text:p>17</text:p>
          </table:table-cell>
          <table:table-cell table:formula="of:=[.B213]/[.$B$589]*100" office:value-type="float" office:value="0.085" calcext:value-type="float">
            <text:p>0.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gleLogic</text:p>
          </table:table-cell>
          <table:table-cell office:value-type="float" office:value="17" calcext:value-type="float">
            <text:p>17</text:p>
          </table:table-cell>
          <table:table-cell table:formula="of:=[.B214]/[.$B$589]*100" office:value-type="float" office:value="0.085" calcext:value-type="float">
            <text:p>0.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Pan and Tilt Camera steppers and Arduino </text:p>
          </table:table-cell>
          <table:table-cell office:value-type="float" office:value="17" calcext:value-type="float">
            <text:p>17</text:p>
          </table:table-cell>
          <table:table-cell table:formula="of:=[.B215]/[.$B$589]*100" office:value-type="float" office:value="0.085" calcext:value-type="float">
            <text:p>0.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Spork</text:p>
          </table:table-cell>
          <table:table-cell office:value-type="float" office:value="17" calcext:value-type="float">
            <text:p>17</text:p>
          </table:table-cell>
          <table:table-cell table:formula="of:=[.B216]/[.$B$589]*100" office:value-type="float" office:value="0.085" calcext:value-type="float">
            <text:p>0.0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tropy Wheel Heat Recovery Ventilator</text:p>
          </table:table-cell>
          <table:table-cell office:value-type="float" office:value="17" calcext:value-type="float">
            <text:p>17</text:p>
          </table:table-cell>
          <table:table-cell table:formula="of:=[.B217]/[.$B$589]*100" office:value-type="float" office:value="0.085" calcext:value-type="float">
            <text:p>0.0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unction Generator</text:p>
          </table:table-cell>
          <table:table-cell office:value-type="float" office:value="17" calcext:value-type="float">
            <text:p>17</text:p>
          </table:table-cell>
          <table:table-cell table:formula="of:=[.B218]/[.$B$589]*100" office:value-type="float" office:value="0.085" calcext:value-type="float">
            <text:p>0.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ino Zero - SAM D20/D21 Breakout Board</text:p>
          </table:table-cell>
          <table:table-cell office:value-type="float" office:value="17" calcext:value-type="float">
            <text:p>17</text:p>
          </table:table-cell>
          <table:table-cell table:formula="of:=[.B219]/[.$B$589]*100" office:value-type="float" office:value="0.085" calcext:value-type="float">
            <text:p>0.0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X14521E EL Driver Flex Module</text:p>
          </table:table-cell>
          <table:table-cell office:value-type="float" office:value="18" calcext:value-type="float">
            <text:p>18</text:p>
          </table:table-cell>
          <table:table-cell table:formula="of:=[.B220]/[.$B$589]*100" office:value-type="float" office:value="0.09" calcext:value-type="float">
            <text:p>0.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 eutectic rocket propellant</text:p>
          </table:table-cell>
          <table:table-cell office:value-type="float" office:value="18" calcext:value-type="float">
            <text:p>18</text:p>
          </table:table-cell>
          <table:table-cell table:formula="of:=[.B221]/[.$B$589]*100" office:value-type="float" office:value="0.09" calcext:value-type="float">
            <text:p>0.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-Fi Gauge</text:p>
          </table:table-cell>
          <table:table-cell office:value-type="float" office:value="18" calcext:value-type="float">
            <text:p>18</text:p>
          </table:table-cell>
          <table:table-cell table:formula="of:=[.B222]/[.$B$589]*100" office:value-type="float" office:value="0.09" calcext:value-type="float">
            <text:p>0.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idge-Be (silent)</text:p>
          </table:table-cell>
          <table:table-cell office:value-type="float" office:value="18" calcext:value-type="float">
            <text:p>18</text:p>
          </table:table-cell>
          <table:table-cell table:formula="of:=[.B223]/[.$B$589]*100" office:value-type="float" office:value="0.09" calcext:value-type="float">
            <text:p>0.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 Ground Penetrating Radar</text:p>
          </table:table-cell>
          <table:table-cell office:value-type="float" office:value="18" calcext:value-type="float">
            <text:p>18</text:p>
          </table:table-cell>
          <table:table-cell table:formula="of:=[.B224]/[.$B$589]*100" office:value-type="float" office:value="0.09" calcext:value-type="float">
            <text:p>0.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SS: Pollution Analytics Shared Socially</text:p>
          </table:table-cell>
          <table:table-cell office:value-type="float" office:value="18" calcext:value-type="float">
            <text:p>18</text:p>
          </table:table-cell>
          <table:table-cell table:formula="of:=[.B225]/[.$B$589]*100" office:value-type="float" office:value="0.09" calcext:value-type="float">
            <text:p>0.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f consumption Solar</text:p>
          </table:table-cell>
          <table:table-cell office:value-type="float" office:value="19" calcext:value-type="float">
            <text:p>19</text:p>
          </table:table-cell>
          <table:table-cell table:formula="of:=[.B226]/[.$B$589]*100" office:value-type="float" office:value="0.095" calcext:value-type="float">
            <text:p>0.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eHouse</text:p>
          </table:table-cell>
          <table:table-cell office:value-type="float" office:value="19" calcext:value-type="float">
            <text:p>19</text:p>
          </table:table-cell>
          <table:table-cell table:formula="of:=[.B227]/[.$B$589]*100" office:value-type="float" office:value="0.095" calcext:value-type="float">
            <text:p>0.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02 Homebrew Computer</text:p>
          </table:table-cell>
          <table:table-cell office:value-type="float" office:value="19" calcext:value-type="float">
            <text:p>19</text:p>
          </table:table-cell>
          <table:table-cell table:formula="of:=[.B228]/[.$B$589]*100" office:value-type="float" office:value="0.095" calcext:value-type="float">
            <text:p>0.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er Swift(aircraft) model</text:p>
          </table:table-cell>
          <table:table-cell office:value-type="float" office:value="19" calcext:value-type="float">
            <text:p>19</text:p>
          </table:table-cell>
          <table:table-cell table:formula="of:=[.B229]/[.$B$589]*100" office:value-type="float" office:value="0.095" calcext:value-type="float">
            <text:p>0.0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lth Maintenance Robot <text:s/></text:p>
          </table:table-cell>
          <table:table-cell office:value-type="float" office:value="19" calcext:value-type="float">
            <text:p>19</text:p>
          </table:table-cell>
          <table:table-cell table:formula="of:=[.B230]/[.$B$589]*100" office:value-type="float" office:value="0.095" calcext:value-type="float">
            <text:p>0.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ing of Things (GoT)</text:p>
          </table:table-cell>
          <table:table-cell office:value-type="float" office:value="19" calcext:value-type="float">
            <text:p>19</text:p>
          </table:table-cell>
          <table:table-cell table:formula="of:=[.B231]/[.$B$589]*100" office:value-type="float" office:value="0.095" calcext:value-type="float">
            <text:p>0.0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tomatic Jack</text:p>
          </table:table-cell>
          <table:table-cell office:value-type="float" office:value="19" calcext:value-type="float">
            <text:p>19</text:p>
          </table:table-cell>
          <table:table-cell table:formula="of:=[.B232]/[.$B$589]*100" office:value-type="float" office:value="0.095" calcext:value-type="float">
            <text:p>0.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ensy v3.1 - FrSky S.Port &amp;amp; WS28xx Led Shield</text:p>
          </table:table-cell>
          <table:table-cell office:value-type="float" office:value="19" calcext:value-type="float">
            <text:p>19</text:p>
          </table:table-cell>
          <table:table-cell table:formula="of:=[.B233]/[.$B$589]*100" office:value-type="float" office:value="0.095" calcext:value-type="float">
            <text:p>0.0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nary Fuel Tank</text:p>
          </table:table-cell>
          <table:table-cell office:value-type="float" office:value="19" calcext:value-type="float">
            <text:p>19</text:p>
          </table:table-cell>
          <table:table-cell table:formula="of:=[.B234]/[.$B$589]*100" office:value-type="float" office:value="0.095" calcext:value-type="float">
            <text:p>0.0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aghetti Breadboard</text:p>
          </table:table-cell>
          <table:table-cell office:value-type="float" office:value="19" calcext:value-type="float">
            <text:p>19</text:p>
          </table:table-cell>
          <table:table-cell table:formula="of:=[.B235]/[.$B$589]*100" office:value-type="float" office:value="0.095" calcext:value-type="float">
            <text:p>0.0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oor/Outdoor Distributed Ag</text:p>
          </table:table-cell>
          <table:table-cell office:value-type="float" office:value="19" calcext:value-type="float">
            <text:p>19</text:p>
          </table:table-cell>
          <table:table-cell table:formula="of:=[.B236]/[.$B$589]*100" office:value-type="float" office:value="0.095" calcext:value-type="float">
            <text:p>0.0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yWelder: welder for plastic filaments</text:p>
          </table:table-cell>
          <table:table-cell office:value-type="float" office:value="19" calcext:value-type="float">
            <text:p>19</text:p>
          </table:table-cell>
          <table:table-cell table:formula="of:=[.B237]/[.$B$589]*100" office:value-type="float" office:value="0.095" calcext:value-type="float">
            <text:p>0.0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in Saver</text:p>
          </table:table-cell>
          <table:table-cell office:value-type="float" office:value="20" calcext:value-type="float">
            <text:p>20</text:p>
          </table:table-cell>
          <table:table-cell table:formula="of:=[.B238]/[.$B$589]*100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xSEA: Wearable robotics toolkit</text:p>
          </table:table-cell>
          <table:table-cell office:value-type="float" office:value="20" calcext:value-type="float">
            <text:p>20</text:p>
          </table:table-cell>
          <table:table-cell table:formula="of:=[.B239]/[.$B$589]*100"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oud Seeding</text:p>
          </table:table-cell>
          <table:table-cell office:value-type="float" office:value="20" calcext:value-type="float">
            <text:p>20</text:p>
          </table:table-cell>
          <table:table-cell table:formula="of:=[.B240]/[.$B$589]*100"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CK</text:p>
          </table:table-cell>
          <table:table-cell office:value-type="float" office:value="20" calcext:value-type="float">
            <text:p>20</text:p>
          </table:table-cell>
          <table:table-cell table:formula="of:=[.B241]/[.$B$589]*100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Tsatcom is IOT and robotics everywhere</text:p>
          </table:table-cell>
          <table:table-cell office:value-type="float" office:value="20" calcext:value-type="float">
            <text:p>20</text:p>
          </table:table-cell>
          <table:table-cell table:formula="of:=[.B242]/[.$B$589]*100"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co-Friendly Electric Cart / Scooter</text:p>
          </table:table-cell>
          <table:table-cell office:value-type="float" office:value="20" calcext:value-type="float">
            <text:p>20</text:p>
          </table:table-cell>
          <table:table-cell table:formula="of:=[.B243]/[.$B$589]*100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Eye</text:p>
          </table:table-cell>
          <table:table-cell office:value-type="float" office:value="20" calcext:value-type="float">
            <text:p>20</text:p>
          </table:table-cell>
          <table:table-cell table:formula="of:=[.B244]/[.$B$589]*100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dro</text:p>
          </table:table-cell>
          <table:table-cell office:value-type="float" office:value="20" calcext:value-type="float">
            <text:p>20</text:p>
          </table:table-cell>
          <table:table-cell table:formula="of:=[.B245]/[.$B$589]*100"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de Based Water Monitoring Network</text:p>
          </table:table-cell>
          <table:table-cell office:value-type="float" office:value="20" calcext:value-type="float">
            <text:p>20</text:p>
          </table:table-cell>
          <table:table-cell table:formula="of:=[.B246]/[.$B$589]*100"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gmented Reality and Virtual Buttons</text:p>
          </table:table-cell>
          <table:table-cell office:value-type="float" office:value="20" calcext:value-type="float">
            <text:p>20</text:p>
          </table:table-cell>
          <table:table-cell table:formula="of:=[.B247]/[.$B$589]*100"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ZBOT</text:p>
          </table:table-cell>
          <table:table-cell office:value-type="float" office:value="20" calcext:value-type="float">
            <text:p>20</text:p>
          </table:table-cell>
          <table:table-cell table:formula="of:=[.B248]/[.$B$589]*100"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al Channel Battery Charger/Analyzer</text:p>
          </table:table-cell>
          <table:table-cell office:value-type="float" office:value="20" calcext:value-type="float">
            <text:p>20</text:p>
          </table:table-cell>
          <table:table-cell table:formula="of:=[.B249]/[.$B$589]*100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yclotron</text:p>
          </table:table-cell>
          <table:table-cell office:value-type="float" office:value="20" calcext:value-type="float">
            <text:p>20</text:p>
          </table:table-cell>
          <table:table-cell table:formula="of:=[.B250]/[.$B$589]*100"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am TAHMO</text:p>
          </table:table-cell>
          <table:table-cell office:value-type="float" office:value="20" calcext:value-type="float">
            <text:p>20</text:p>
          </table:table-cell>
          <table:table-cell table:formula="of:=[.B251]/[.$B$589]*100" office:value-type="float" office:value="0.1" calcext:value-type="float">
            <text:p>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ttery BEAM Robot</text:p>
          </table:table-cell>
          <table:table-cell office:value-type="float" office:value="21" calcext:value-type="float">
            <text:p>21</text:p>
          </table:table-cell>
          <table:table-cell table:formula="of:=[.B252]/[.$B$589]*100" office:value-type="float" office:value="0.105" calcext:value-type="float">
            <text:p>0.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low cost multispectral imaging payload for a UAV</text:p>
          </table:table-cell>
          <table:table-cell office:value-type="float" office:value="21" calcext:value-type="float">
            <text:p>21</text:p>
          </table:table-cell>
          <table:table-cell table:formula="of:=[.B253]/[.$B$589]*100" office:value-type="float" office:value="0.105" calcext:value-type="float">
            <text:p>0.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ild Siren</text:p>
          </table:table-cell>
          <table:table-cell office:value-type="float" office:value="21" calcext:value-type="float">
            <text:p>21</text:p>
          </table:table-cell>
          <table:table-cell table:formula="of:=[.B254]/[.$B$589]*100" office:value-type="float" office:value="0.105" calcext:value-type="float">
            <text:p>0.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s Sensor For Emergency Workers</text:p>
          </table:table-cell>
          <table:table-cell office:value-type="float" office:value="21" calcext:value-type="float">
            <text:p>21</text:p>
          </table:table-cell>
          <table:table-cell table:formula="of:=[.B255]/[.$B$589]*100" office:value-type="float" office:value="0.105" calcext:value-type="float">
            <text:p>0.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g Old Bus RV Conversion</text:p>
          </table:table-cell>
          <table:table-cell office:value-type="float" office:value="21" calcext:value-type="float">
            <text:p>21</text:p>
          </table:table-cell>
          <table:table-cell table:formula="of:=[.B256]/[.$B$589]*100" office:value-type="float" office:value="0.105" calcext:value-type="float">
            <text:p>0.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 Less Waste Game</text:p>
          </table:table-cell>
          <table:table-cell office:value-type="float" office:value="21" calcext:value-type="float">
            <text:p>21</text:p>
          </table:table-cell>
          <table:table-cell table:formula="of:=[.B257]/[.$B$589]*100" office:value-type="float" office:value="0.105" calcext:value-type="float">
            <text:p>0.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 Video Player</text:p>
          </table:table-cell>
          <table:table-cell office:value-type="float" office:value="21" calcext:value-type="float">
            <text:p>21</text:p>
          </table:table-cell>
          <table:table-cell table:formula="of:=[.B258]/[.$B$589]*100" office:value-type="float" office:value="0.105" calcext:value-type="float">
            <text:p>0.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dible Freq Sonar with the Stellaris Launchpad</text:p>
          </table:table-cell>
          <table:table-cell office:value-type="float" office:value="21" calcext:value-type="float">
            <text:p>21</text:p>
          </table:table-cell>
          <table:table-cell table:formula="of:=[.B259]/[.$B$589]*100" office:value-type="float" office:value="0.105" calcext:value-type="float">
            <text:p>0.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ver</text:p>
          </table:table-cell>
          <table:table-cell office:value-type="float" office:value="21" calcext:value-type="float">
            <text:p>21</text:p>
          </table:table-cell>
          <table:table-cell table:formula="of:=[.B260]/[.$B$589]*100" office:value-type="float" office:value="0.105" calcext:value-type="float">
            <text:p>0.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ino Enigma Machine Simulator</text:p>
          </table:table-cell>
          <table:table-cell office:value-type="float" office:value="21" calcext:value-type="float">
            <text:p>21</text:p>
          </table:table-cell>
          <table:table-cell table:formula="of:=[.B261]/[.$B$589]*100" office:value-type="float" office:value="0.105" calcext:value-type="float">
            <text:p>0.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Griculture (Automated Aquaponic Garden)</text:p>
          </table:table-cell>
          <table:table-cell office:value-type="float" office:value="21" calcext:value-type="float">
            <text:p>21</text:p>
          </table:table-cell>
          <table:table-cell table:formula="of:=[.B262]/[.$B$589]*100" office:value-type="float" office:value="0.105" calcext:value-type="float">
            <text:p>0.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.Send</text:p>
          </table:table-cell>
          <table:table-cell office:value-type="float" office:value="21" calcext:value-type="float">
            <text:p>21</text:p>
          </table:table-cell>
          <table:table-cell table:formula="of:=[.B263]/[.$B$589]*100" office:value-type="float" office:value="0.105" calcext:value-type="float">
            <text:p>0.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ban Gardening: My Experiences</text:p>
          </table:table-cell>
          <table:table-cell office:value-type="float" office:value="21" calcext:value-type="float">
            <text:p>21</text:p>
          </table:table-cell>
          <table:table-cell table:formula="of:=[.B264]/[.$B$589]*100" office:value-type="float" office:value="0.105" calcext:value-type="float">
            <text:p>0.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-Theft-Detecting Router &amp;amp; Server</text:p>
          </table:table-cell>
          <table:table-cell office:value-type="float" office:value="21" calcext:value-type="float">
            <text:p>21</text:p>
          </table:table-cell>
          <table:table-cell table:formula="of:=[.B265]/[.$B$589]*100" office:value-type="float" office:value="0.105" calcext:value-type="float">
            <text:p>0.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ensy Super Audio Board</text:p>
          </table:table-cell>
          <table:table-cell office:value-type="float" office:value="21" calcext:value-type="float">
            <text:p>21</text:p>
          </table:table-cell>
          <table:table-cell table:formula="of:=[.B266]/[.$B$589]*100" office:value-type="float" office:value="0.105" calcext:value-type="float">
            <text:p>0.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$1/W True MPPT</text:p>
          </table:table-cell>
          <table:table-cell office:value-type="float" office:value="21" calcext:value-type="float">
            <text:p>21</text:p>
          </table:table-cell>
          <table:table-cell table:formula="of:=[.B267]/[.$B$589]*100" office:value-type="float" office:value="0.105" calcext:value-type="float">
            <text:p>0.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ian-IoT-Dashboard</text:p>
          </table:table-cell>
          <table:table-cell office:value-type="float" office:value="21" calcext:value-type="float">
            <text:p>21</text:p>
          </table:table-cell>
          <table:table-cell table:formula="of:=[.B268]/[.$B$589]*100" office:value-type="float" office:value="0.105" calcext:value-type="float">
            <text:p>0.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 cost portable glove box</text:p>
          </table:table-cell>
          <table:table-cell office:value-type="float" office:value="21" calcext:value-type="float">
            <text:p>21</text:p>
          </table:table-cell>
          <table:table-cell table:formula="of:=[.B269]/[.$B$589]*100" office:value-type="float" office:value="0.105" calcext:value-type="float">
            <text:p>0.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iACL</text:p>
          </table:table-cell>
          <table:table-cell office:value-type="float" office:value="22" calcext:value-type="float">
            <text:p>22</text:p>
          </table:table-cell>
          <table:table-cell table:formula="of:=[.B270]/[.$B$589]*100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-field MRI</text:p>
          </table:table-cell>
          <table:table-cell office:value-type="float" office:value="22" calcext:value-type="float">
            <text:p>22</text:p>
          </table:table-cell>
          <table:table-cell table:formula="of:=[.B271]/[.$B$589]*100"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emperizer</text:p>
          </table:table-cell>
          <table:table-cell office:value-type="float" office:value="22" calcext:value-type="float">
            <text:p>22</text:p>
          </table:table-cell>
          <table:table-cell table:formula="of:=[.B272]/[.$B$589]*100"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Bots - OpenGrow</text:p>
          </table:table-cell>
          <table:table-cell office:value-type="float" office:value="22" calcext:value-type="float">
            <text:p>22</text:p>
          </table:table-cell>
          <table:table-cell table:formula="of:=[.B273]/[.$B$589]*100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nkyard Hydrogen Fuel Cell</text:p>
          </table:table-cell>
          <table:table-cell office:value-type="float" office:value="22" calcext:value-type="float">
            <text:p>22</text:p>
          </table:table-cell>
          <table:table-cell table:formula="of:=[.B274]/[.$B$589]*100"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box console</text:p>
          </table:table-cell>
          <table:table-cell office:value-type="float" office:value="22" calcext:value-type="float">
            <text:p>22</text:p>
          </table:table-cell>
          <table:table-cell table:formula="of:=[.B275]/[.$B$589]*100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 Sensor Array</text:p>
          </table:table-cell>
          <table:table-cell office:value-type="float" office:value="22" calcext:value-type="float">
            <text:p>22</text:p>
          </table:table-cell>
          <table:table-cell table:formula="of:=[.B276]/[.$B$589]*100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 source Home Hub</text:p>
          </table:table-cell>
          <table:table-cell office:value-type="float" office:value="22" calcext:value-type="float">
            <text:p>22</text:p>
          </table:table-cell>
          <table:table-cell table:formula="of:=[.B277]/[.$B$589]*100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clock for all planets</text:p>
          </table:table-cell>
          <table:table-cell office:value-type="float" office:value="22" calcext:value-type="float">
            <text:p>22</text:p>
          </table:table-cell>
          <table:table-cell table:formula="of:=[.B278]/[.$B$589]*100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 Source Industrial Smart Camera</text:p>
          </table:table-cell>
          <table:table-cell office:value-type="float" office:value="22" calcext:value-type="float">
            <text:p>22</text:p>
          </table:table-cell>
          <table:table-cell table:formula="of:=[.B279]/[.$B$589]*100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M32F401 Flex Module</text:p>
          </table:table-cell>
          <table:table-cell office:value-type="float" office:value="22" calcext:value-type="float">
            <text:p>22</text:p>
          </table:table-cell>
          <table:table-cell table:formula="of:=[.B280]/[.$B$589]*100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art Juggling Balls</text:p>
          </table:table-cell>
          <table:table-cell office:value-type="float" office:value="22" calcext:value-type="float">
            <text:p>22</text:p>
          </table:table-cell>
          <table:table-cell table:formula="of:=[.B281]/[.$B$589]*100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ging in Place: Being There with Pi</text:p>
          </table:table-cell>
          <table:table-cell office:value-type="float" office:value="22" calcext:value-type="float">
            <text:p>22</text:p>
          </table:table-cell>
          <table:table-cell table:formula="of:=[.B282]/[.$B$589]*100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rable Band</text:p>
          </table:table-cell>
          <table:table-cell office:value-type="float" office:value="22" calcext:value-type="float">
            <text:p>22</text:p>
          </table:table-cell>
          <table:table-cell table:formula="of:=[.B283]/[.$B$589]*100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 Cost Weather Station</text:p>
          </table:table-cell>
          <table:table-cell office:value-type="float" office:value="22" calcext:value-type="float">
            <text:p>22</text:p>
          </table:table-cell>
          <table:table-cell table:formula="of:=[.B284]/[.$B$589]*100"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i and USB Li Charger Flex Module</text:p>
          </table:table-cell>
          <table:table-cell office:value-type="float" office:value="22" calcext:value-type="float">
            <text:p>22</text:p>
          </table:table-cell>
          <table:table-cell table:formula="of:=[.B285]/[.$B$589]*100" office:value-type="float" office:value="0.11" calcext:value-type="float">
            <text:p>0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ficial Muscles and Ultra-capacitors</text:p>
          </table:table-cell>
          <table:table-cell office:value-type="float" office:value="22" calcext:value-type="float">
            <text:p>22</text:p>
          </table:table-cell>
          <table:table-cell table:formula="of:=[.B286]/[.$B$589]*100"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to AnalogWrite()</text:p>
          </table:table-cell>
          <table:table-cell office:value-type="float" office:value="23" calcext:value-type="float">
            <text:p>23</text:p>
          </table:table-cell>
          <table:table-cell table:formula="of:=[.B287]/[.$B$589]*100" office:value-type="float" office:value="0.115" calcext:value-type="float">
            <text:p>0.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ntronic - when our minds hold us back...</text:p>
          </table:table-cell>
          <table:table-cell office:value-type="float" office:value="23" calcext:value-type="float">
            <text:p>23</text:p>
          </table:table-cell>
          <table:table-cell table:formula="of:=[.B288]/[.$B$589]*100" office:value-type="float" office:value="0.115" calcext:value-type="float">
            <text:p>0.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pDecade</text:p>
          </table:table-cell>
          <table:table-cell office:value-type="float" office:value="23" calcext:value-type="float">
            <text:p>23</text:p>
          </table:table-cell>
          <table:table-cell table:formula="of:=[.B289]/[.$B$589]*100" office:value-type="float" office:value="0.115" calcext:value-type="float">
            <text:p>0.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C Motor Controller for CNC Router</text:p>
          </table:table-cell>
          <table:table-cell office:value-type="float" office:value="23" calcext:value-type="float">
            <text:p>23</text:p>
          </table:table-cell>
          <table:table-cell table:formula="of:=[.B290]/[.$B$589]*100" office:value-type="float" office:value="0.115" calcext:value-type="float">
            <text:p>0.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bscan PI - Open Source web-enabled 3D Scanner</text:p>
          </table:table-cell>
          <table:table-cell office:value-type="float" office:value="23" calcext:value-type="float">
            <text:p>23</text:p>
          </table:table-cell>
          <table:table-cell table:formula="of:=[.B291]/[.$B$589]*100" office:value-type="float" office:value="0.115" calcext:value-type="float">
            <text:p>0.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P8266 Dev-Board </text:p>
          </table:table-cell>
          <table:table-cell office:value-type="float" office:value="23" calcext:value-type="float">
            <text:p>23</text:p>
          </table:table-cell>
          <table:table-cell table:formula="of:=[.B292]/[.$B$589]*100" office:value-type="float" office:value="0.115" calcext:value-type="float">
            <text:p>0.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re the automobile exhaust gases</text:p>
          </table:table-cell>
          <table:table-cell office:value-type="float" office:value="23" calcext:value-type="float">
            <text:p>23</text:p>
          </table:table-cell>
          <table:table-cell table:formula="of:=[.B293]/[.$B$589]*100" office:value-type="float" office:value="0.115" calcext:value-type="float">
            <text:p>0.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are you? Errr... are you alive?</text:p>
          </table:table-cell>
          <table:table-cell office:value-type="float" office:value="23" calcext:value-type="float">
            <text:p>23</text:p>
          </table:table-cell>
          <table:table-cell table:formula="of:=[.B294]/[.$B$589]*100" office:value-type="float" office:value="0.115" calcext:value-type="float">
            <text:p>0.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_Arm </text:p>
          </table:table-cell>
          <table:table-cell office:value-type="float" office:value="23" calcext:value-type="float">
            <text:p>23</text:p>
          </table:table-cell>
          <table:table-cell table:formula="of:=[.B295]/[.$B$589]*100" office:value-type="float" office:value="0.115" calcext:value-type="float">
            <text:p>0.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CG ADC Buffer Flex Module</text:p>
          </table:table-cell>
          <table:table-cell office:value-type="float" office:value="23" calcext:value-type="float">
            <text:p>23</text:p>
          </table:table-cell>
          <table:table-cell table:formula="of:=[.B296]/[.$B$589]*100" office:value-type="float" office:value="0.115" calcext:value-type="float">
            <text:p>0.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ensyGLCD</text:p>
          </table:table-cell>
          <table:table-cell office:value-type="float" office:value="23" calcext:value-type="float">
            <text:p>23</text:p>
          </table:table-cell>
          <table:table-cell table:formula="of:=[.B297]/[.$B$589]*100" office:value-type="float" office:value="0.115" calcext:value-type="float">
            <text:p>0.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&amp;#39;s Speakerphone</text:p>
          </table:table-cell>
          <table:table-cell office:value-type="float" office:value="23" calcext:value-type="float">
            <text:p>23</text:p>
          </table:table-cell>
          <table:table-cell table:formula="of:=[.B298]/[.$B$589]*100" office:value-type="float" office:value="0.115" calcext:value-type="float">
            <text:p>0.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thi - Walking stick for the elderly </text:p>
          </table:table-cell>
          <table:table-cell office:value-type="float" office:value="23" calcext:value-type="float">
            <text:p>23</text:p>
          </table:table-cell>
          <table:table-cell table:formula="of:=[.B299]/[.$B$589]*100" office:value-type="float" office:value="0.115" calcext:value-type="float">
            <text:p>0.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SAE 2015 Electric Race Car</text:p>
          </table:table-cell>
          <table:table-cell office:value-type="float" office:value="24" calcext:value-type="float">
            <text:p>24</text:p>
          </table:table-cell>
          <table:table-cell table:formula="of:=[.B300]/[.$B$589]*100"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XP Phase Frequency Detector</text:p>
          </table:table-cell>
          <table:table-cell office:value-type="float" office:value="24" calcext:value-type="float">
            <text:p>24</text:p>
          </table:table-cell>
          <table:table-cell table:formula="of:=[.B301]/[.$B$589]*100"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/o node</text:p>
          </table:table-cell>
          <table:table-cell office:value-type="float" office:value="24" calcext:value-type="float">
            <text:p>24</text:p>
          </table:table-cell>
          <table:table-cell table:formula="of:=[.B302]/[.$B$589]*100"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pirin for everyone</text:p>
          </table:table-cell>
          <table:table-cell office:value-type="float" office:value="24" calcext:value-type="float">
            <text:p>24</text:p>
          </table:table-cell>
          <table:table-cell table:formula="of:=[.B303]/[.$B$589]*100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iRocket</text:p>
          </table:table-cell>
          <table:table-cell office:value-type="float" office:value="24" calcext:value-type="float">
            <text:p>24</text:p>
          </table:table-cell>
          <table:table-cell table:formula="of:=[.B304]/[.$B$589]*100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able Micro-CHP</text:p>
          </table:table-cell>
          <table:table-cell office:value-type="float" office:value="24" calcext:value-type="float">
            <text:p>24</text:p>
          </table:table-cell>
          <table:table-cell table:formula="of:=[.B305]/[.$B$589]*100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yMorph Receiver</text:p>
          </table:table-cell>
          <table:table-cell office:value-type="float" office:value="24" calcext:value-type="float">
            <text:p>24</text:p>
          </table:table-cell>
          <table:table-cell table:formula="of:=[.B306]/[.$B$589]*100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rt Hydroponic GreenHouse</text:p>
          </table:table-cell>
          <table:table-cell office:value-type="float" office:value="24" calcext:value-type="float">
            <text:p>24</text:p>
          </table:table-cell>
          <table:table-cell table:formula="of:=[.B307]/[.$B$589]*100"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k Jug Printer</text:p>
          </table:table-cell>
          <table:table-cell office:value-type="float" office:value="24" calcext:value-type="float">
            <text:p>24</text:p>
          </table:table-cell>
          <table:table-cell table:formula="of:=[.B308]/[.$B$589]*100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K-RF-31 low cost IoT radio module</text:p>
          </table:table-cell>
          <table:table-cell office:value-type="float" office:value="24" calcext:value-type="float">
            <text:p>24</text:p>
          </table:table-cell>
          <table:table-cell table:formula="of:=[.B309]/[.$B$589]*100"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ry thin (but touch type-able) USB keyboard !</text:p>
          </table:table-cell>
          <table:table-cell office:value-type="float" office:value="24" calcext:value-type="float">
            <text:p>24</text:p>
          </table:table-cell>
          <table:table-cell table:formula="of:=[.B310]/[.$B$589]*100"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tonomous video recording</text:p>
          </table:table-cell>
          <table:table-cell office:value-type="float" office:value="24" calcext:value-type="float">
            <text:p>24</text:p>
          </table:table-cell>
          <table:table-cell table:formula="of:=[.B311]/[.$B$589]*100"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 Temperature Sensor using GSM</text:p>
          </table:table-cell>
          <table:table-cell office:value-type="float" office:value="24" calcext:value-type="float">
            <text:p>24</text:p>
          </table:table-cell>
          <table:table-cell table:formula="of:=[.B312]/[.$B$589]*100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rusText</text:p>
          </table:table-cell>
          <table:table-cell office:value-type="float" office:value="24" calcext:value-type="float">
            <text:p>24</text:p>
          </table:table-cell>
          <table:table-cell table:formula="of:=[.B313]/[.$B$589]*100"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 Digitizer</text:p>
          </table:table-cell>
          <table:table-cell office:value-type="float" office:value="24" calcext:value-type="float">
            <text:p>24</text:p>
          </table:table-cell>
          <table:table-cell table:formula="of:=[.B314]/[.$B$589]*100"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 Cost Wireless Home Automation and Security</text:p>
          </table:table-cell>
          <table:table-cell office:value-type="float" office:value="24" calcext:value-type="float">
            <text:p>24</text:p>
          </table:table-cell>
          <table:table-cell table:formula="of:=[.B315]/[.$B$589]*100"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Plastica Flotilla</text:p>
          </table:table-cell>
          <table:table-cell office:value-type="float" office:value="24" calcext:value-type="float">
            <text:p>24</text:p>
          </table:table-cell>
          <table:table-cell table:formula="of:=[.B316]/[.$B$589]*100"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k With Me</text:p>
          </table:table-cell>
          <table:table-cell office:value-type="float" office:value="24" calcext:value-type="float">
            <text:p>24</text:p>
          </table:table-cell>
          <table:table-cell table:formula="of:=[.B317]/[.$B$589]*100" office:value-type="float" office:value="0.12" calcext:value-type="float">
            <text:p>0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ΛLLTΞCH PHΛNTOM: Bone-Conduction BT Audio Headset</text:p>
          </table:table-cell>
          <table:table-cell office:value-type="float" office:value="25" calcext:value-type="float">
            <text:p>25</text:p>
          </table:table-cell>
          <table:table-cell table:formula="of:=[.B318]/[.$B$589]*100" office:value-type="float" office:value="0.125" calcext:value-type="float">
            <text:p>0.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-bit binary/hex/braille keyboard</text:p>
          </table:table-cell>
          <table:table-cell office:value-type="float" office:value="25" calcext:value-type="float">
            <text:p>25</text:p>
          </table:table-cell>
          <table:table-cell table:formula="of:=[.B319]/[.$B$589]*100" office:value-type="float" office:value="0.125" calcext:value-type="float">
            <text:p>0.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ock From Car Tachometer</text:p>
          </table:table-cell>
          <table:table-cell office:value-type="float" office:value="25" calcext:value-type="float">
            <text:p>25</text:p>
          </table:table-cell>
          <table:table-cell table:formula="of:=[.B320]/[.$B$589]*100" office:value-type="float" office:value="0.125" calcext:value-type="float">
            <text:p>0.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ke Hackers&amp;#39; Model Train</text:p>
          </table:table-cell>
          <table:table-cell office:value-type="float" office:value="25" calcext:value-type="float">
            <text:p>25</text:p>
          </table:table-cell>
          <table:table-cell table:formula="of:=[.B321]/[.$B$589]*100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ropod</text:p>
          </table:table-cell>
          <table:table-cell office:value-type="float" office:value="25" calcext:value-type="float">
            <text:p>25</text:p>
          </table:table-cell>
          <table:table-cell table:formula="of:=[.B322]/[.$B$589]*100" office:value-type="float" office:value="0.125" calcext:value-type="float">
            <text:p>0.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 Vision Project</text:p>
          </table:table-cell>
          <table:table-cell office:value-type="float" office:value="25" calcext:value-type="float">
            <text:p>25</text:p>
          </table:table-cell>
          <table:table-cell table:formula="of:=[.B323]/[.$B$589]*100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D Stickvise</text:p>
          </table:table-cell>
          <table:table-cell office:value-type="float" office:value="25" calcext:value-type="float">
            <text:p>25</text:p>
          </table:table-cell>
          <table:table-cell table:formula="of:=[.B324]/[.$B$589]*100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TX</text:p>
          </table:table-cell>
          <table:table-cell office:value-type="float" office:value="25" calcext:value-type="float">
            <text:p>25</text:p>
          </table:table-cell>
          <table:table-cell table:formula="of:=[.B325]/[.$B$589]*100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ball - A Smart Eye on the World</text:p>
          </table:table-cell>
          <table:table-cell office:value-type="float" office:value="25" calcext:value-type="float">
            <text:p>25</text:p>
          </table:table-cell>
          <table:table-cell table:formula="of:=[.B326]/[.$B$589]*100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 power smartphone OS</text:p>
          </table:table-cell>
          <table:table-cell office:value-type="float" office:value="25" calcext:value-type="float">
            <text:p>25</text:p>
          </table:table-cell>
          <table:table-cell table:formula="of:=[.B327]/[.$B$589]*100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ation Launchpad controlled by Arduino</text:p>
          </table:table-cell>
          <table:table-cell office:value-type="float" office:value="25" calcext:value-type="float">
            <text:p>25</text:p>
          </table:table-cell>
          <table:table-cell table:formula="of:=[.B328]/[.$B$589]*100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ino anti-theft alarm shield</text:p>
          </table:table-cell>
          <table:table-cell office:value-type="float" office:value="25" calcext:value-type="float">
            <text:p>25</text:p>
          </table:table-cell>
          <table:table-cell table:formula="of:=[.B329]/[.$B$589]*100" office:value-type="float" office:value="0.125" calcext:value-type="float">
            <text:p>0.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r automatic tap</text:p>
          </table:table-cell>
          <table:table-cell office:value-type="float" office:value="25" calcext:value-type="float">
            <text:p>25</text:p>
          </table:table-cell>
          <table:table-cell table:formula="of:=[.B330]/[.$B$589]*100" office:value-type="float" office:value="0.125" calcext:value-type="float">
            <text:p>0.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Inexpensive Water Quality Testing System </text:p>
          </table:table-cell>
          <table:table-cell office:value-type="float" office:value="25" calcext:value-type="float">
            <text:p>25</text:p>
          </table:table-cell>
          <table:table-cell table:formula="of:=[.B331]/[.$B$589]*100" office:value-type="float" office:value="0.125" calcext:value-type="float">
            <text:p>0.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sidential Street Speed Watch</text:p>
          </table:table-cell>
          <table:table-cell office:value-type="float" office:value="26" calcext:value-type="float">
            <text:p>26</text:p>
          </table:table-cell>
          <table:table-cell table:formula="of:=[.B332]/[.$B$589]*100"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cal tricorder</text:p>
          </table:table-cell>
          <table:table-cell office:value-type="float" office:value="26" calcext:value-type="float">
            <text:p>26</text:p>
          </table:table-cell>
          <table:table-cell table:formula="of:=[.B333]/[.$B$589]*100" office:value-type="float" office:value="0.13" calcext:value-type="float">
            <text:p>0.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sity Altitude Gauge</text:p>
          </table:table-cell>
          <table:table-cell office:value-type="float" office:value="26" calcext:value-type="float">
            <text:p>26</text:p>
          </table:table-cell>
          <table:table-cell table:formula="of:=[.B334]/[.$B$589]*100" office:value-type="float" office:value="0.13" calcext:value-type="float">
            <text:p>0.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sonal Medical Assistant</text:p>
          </table:table-cell>
          <table:table-cell office:value-type="float" office:value="26" calcext:value-type="float">
            <text:p>26</text:p>
          </table:table-cell>
          <table:table-cell table:formula="of:=[.B335]/[.$B$589]*100"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B BiPower OTG Flex Module</text:p>
          </table:table-cell>
          <table:table-cell office:value-type="float" office:value="26" calcext:value-type="float">
            <text:p>26</text:p>
          </table:table-cell>
          <table:table-cell table:formula="of:=[.B336]/[.$B$589]*100" office:value-type="float" office:value="0.13" calcext:value-type="float">
            <text:p>0.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ractive Disco Dance Floor</text:p>
          </table:table-cell>
          <table:table-cell office:value-type="float" office:value="26" calcext:value-type="float">
            <text:p>26</text:p>
          </table:table-cell>
          <table:table-cell table:formula="of:=[.B337]/[.$B$589]*100"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beSpawn</text:p>
          </table:table-cell>
          <table:table-cell office:value-type="float" office:value="26" calcext:value-type="float">
            <text:p>26</text:p>
          </table:table-cell>
          <table:table-cell table:formula="of:=[.B338]/[.$B$589]*100"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GATonic v2 Serial VGA Graphics Card</text:p>
          </table:table-cell>
          <table:table-cell office:value-type="float" office:value="26" calcext:value-type="float">
            <text:p>26</text:p>
          </table:table-cell>
          <table:table-cell table:formula="of:=[.B339]/[.$B$589]*100" office:value-type="float" office:value="0.13" calcext:value-type="float">
            <text:p>0.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art Bike</text:p>
          </table:table-cell>
          <table:table-cell office:value-type="float" office:value="26" calcext:value-type="float">
            <text:p>26</text:p>
          </table:table-cell>
          <table:table-cell table:formula="of:=[.B340]/[.$B$589]*100"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ffsy Hifi Dual Power Supply</text:p>
          </table:table-cell>
          <table:table-cell office:value-type="float" office:value="26" calcext:value-type="float">
            <text:p>26</text:p>
          </table:table-cell>
          <table:table-cell table:formula="of:=[.B341]/[.$B$589]*100" office:value-type="float" office:value="0.13" calcext:value-type="float">
            <text:p>0.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ngle chip game console</text:p>
          </table:table-cell>
          <table:table-cell office:value-type="float" office:value="26" calcext:value-type="float">
            <text:p>26</text:p>
          </table:table-cell>
          <table:table-cell table:formula="of:=[.B342]/[.$B$589]*100"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Balance: tDCS-Based Human Balance Prosthetic</text:p>
          </table:table-cell>
          <table:table-cell office:value-type="float" office:value="26" calcext:value-type="float">
            <text:p>26</text:p>
          </table:table-cell>
          <table:table-cell table:formula="of:=[.B343]/[.$B$589]*100" office:value-type="float" office:value="0.13" calcext:value-type="float">
            <text:p>0.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d Onion - Free Anonymous Net</text:p>
          </table:table-cell>
          <table:table-cell office:value-type="float" office:value="26" calcext:value-type="float">
            <text:p>26</text:p>
          </table:table-cell>
          <table:table-cell table:formula="of:=[.B344]/[.$B$589]*100"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maker tools on <text:s/>Raspberry Pi</text:p>
          </table:table-cell>
          <table:table-cell office:value-type="float" office:value="26" calcext:value-type="float">
            <text:p>26</text:p>
          </table:table-cell>
          <table:table-cell table:formula="of:=[.B345]/[.$B$589]*100" office:value-type="float" office:value="0.13" calcext:value-type="float">
            <text:p>0.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$5 smart A/C</text:p>
          </table:table-cell>
          <table:table-cell office:value-type="float" office:value="27" calcext:value-type="float">
            <text:p>27</text:p>
          </table:table-cell>
          <table:table-cell table:formula="of:=[.B346]/[.$B$589]*100" office:value-type="float" office:value="0.135" calcext:value-type="float">
            <text:p>0.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 alarm secure remote with nRF24LE1</text:p>
          </table:table-cell>
          <table:table-cell office:value-type="float" office:value="27" calcext:value-type="float">
            <text:p>27</text:p>
          </table:table-cell>
          <table:table-cell table:formula="of:=[.B347]/[.$B$589]*100" office:value-type="float" office:value="0.135" calcext:value-type="float">
            <text:p>0.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dio Cube</text:p>
          </table:table-cell>
          <table:table-cell office:value-type="float" office:value="27" calcext:value-type="float">
            <text:p>27</text:p>
          </table:table-cell>
          <table:table-cell table:formula="of:=[.B348]/[.$B$589]*100" office:value-type="float" office:value="0.135" calcext:value-type="float">
            <text:p>0.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6DOF Robot Arm</text:p>
          </table:table-cell>
          <table:table-cell office:value-type="float" office:value="27" calcext:value-type="float">
            <text:p>27</text:p>
          </table:table-cell>
          <table:table-cell table:formula="of:=[.B349]/[.$B$589]*100" office:value-type="float" office:value="0.135" calcext:value-type="float">
            <text:p>0.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w-noise, Easy-to-use Analog Data Logger: SiGZiG</text:p>
          </table:table-cell>
          <table:table-cell office:value-type="float" office:value="27" calcext:value-type="float">
            <text:p>27</text:p>
          </table:table-cell>
          <table:table-cell table:formula="of:=[.B350]/[.$B$589]*100" office:value-type="float" office:value="0.135" calcext:value-type="float">
            <text:p>0.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cription Protector <text:s/></text:p>
          </table:table-cell>
          <table:table-cell office:value-type="float" office:value="27" calcext:value-type="float">
            <text:p>27</text:p>
          </table:table-cell>
          <table:table-cell table:formula="of:=[.B351]/[.$B$589]*100" office:value-type="float" office:value="0.135" calcext:value-type="float">
            <text:p>0.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sh light</text:p>
          </table:table-cell>
          <table:table-cell office:value-type="float" office:value="27" calcext:value-type="float">
            <text:p>27</text:p>
          </table:table-cell>
          <table:table-cell table:formula="of:=[.B352]/[.$B$589]*100" office:value-type="float" office:value="0.135" calcext:value-type="float">
            <text:p>0.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Y Electric Vehicle from Recycled Parts</text:p>
          </table:table-cell>
          <table:table-cell office:value-type="float" office:value="27" calcext:value-type="float">
            <text:p>27</text:p>
          </table:table-cell>
          <table:table-cell table:formula="of:=[.B353]/[.$B$589]*100" office:value-type="float" office:value="0.135" calcext:value-type="float">
            <text:p>0.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.Up</text:p>
          </table:table-cell>
          <table:table-cell office:value-type="float" office:value="27" calcext:value-type="float">
            <text:p>27</text:p>
          </table:table-cell>
          <table:table-cell table:formula="of:=[.B354]/[.$B$589]*100" office:value-type="float" office:value="0.135" calcext:value-type="float">
            <text:p>0.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iLights</text:p>
          </table:table-cell>
          <table:table-cell office:value-type="float" office:value="27" calcext:value-type="float">
            <text:p>27</text:p>
          </table:table-cell>
          <table:table-cell table:formula="of:=[.B355]/[.$B$589]*100" office:value-type="float" office:value="0.135" calcext:value-type="float">
            <text:p>0.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ll Minder - Automatic Pill Dispenser</text:p>
          </table:table-cell>
          <table:table-cell office:value-type="float" office:value="27" calcext:value-type="float">
            <text:p>27</text:p>
          </table:table-cell>
          <table:table-cell table:formula="of:=[.B356]/[.$B$589]*100" office:value-type="float" office:value="0.135" calcext:value-type="float">
            <text:p>0.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n-Demand Sprinkler System</text:p>
          </table:table-cell>
          <table:table-cell office:value-type="float" office:value="27" calcext:value-type="float">
            <text:p>27</text:p>
          </table:table-cell>
          <table:table-cell table:formula="of:=[.B357]/[.$B$589]*100" office:value-type="float" office:value="0.135" calcext:value-type="float">
            <text:p>0.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-source USB CPAP machine</text:p>
          </table:table-cell>
          <table:table-cell office:value-type="float" office:value="27" calcext:value-type="float">
            <text:p>27</text:p>
          </table:table-cell>
          <table:table-cell table:formula="of:=[.B358]/[.$B$589]*100" office:value-type="float" office:value="0.135" calcext:value-type="float">
            <text:p>0.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lapseMe</text:p>
          </table:table-cell>
          <table:table-cell office:value-type="float" office:value="27" calcext:value-type="float">
            <text:p>27</text:p>
          </table:table-cell>
          <table:table-cell table:formula="of:=[.B359]/[.$B$589]*100" office:value-type="float" office:value="0.135" calcext:value-type="float">
            <text:p>0.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P8266 Parasite</text:p>
          </table:table-cell>
          <table:table-cell office:value-type="float" office:value="27" calcext:value-type="float">
            <text:p>27</text:p>
          </table:table-cell>
          <table:table-cell table:formula="of:=[.B360]/[.$B$589]*100" office:value-type="float" office:value="0.135" calcext:value-type="float">
            <text:p>0.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Lamp</text:p>
          </table:table-cell>
          <table:table-cell office:value-type="float" office:value="28" calcext:value-type="float">
            <text:p>28</text:p>
          </table:table-cell>
          <table:table-cell table:formula="of:=[.B361]/[.$B$589]*100"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nternet of Thinger (thinger.io)</text:p>
          </table:table-cell>
          <table:table-cell office:value-type="float" office:value="28" calcext:value-type="float">
            <text:p>28</text:p>
          </table:table-cell>
          <table:table-cell table:formula="of:=[.B362]/[.$B$589]*100"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Pos - Positioning System</text:p>
          </table:table-cell>
          <table:table-cell office:value-type="float" office:value="28" calcext:value-type="float">
            <text:p>28</text:p>
          </table:table-cell>
          <table:table-cell table:formula="of:=[.B363]/[.$B$589]*100"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ezo Haptic Flex Module</text:p>
          </table:table-cell>
          <table:table-cell office:value-type="float" office:value="28" calcext:value-type="float">
            <text:p>28</text:p>
          </table:table-cell>
          <table:table-cell table:formula="of:=[.B364]/[.$B$589]*100"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D WiFi Bubbles</text:p>
          </table:table-cell>
          <table:table-cell office:value-type="float" office:value="28" calcext:value-type="float">
            <text:p>28</text:p>
          </table:table-cell>
          <table:table-cell table:formula="of:=[.B365]/[.$B$589]*100"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monster Bodo</text:p>
          </table:table-cell>
          <table:table-cell office:value-type="float" office:value="28" calcext:value-type="float">
            <text:p>28</text:p>
          </table:table-cell>
          <table:table-cell table:formula="of:=[.B366]/[.$B$589]*100"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ganography Library</text:p>
          </table:table-cell>
          <table:table-cell office:value-type="float" office:value="28" calcext:value-type="float">
            <text:p>28</text:p>
          </table:table-cell>
          <table:table-cell table:formula="of:=[.B367]/[.$B$589]*100" office:value-type="float" office:value="0.14" calcext:value-type="float">
            <text:p>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B Booster</text:p>
          </table:table-cell>
          <table:table-cell office:value-type="float" office:value="28" calcext:value-type="float">
            <text:p>28</text:p>
          </table:table-cell>
          <table:table-cell table:formula="of:=[.B368]/[.$B$589]*100"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ing powerful EV drivetrains</text:p>
          </table:table-cell>
          <table:table-cell office:value-type="float" office:value="28" calcext:value-type="float">
            <text:p>28</text:p>
          </table:table-cell>
          <table:table-cell table:formula="of:=[.B369]/[.$B$589]*100" office:value-type="float" office:value="0.14" calcext:value-type="float">
            <text:p>0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e-ation</text:p>
          </table:table-cell>
          <table:table-cell office:value-type="float" office:value="29" calcext:value-type="float">
            <text:p>29</text:p>
          </table:table-cell>
          <table:table-cell table:formula="of:=[.B370]/[.$B$589]*100" office:value-type="float" office:value="0.145" calcext:value-type="float">
            <text:p>0.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ively Multiplayer Small Scale Farming</text:p>
          </table:table-cell>
          <table:table-cell office:value-type="float" office:value="29" calcext:value-type="float">
            <text:p>29</text:p>
          </table:table-cell>
          <table:table-cell table:formula="of:=[.B371]/[.$B$589]*100" office:value-type="float" office:value="0.145" calcext:value-type="float">
            <text:p>0.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Y Augmented Reality Device</text:p>
          </table:table-cell>
          <table:table-cell office:value-type="float" office:value="29" calcext:value-type="float">
            <text:p>29</text:p>
          </table:table-cell>
          <table:table-cell table:formula="of:=[.B372]/[.$B$589]*100" office:value-type="float" office:value="0.145" calcext:value-type="float">
            <text:p>0.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ND GESTURE FOR DEAF PERSON USING LABVIEW</text:p>
          </table:table-cell>
          <table:table-cell office:value-type="float" office:value="29" calcext:value-type="float">
            <text:p>29</text:p>
          </table:table-cell>
          <table:table-cell table:formula="of:=[.B373]/[.$B$589]*100" office:value-type="float" office:value="0.145" calcext:value-type="float">
            <text:p>0.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IO (Dynamic Input Output) controller</text:p>
          </table:table-cell>
          <table:table-cell office:value-type="float" office:value="29" calcext:value-type="float">
            <text:p>29</text:p>
          </table:table-cell>
          <table:table-cell table:formula="of:=[.B374]/[.$B$589]*100" office:value-type="float" office:value="0.145" calcext:value-type="float">
            <text:p>0.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 nanofluid power &amp;amp; water desalination</text:p>
          </table:table-cell>
          <table:table-cell office:value-type="float" office:value="29" calcext:value-type="float">
            <text:p>29</text:p>
          </table:table-cell>
          <table:table-cell table:formula="of:=[.B375]/[.$B$589]*100" office:value-type="float" office:value="0.145" calcext:value-type="float">
            <text:p>0.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all $100 Braille Printer</text:p>
          </table:table-cell>
          <table:table-cell office:value-type="float" office:value="29" calcext:value-type="float">
            <text:p>29</text:p>
          </table:table-cell>
          <table:table-cell table:formula="of:=[.B376]/[.$B$589]*100" office:value-type="float" office:value="0.145" calcext:value-type="float">
            <text:p>0.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ino Shades of Grey Water</text:p>
          </table:table-cell>
          <table:table-cell office:value-type="float" office:value="30" calcext:value-type="float">
            <text:p>30</text:p>
          </table:table-cell>
          <table:table-cell table:formula="of:=[.B377]/[.$B$589]*100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SixthSense</text:p>
          </table:table-cell>
          <table:table-cell office:value-type="float" office:value="30" calcext:value-type="float">
            <text:p>30</text:p>
          </table:table-cell>
          <table:table-cell table:formula="of:=[.B378]/[.$B$589]*100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olLED watch</text:p>
          </table:table-cell>
          <table:table-cell office:value-type="float" office:value="30" calcext:value-type="float">
            <text:p>30</text:p>
          </table:table-cell>
          <table:table-cell table:formula="of:=[.B379]/[.$B$589]*100" office:value-type="float" office:value="0.15" calcext:value-type="float">
            <text:p>0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rnet enabled smoke alarm</text:p>
          </table:table-cell>
          <table:table-cell office:value-type="float" office:value="30" calcext:value-type="float">
            <text:p>30</text:p>
          </table:table-cell>
          <table:table-cell table:formula="of:=[.B380]/[.$B$589]*100" office:value-type="float" office:value="0.15" calcext:value-type="float">
            <text:p>0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cer Detection Using E.I.T Technique</text:p>
          </table:table-cell>
          <table:table-cell office:value-type="float" office:value="30" calcext:value-type="float">
            <text:p>30</text:p>
          </table:table-cell>
          <table:table-cell table:formula="of:=[.B381]/[.$B$589]*100" office:value-type="float" office:value="0.15" calcext:value-type="float">
            <text:p>0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onic super arm</text:p>
          </table:table-cell>
          <table:table-cell office:value-type="float" office:value="30" calcext:value-type="float">
            <text:p>30</text:p>
          </table:table-cell>
          <table:table-cell table:formula="of:=[.B382]/[.$B$589]*100" office:value-type="float" office:value="0.15" calcext:value-type="float">
            <text:p>0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art Lamp Notification</text:p>
          </table:table-cell>
          <table:table-cell office:value-type="float" office:value="30" calcext:value-type="float">
            <text:p>30</text:p>
          </table:table-cell>
          <table:table-cell table:formula="of:=[.B383]/[.$B$589]*100" office:value-type="float" office:value="0.15" calcext:value-type="float">
            <text:p>0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ti-sensor POV light</text:p>
          </table:table-cell>
          <table:table-cell office:value-type="float" office:value="30" calcext:value-type="float">
            <text:p>30</text:p>
          </table:table-cell>
          <table:table-cell table:formula="of:=[.B384]/[.$B$589]*100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tooth Studio Headphone Amplifier </text:p>
          </table:table-cell>
          <table:table-cell office:value-type="float" office:value="30" calcext:value-type="float">
            <text:p>30</text:p>
          </table:table-cell>
          <table:table-cell table:formula="of:=[.B385]/[.$B$589]*100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ther Controlled SmartWindow</text:p>
          </table:table-cell>
          <table:table-cell office:value-type="float" office:value="30" calcext:value-type="float">
            <text:p>30</text:p>
          </table:table-cell>
          <table:table-cell table:formula="of:=[.B386]/[.$B$589]*100" office:value-type="float" office:value="0.15" calcext:value-type="float">
            <text:p>0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onic, shareable bike for intracity transport</text:p>
          </table:table-cell>
          <table:table-cell office:value-type="float" office:value="30" calcext:value-type="float">
            <text:p>30</text:p>
          </table:table-cell>
          <table:table-cell table:formula="of:=[.B387]/[.$B$589]*100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pi Newspaper Reader</text:p>
          </table:table-cell>
          <table:table-cell office:value-type="float" office:value="30" calcext:value-type="float">
            <text:p>30</text:p>
          </table:table-cell>
          <table:table-cell table:formula="of:=[.B388]/[.$B$589]*100" office:value-type="float" office:value="0.15" calcext:value-type="float">
            <text:p>0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art Grid Test Facility</text:p>
          </table:table-cell>
          <table:table-cell office:value-type="float" office:value="30" calcext:value-type="float">
            <text:p>30</text:p>
          </table:table-cell>
          <table:table-cell table:formula="of:=[.B389]/[.$B$589]*100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pressionAlarm</text:p>
          </table:table-cell>
          <table:table-cell office:value-type="float" office:value="30" calcext:value-type="float">
            <text:p>30</text:p>
          </table:table-cell>
          <table:table-cell table:formula="of:=[.B390]/[.$B$589]*100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dheld AirQuality Detection and Wireless NODE</text:p>
          </table:table-cell>
          <table:table-cell office:value-type="float" office:value="30" calcext:value-type="float">
            <text:p>30</text:p>
          </table:table-cell>
          <table:table-cell table:formula="of:=[.B391]/[.$B$589]*100" office:value-type="float" office:value="0.15" calcext:value-type="float">
            <text:p>0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ny Bit Dingus</text:p>
          </table:table-cell>
          <table:table-cell office:value-type="float" office:value="31" calcext:value-type="float">
            <text:p>31</text:p>
          </table:table-cell>
          <table:table-cell table:formula="of:=[.B392]/[.$B$589]*100" office:value-type="float" office:value="0.155" calcext:value-type="float">
            <text:p>0.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Kw AC-DC psu</text:p>
          </table:table-cell>
          <table:table-cell office:value-type="float" office:value="31" calcext:value-type="float">
            <text:p>31</text:p>
          </table:table-cell>
          <table:table-cell table:formula="of:=[.B393]/[.$B$589]*100" office:value-type="float" office:value="0.155" calcext:value-type="float">
            <text:p>0.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ino controlled Bluetooth mp3 radio for moped</text:p>
          </table:table-cell>
          <table:table-cell office:value-type="float" office:value="31" calcext:value-type="float">
            <text:p>31</text:p>
          </table:table-cell>
          <table:table-cell table:formula="of:=[.B394]/[.$B$589]*100" office:value-type="float" office:value="0.155" calcext:value-type="float">
            <text:p>0.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eIO </text:p>
          </table:table-cell>
          <table:table-cell office:value-type="float" office:value="31" calcext:value-type="float">
            <text:p>31</text:p>
          </table:table-cell>
          <table:table-cell table:formula="of:=[.B395]/[.$B$589]*100" office:value-type="float" office:value="0.155" calcext:value-type="float">
            <text:p>0.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art Hot Water Heater Controller</text:p>
          </table:table-cell>
          <table:table-cell office:value-type="float" office:value="31" calcext:value-type="float">
            <text:p>31</text:p>
          </table:table-cell>
          <table:table-cell table:formula="of:=[.B396]/[.$B$589]*100" office:value-type="float" office:value="0.155" calcext:value-type="float">
            <text:p>0.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droid garage door opener</text:p>
          </table:table-cell>
          <table:table-cell office:value-type="float" office:value="31" calcext:value-type="float">
            <text:p>31</text:p>
          </table:table-cell>
          <table:table-cell table:formula="of:=[.B397]/[.$B$589]*100" office:value-type="float" office:value="0.155" calcext:value-type="float">
            <text:p>0.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FIoT - Easy IoT Sensors</text:p>
          </table:table-cell>
          <table:table-cell office:value-type="float" office:value="31" calcext:value-type="float">
            <text:p>31</text:p>
          </table:table-cell>
          <table:table-cell table:formula="of:=[.B398]/[.$B$589]*100" office:value-type="float" office:value="0.155" calcext:value-type="float">
            <text:p>0.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ORYA - extremely low cost game console on PIC32</text:p>
          </table:table-cell>
          <table:table-cell office:value-type="float" office:value="32" calcext:value-type="float">
            <text:p>32</text:p>
          </table:table-cell>
          <table:table-cell table:formula="of:=[.B399]/[.$B$589]*100"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Oscope</text:p>
          </table:table-cell>
          <table:table-cell office:value-type="float" office:value="32" calcext:value-type="float">
            <text:p>32</text:p>
          </table:table-cell>
          <table:table-cell table:formula="of:=[.B400]/[.$B$589]*100"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ino K(V)M Switch</text:p>
          </table:table-cell>
          <table:table-cell office:value-type="float" office:value="32" calcext:value-type="float">
            <text:p>32</text:p>
          </table:table-cell>
          <table:table-cell table:formula="of:=[.B401]/[.$B$589]*100"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ZeeSample</text:p>
          </table:table-cell>
          <table:table-cell office:value-type="float" office:value="32" calcext:value-type="float">
            <text:p>32</text:p>
          </table:table-cell>
          <table:table-cell table:formula="of:=[.B402]/[.$B$589]*100"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2c Switch Flex Module</text:p>
          </table:table-cell>
          <table:table-cell office:value-type="float" office:value="32" calcext:value-type="float">
            <text:p>32</text:p>
          </table:table-cell>
          <table:table-cell table:formula="of:=[.B403]/[.$B$589]*100"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 Extinguisher with Voice Prompt</text:p>
          </table:table-cell>
          <table:table-cell office:value-type="float" office:value="32" calcext:value-type="float">
            <text:p>32</text:p>
          </table:table-cell>
          <table:table-cell table:formula="of:=[.B404]/[.$B$589]*100"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&amp;#39;Who did it&amp;#39; detector</text:p>
          </table:table-cell>
          <table:table-cell office:value-type="float" office:value="32" calcext:value-type="float">
            <text:p>32</text:p>
          </table:table-cell>
          <table:table-cell table:formula="of:=[.B405]/[.$B$589]*100"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ra Spider</text:p>
          </table:table-cell>
          <table:table-cell office:value-type="float" office:value="32" calcext:value-type="float">
            <text:p>32</text:p>
          </table:table-cell>
          <table:table-cell table:formula="of:=[.B406]/[.$B$589]*100" office:value-type="float" office:value="0.16" calcext:value-type="float">
            <text:p>0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ght Electric Utility Vehicle</text:p>
          </table:table-cell>
          <table:table-cell office:value-type="float" office:value="33" calcext:value-type="float">
            <text:p>33</text:p>
          </table:table-cell>
          <table:table-cell table:formula="of:=[.B407]/[.$B$589]*100" office:value-type="float" office:value="0.165" calcext:value-type="float">
            <text:p>0.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Home, a cheap and easy home automation system</text:p>
          </table:table-cell>
          <table:table-cell office:value-type="float" office:value="33" calcext:value-type="float">
            <text:p>33</text:p>
          </table:table-cell>
          <table:table-cell table:formula="of:=[.B408]/[.$B$589]*100" office:value-type="float" office:value="0.165" calcext:value-type="float">
            <text:p>0.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mnia Creator</text:p>
          </table:table-cell>
          <table:table-cell office:value-type="float" office:value="33" calcext:value-type="float">
            <text:p>33</text:p>
          </table:table-cell>
          <table:table-cell table:formula="of:=[.B409]/[.$B$589]*100" office:value-type="float" office:value="0.165" calcext:value-type="float">
            <text:p>0.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wer water repurposer</text:p>
          </table:table-cell>
          <table:table-cell office:value-type="float" office:value="33" calcext:value-type="float">
            <text:p>33</text:p>
          </table:table-cell>
          <table:table-cell table:formula="of:=[.B410]/[.$B$589]*100" office:value-type="float" office:value="0.165" calcext:value-type="float">
            <text:p>0.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&amp;#39;lieh - Aquarium/ closed ecosystem management </text:p>
          </table:table-cell>
          <table:table-cell office:value-type="float" office:value="33" calcext:value-type="float">
            <text:p>33</text:p>
          </table:table-cell>
          <table:table-cell table:formula="of:=[.B411]/[.$B$589]*100" office:value-type="float" office:value="0.165" calcext:value-type="float">
            <text:p>0.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ilTempo - weather station</text:p>
          </table:table-cell>
          <table:table-cell office:value-type="float" office:value="33" calcext:value-type="float">
            <text:p>33</text:p>
          </table:table-cell>
          <table:table-cell table:formula="of:=[.B412]/[.$B$589]*100" office:value-type="float" office:value="0.165" calcext:value-type="float">
            <text:p>0.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SinapTec AT328.02 is a 3D FDM printer controller</text:p>
          </table:table-cell>
          <table:table-cell office:value-type="float" office:value="33" calcext:value-type="float">
            <text:p>33</text:p>
          </table:table-cell>
          <table:table-cell table:formula="of:=[.B413]/[.$B$589]*100" office:value-type="float" office:value="0.165" calcext:value-type="float">
            <text:p>0.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-9 robotic pet</text:p>
          </table:table-cell>
          <table:table-cell office:value-type="float" office:value="34" calcext:value-type="float">
            <text:p>34</text:p>
          </table:table-cell>
          <table:table-cell table:formula="of:=[.B414]/[.$B$589]*100"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me Park of Everyday Installation</text:p>
          </table:table-cell>
          <table:table-cell office:value-type="float" office:value="34" calcext:value-type="float">
            <text:p>34</text:p>
          </table:table-cell>
          <table:table-cell table:formula="of:=[.B415]/[.$B$589]*100"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MP441 MEMs Microphone</text:p>
          </table:table-cell>
          <table:table-cell office:value-type="float" office:value="34" calcext:value-type="float">
            <text:p>34</text:p>
          </table:table-cell>
          <table:table-cell table:formula="of:=[.B416]/[.$B$589]*100"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ular Knitic</text:p>
          </table:table-cell>
          <table:table-cell office:value-type="float" office:value="34" calcext:value-type="float">
            <text:p>34</text:p>
          </table:table-cell>
          <table:table-cell table:formula="of:=[.B417]/[.$B$589]*100"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art Solar Lamp</text:p>
          </table:table-cell>
          <table:table-cell office:value-type="float" office:value="34" calcext:value-type="float">
            <text:p>34</text:p>
          </table:table-cell>
          <table:table-cell table:formula="of:=[.B418]/[.$B$589]*100"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X: A Guitar Effect Prototyping Platform</text:p>
          </table:table-cell>
          <table:table-cell office:value-type="float" office:value="34" calcext:value-type="float">
            <text:p>34</text:p>
          </table:table-cell>
          <table:table-cell table:formula="of:=[.B419]/[.$B$589]*100"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OCR</text:p>
          </table:table-cell>
          <table:table-cell office:value-type="float" office:value="34" calcext:value-type="float">
            <text:p>34</text:p>
          </table:table-cell>
          <table:table-cell table:formula="of:=[.B420]/[.$B$589]*100"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Y Home Automation System</text:p>
          </table:table-cell>
          <table:table-cell office:value-type="float" office:value="34" calcext:value-type="float">
            <text:p>34</text:p>
          </table:table-cell>
          <table:table-cell table:formula="of:=[.B421]/[.$B$589]*100" office:value-type="float" office:value="0.17" calcext:value-type="float">
            <text:p>0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onics Lab for Children in South Africa</text:p>
          </table:table-cell>
          <table:table-cell office:value-type="float" office:value="34" calcext:value-type="float">
            <text:p>34</text:p>
          </table:table-cell>
          <table:table-cell table:formula="of:=[.B422]/[.$B$589]*100"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able tiny IoT device solving general problem</text:p>
          </table:table-cell>
          <table:table-cell office:value-type="float" office:value="34" calcext:value-type="float">
            <text:p>34</text:p>
          </table:table-cell>
          <table:table-cell table:formula="of:=[.B423]/[.$B$589]*100" office:value-type="float" office:value="0.17" calcext:value-type="float">
            <text:p>0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bas - Mail box alert system</text:p>
          </table:table-cell>
          <table:table-cell office:value-type="float" office:value="35" calcext:value-type="float">
            <text:p>35</text:p>
          </table:table-cell>
          <table:table-cell table:formula="of:=[.B424]/[.$B$589]*100" office:value-type="float" office:value="0.175" calcext:value-type="float">
            <text:p>0.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Hab Bluetooth Remote Control</text:p>
          </table:table-cell>
          <table:table-cell office:value-type="float" office:value="35" calcext:value-type="float">
            <text:p>35</text:p>
          </table:table-cell>
          <table:table-cell table:formula="of:=[.B425]/[.$B$589]*100" office:value-type="float" office:value="0.175" calcext:value-type="float">
            <text:p>0.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exible MOSFET controller board</text:p>
          </table:table-cell>
          <table:table-cell office:value-type="float" office:value="35" calcext:value-type="float">
            <text:p>35</text:p>
          </table:table-cell>
          <table:table-cell table:formula="of:=[.B426]/[.$B$589]*100" office:value-type="float" office:value="0.175" calcext:value-type="float">
            <text:p>0.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rmoelectric and solar generator</text:p>
          </table:table-cell>
          <table:table-cell office:value-type="float" office:value="35" calcext:value-type="float">
            <text:p>35</text:p>
          </table:table-cell>
          <table:table-cell table:formula="of:=[.B427]/[.$B$589]*100" office:value-type="float" office:value="0.175" calcext:value-type="float">
            <text:p>0.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IKETO</text:p>
          </table:table-cell>
          <table:table-cell office:value-type="float" office:value="35" calcext:value-type="float">
            <text:p>35</text:p>
          </table:table-cell>
          <table:table-cell table:formula="of:=[.B428]/[.$B$589]*100" office:value-type="float" office:value="0.175" calcext:value-type="float">
            <text:p>0.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Limb</text:p>
          </table:table-cell>
          <table:table-cell office:value-type="float" office:value="35" calcext:value-type="float">
            <text:p>35</text:p>
          </table:table-cell>
          <table:table-cell table:formula="of:=[.B429]/[.$B$589]*100" office:value-type="float" office:value="0.175" calcext:value-type="float">
            <text:p>0.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 MCUs Based Homebrew Computer</text:p>
          </table:table-cell>
          <table:table-cell office:value-type="float" office:value="35" calcext:value-type="float">
            <text:p>35</text:p>
          </table:table-cell>
          <table:table-cell table:formula="of:=[.B430]/[.$B$589]*100" office:value-type="float" office:value="0.175" calcext:value-type="float">
            <text:p>0.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 cost Android USB vital signs monitor</text:p>
          </table:table-cell>
          <table:table-cell office:value-type="float" office:value="36" calcext:value-type="float">
            <text:p>36</text:p>
          </table:table-cell>
          <table:table-cell table:formula="of:=[.B431]/[.$B$589]*100"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Breaker</text:p>
          </table:table-cell>
          <table:table-cell office:value-type="float" office:value="36" calcext:value-type="float">
            <text:p>36</text:p>
          </table:table-cell>
          <table:table-cell table:formula="of:=[.B432]/[.$B$589]*100" office:value-type="float" office:value="0.18" calcext:value-type="float">
            <text:p>0.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art Home controllers</text:p>
          </table:table-cell>
          <table:table-cell office:value-type="float" office:value="36" calcext:value-type="float">
            <text:p>36</text:p>
          </table:table-cell>
          <table:table-cell table:formula="of:=[.B433]/[.$B$589]*100"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conventional Instrument Ochestra</text:p>
          </table:table-cell>
          <table:table-cell office:value-type="float" office:value="36" calcext:value-type="float">
            <text:p>36</text:p>
          </table:table-cell>
          <table:table-cell table:formula="of:=[.B434]/[.$B$589]*100" office:value-type="float" office:value="0.18" calcext:value-type="float">
            <text:p>0.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 Power Supply</text:p>
          </table:table-cell>
          <table:table-cell office:value-type="float" office:value="36" calcext:value-type="float">
            <text:p>36</text:p>
          </table:table-cell>
          <table:table-cell table:formula="of:=[.B435]/[.$B$589]*100"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epit: Sparrow (dev boards for smartphones)</text:p>
          </table:table-cell>
          <table:table-cell office:value-type="float" office:value="36" calcext:value-type="float">
            <text:p>36</text:p>
          </table:table-cell>
          <table:table-cell table:formula="of:=[.B436]/[.$B$589]*100" office:value-type="float" office:value="0.18" calcext:value-type="float">
            <text:p>0.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reside Power</text:p>
          </table:table-cell>
          <table:table-cell office:value-type="float" office:value="36" calcext:value-type="float">
            <text:p>36</text:p>
          </table:table-cell>
          <table:table-cell table:formula="of:=[.B437]/[.$B$589]*100" office:value-type="float" office:value="0.18" calcext:value-type="float">
            <text:p>0.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rable Personal-Space Alert</text:p>
          </table:table-cell>
          <table:table-cell office:value-type="float" office:value="36" calcext:value-type="float">
            <text:p>36</text:p>
          </table:table-cell>
          <table:table-cell table:formula="of:=[.B438]/[.$B$589]*100"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tritional Content of Food with RamanPi</text:p>
          </table:table-cell>
          <table:table-cell office:value-type="float" office:value="36" calcext:value-type="float">
            <text:p>36</text:p>
          </table:table-cell>
          <table:table-cell table:formula="of:=[.B439]/[.$B$589]*100"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ect Object Localization for Robotic Arm</text:p>
          </table:table-cell>
          <table:table-cell office:value-type="float" office:value="36" calcext:value-type="float">
            <text:p>36</text:p>
          </table:table-cell>
          <table:table-cell table:formula="of:=[.B440]/[.$B$589]*100" office:value-type="float" office:value="0.18" calcext:value-type="float">
            <text:p>0.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 Wireless I2C Bridge for Amateur Radio Use</text:p>
          </table:table-cell>
          <table:table-cell office:value-type="float" office:value="37" calcext:value-type="float">
            <text:p>37</text:p>
          </table:table-cell>
          <table:table-cell table:formula="of:=[.B441]/[.$B$589]*100" office:value-type="float" office:value="0.185" calcext:value-type="float">
            <text:p>0.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ed Solderless Breadboard</text:p>
          </table:table-cell>
          <table:table-cell office:value-type="float" office:value="37" calcext:value-type="float">
            <text:p>37</text:p>
          </table:table-cell>
          <table:table-cell table:formula="of:=[.B442]/[.$B$589]*100" office:value-type="float" office:value="0.185" calcext:value-type="float">
            <text:p>0.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mewen: Custom Event Notification Device</text:p>
          </table:table-cell>
          <table:table-cell office:value-type="float" office:value="37" calcext:value-type="float">
            <text:p>37</text:p>
          </table:table-cell>
          <table:table-cell table:formula="of:=[.B443]/[.$B$589]*100" office:value-type="float" office:value="0.185" calcext:value-type="float">
            <text:p>0.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USB- ‘Eat your own dog food’ WiFi IoT DevKit</text:p>
          </table:table-cell>
          <table:table-cell office:value-type="float" office:value="37" calcext:value-type="float">
            <text:p>37</text:p>
          </table:table-cell>
          <table:table-cell table:formula="of:=[.B444]/[.$B$589]*100" office:value-type="float" office:value="0.185" calcext:value-type="float">
            <text:p>0.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PS Receiver for Nikon D3100 Cameras</text:p>
          </table:table-cell>
          <table:table-cell office:value-type="float" office:value="37" calcext:value-type="float">
            <text:p>37</text:p>
          </table:table-cell>
          <table:table-cell table:formula="of:=[.B445]/[.$B$589]*100" office:value-type="float" office:value="0.185" calcext:value-type="float">
            <text:p>0.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wn-Mailbox: The first 100% confidential Mailbox!</text:p>
          </table:table-cell>
          <table:table-cell office:value-type="float" office:value="37" calcext:value-type="float">
            <text:p>37</text:p>
          </table:table-cell>
          <table:table-cell table:formula="of:=[.B446]/[.$B$589]*100" office:value-type="float" office:value="0.185" calcext:value-type="float">
            <text:p>0.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nMaker</text:p>
          </table:table-cell>
          <table:table-cell office:value-type="float" office:value="37" calcext:value-type="float">
            <text:p>37</text:p>
          </table:table-cell>
          <table:table-cell table:formula="of:=[.B447]/[.$B$589]*100" office:value-type="float" office:value="0.185" calcext:value-type="float">
            <text:p>0.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$ Xray desktop CT scanner</text:p>
          </table:table-cell>
          <table:table-cell office:value-type="float" office:value="37" calcext:value-type="float">
            <text:p>37</text:p>
          </table:table-cell>
          <table:table-cell table:formula="of:=[.B448]/[.$B$589]*100" office:value-type="float" office:value="0.185" calcext:value-type="float">
            <text:p>0.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Versatile Labtool</text:p>
          </table:table-cell>
          <table:table-cell office:value-type="float" office:value="37" calcext:value-type="float">
            <text:p>37</text:p>
          </table:table-cell>
          <table:table-cell table:formula="of:=[.B449]/[.$B$589]*100" office:value-type="float" office:value="0.185" calcext:value-type="float">
            <text:p>0.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art Battery makes a smarter Power Pack</text:p>
          </table:table-cell>
          <table:table-cell office:value-type="float" office:value="37" calcext:value-type="float">
            <text:p>37</text:p>
          </table:table-cell>
          <table:table-cell table:formula="of:=[.B450]/[.$B$589]*100" office:value-type="float" office:value="0.185" calcext:value-type="float">
            <text:p>0.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 IOT Device That Tells Dad the Stove is Off.</text:p>
          </table:table-cell>
          <table:table-cell office:value-type="float" office:value="37" calcext:value-type="float">
            <text:p>37</text:p>
          </table:table-cell>
          <table:table-cell table:formula="of:=[.B451]/[.$B$589]*100" office:value-type="float" office:value="0.185" calcext:value-type="float">
            <text:p>0.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V-badge</text:p>
          </table:table-cell>
          <table:table-cell office:value-type="float" office:value="37" calcext:value-type="float">
            <text:p>37</text:p>
          </table:table-cell>
          <table:table-cell table:formula="of:=[.B452]/[.$B$589]*100" office:value-type="float" office:value="0.185" calcext:value-type="float">
            <text:p>0.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 HOT project</text:p>
          </table:table-cell>
          <table:table-cell office:value-type="float" office:value="37" calcext:value-type="float">
            <text:p>37</text:p>
          </table:table-cell>
          <table:table-cell table:formula="of:=[.B453]/[.$B$589]*100" office:value-type="float" office:value="0.185" calcext:value-type="float">
            <text:p>0.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gent Robot</text:p>
          </table:table-cell>
          <table:table-cell office:value-type="float" office:value="37" calcext:value-type="float">
            <text:p>37</text:p>
          </table:table-cell>
          <table:table-cell table:formula="of:=[.B454]/[.$B$589]*100" office:value-type="float" office:value="0.185" calcext:value-type="float">
            <text:p>0.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ergy wristband</text:p>
          </table:table-cell>
          <table:table-cell office:value-type="float" office:value="37" calcext:value-type="float">
            <text:p>37</text:p>
          </table:table-cell>
          <table:table-cell table:formula="of:=[.B455]/[.$B$589]*100" office:value-type="float" office:value="0.185" calcext:value-type="float">
            <text:p>0.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nch Top 5-Axis Mill</text:p>
          </table:table-cell>
          <table:table-cell office:value-type="float" office:value="37" calcext:value-type="float">
            <text:p>37</text:p>
          </table:table-cell>
          <table:table-cell table:formula="of:=[.B456]/[.$B$589]*100" office:value-type="float" office:value="0.185" calcext:value-type="float">
            <text:p>0.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sh network based Internet access</text:p>
          </table:table-cell>
          <table:table-cell office:value-type="float" office:value="37" calcext:value-type="float">
            <text:p>37</text:p>
          </table:table-cell>
          <table:table-cell table:formula="of:=[.B457]/[.$B$589]*100" office:value-type="float" office:value="0.185" calcext:value-type="float">
            <text:p>0.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cial Light Flex Module</text:p>
          </table:table-cell>
          <table:table-cell office:value-type="float" office:value="38" calcext:value-type="float">
            <text:p>38</text:p>
          </table:table-cell>
          <table:table-cell table:formula="of:=[.B458]/[.$B$589]*100" office:value-type="float" office:value="0.19" calcext:value-type="float">
            <text:p>0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Wheel</text:p>
          </table:table-cell>
          <table:table-cell office:value-type="float" office:value="38" calcext:value-type="float">
            <text:p>38</text:p>
          </table:table-cell>
          <table:table-cell table:formula="of:=[.B459]/[.$B$589]*100" office:value-type="float" office:value="0.19" calcext:value-type="float">
            <text:p>0.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TRL-BA</text:p>
          </table:table-cell>
          <table:table-cell office:value-type="float" office:value="38" calcext:value-type="float">
            <text:p>38</text:p>
          </table:table-cell>
          <table:table-cell table:formula="of:=[.B460]/[.$B$589]*100" office:value-type="float" office:value="0.19" calcext:value-type="float">
            <text:p>0.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ex Sensor ADC Buffer Flex Module</text:p>
          </table:table-cell>
          <table:table-cell office:value-type="float" office:value="38" calcext:value-type="float">
            <text:p>38</text:p>
          </table:table-cell>
          <table:table-cell table:formula="of:=[.B461]/[.$B$589]*100" office:value-type="float" office:value="0.19" calcext:value-type="float">
            <text:p>0.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tler - a visual aid for time &amp;amp; activity</text:p>
          </table:table-cell>
          <table:table-cell office:value-type="float" office:value="38" calcext:value-type="float">
            <text:p>38</text:p>
          </table:table-cell>
          <table:table-cell table:formula="of:=[.B462]/[.$B$589]*100" office:value-type="float" office:value="0.19" calcext:value-type="float">
            <text:p>0.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 AT</text:p>
          </table:table-cell>
          <table:table-cell office:value-type="float" office:value="38" calcext:value-type="float">
            <text:p>38</text:p>
          </table:table-cell>
          <table:table-cell table:formula="of:=[.B463]/[.$B$589]*100" office:value-type="float" office:value="0.19" calcext:value-type="float">
            <text:p>0.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2axis Flex Module</text:p>
          </table:table-cell>
          <table:table-cell office:value-type="float" office:value="38" calcext:value-type="float">
            <text:p>38</text:p>
          </table:table-cell>
          <table:table-cell table:formula="of:=[.B464]/[.$B$589]*100" office:value-type="float" office:value="0.19" calcext:value-type="float">
            <text:p>0.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mmingbird</text:p>
          </table:table-cell>
          <table:table-cell office:value-type="float" office:value="38" calcext:value-type="float">
            <text:p>38</text:p>
          </table:table-cell>
          <table:table-cell table:formula="of:=[.B465]/[.$B$589]*100" office:value-type="float" office:value="0.19" calcext:value-type="float">
            <text:p>0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Free</text:p>
          </table:table-cell>
          <table:table-cell office:value-type="float" office:value="39" calcext:value-type="float">
            <text:p>39</text:p>
          </table:table-cell>
          <table:table-cell table:formula="of:=[.B466]/[.$B$589]*100" office:value-type="float" office:value="0.195" calcext:value-type="float">
            <text:p>0.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P-01 &amp;amp; ESP-03 Breakout</text:p>
          </table:table-cell>
          <table:table-cell office:value-type="float" office:value="39" calcext:value-type="float">
            <text:p>39</text:p>
          </table:table-cell>
          <table:table-cell table:formula="of:=[.B467]/[.$B$589]*100" office:value-type="float" office:value="0.195" calcext:value-type="float">
            <text:p>0.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o Bike Alarm</text:p>
          </table:table-cell>
          <table:table-cell office:value-type="float" office:value="39" calcext:value-type="float">
            <text:p>39</text:p>
          </table:table-cell>
          <table:table-cell table:formula="of:=[.B468]/[.$B$589]*100" office:value-type="float" office:value="0.195" calcext:value-type="float">
            <text:p>0.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ta-Sigma versus PWM</text:p>
          </table:table-cell>
          <table:table-cell office:value-type="float" office:value="39" calcext:value-type="float">
            <text:p>39</text:p>
          </table:table-cell>
          <table:table-cell table:formula="of:=[.B469]/[.$B$589]*100" office:value-type="float" office:value="0.195" calcext:value-type="float">
            <text:p>0.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ch Slide</text:p>
          </table:table-cell>
          <table:table-cell office:value-type="float" office:value="39" calcext:value-type="float">
            <text:p>39</text:p>
          </table:table-cell>
          <table:table-cell table:formula="of:=[.B470]/[.$B$589]*100" office:value-type="float" office:value="0.195" calcext:value-type="float">
            <text:p>0.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ne Fridge off the Grid</text:p>
          </table:table-cell>
          <table:table-cell office:value-type="float" office:value="39" calcext:value-type="float">
            <text:p>39</text:p>
          </table:table-cell>
          <table:table-cell table:formula="of:=[.B471]/[.$B$589]*100" office:value-type="float" office:value="0.195" calcext:value-type="float">
            <text:p>0.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egram Control</text:p>
          </table:table-cell>
          <table:table-cell office:value-type="float" office:value="39" calcext:value-type="float">
            <text:p>39</text:p>
          </table:table-cell>
          <table:table-cell table:formula="of:=[.B472]/[.$B$589]*100" office:value-type="float" office:value="0.195" calcext:value-type="float">
            <text:p>0.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rn a cigarette lighter into an IR Nikon remote</text:p>
          </table:table-cell>
          <table:table-cell office:value-type="float" office:value="39" calcext:value-type="float">
            <text:p>39</text:p>
          </table:table-cell>
          <table:table-cell table:formula="of:=[.B473]/[.$B$589]*100" office:value-type="float" office:value="0.195" calcext:value-type="float">
            <text:p>0.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56 Channel Firework Controller</text:p>
          </table:table-cell>
          <table:table-cell office:value-type="float" office:value="40" calcext:value-type="float">
            <text:p>40</text:p>
          </table:table-cell>
          <table:table-cell table:formula="of:=[.B474]/[.$B$589]*100" office:value-type="float" office:value="0.2" calcext:value-type="float">
            <text:p>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ti ATM Hijack Theft </text:p>
          </table:table-cell>
          <table:table-cell office:value-type="float" office:value="40" calcext:value-type="float">
            <text:p>40</text:p>
          </table:table-cell>
          <table:table-cell table:formula="of:=[.B475]/[.$B$589]*100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-Fi Reflow Oven</text:p>
          </table:table-cell>
          <table:table-cell office:value-type="float" office:value="40" calcext:value-type="float">
            <text:p>40</text:p>
          </table:table-cell>
          <table:table-cell table:formula="of:=[.B476]/[.$B$589]*100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Lux - Smarts for your downlights</text:p>
          </table:table-cell>
          <table:table-cell office:value-type="float" office:value="40" calcext:value-type="float">
            <text:p>40</text:p>
          </table:table-cell>
          <table:table-cell table:formula="of:=[.B477]/[.$B$589]*100" office:value-type="float" office:value="0.2" calcext:value-type="float">
            <text:p>0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er Menu Please</text:p>
          </table:table-cell>
          <table:table-cell office:value-type="float" office:value="40" calcext:value-type="float">
            <text:p>40</text:p>
          </table:table-cell>
          <table:table-cell table:formula="of:=[.B478]/[.$B$589]*100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list Handheld Color Console</text:p>
          </table:table-cell>
          <table:table-cell office:value-type="float" office:value="41" calcext:value-type="float">
            <text:p>41</text:p>
          </table:table-cell>
          <table:table-cell table:formula="of:=[.B479]/[.$B$589]*100" office:value-type="float" office:value="0.205" calcext:value-type="float">
            <text:p>0.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PR121 Capacitive Touch Button</text:p>
          </table:table-cell>
          <table:table-cell office:value-type="float" office:value="41" calcext:value-type="float">
            <text:p>41</text:p>
          </table:table-cell>
          <table:table-cell table:formula="of:=[.B480]/[.$B$589]*100" office:value-type="float" office:value="0.205" calcext:value-type="float">
            <text:p>0.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KER</text:p>
          </table:table-cell>
          <table:table-cell office:value-type="float" office:value="41" calcext:value-type="float">
            <text:p>41</text:p>
          </table:table-cell>
          <table:table-cell table:formula="of:=[.B481]/[.$B$589]*100" office:value-type="float" office:value="0.205" calcext:value-type="float">
            <text:p>0.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RStove <text:s/></text:p>
          </table:table-cell>
          <table:table-cell office:value-type="float" office:value="41" calcext:value-type="float">
            <text:p>41</text:p>
          </table:table-cell>
          <table:table-cell table:formula="of:=[.B482]/[.$B$589]*100" office:value-type="float" office:value="0.205" calcext:value-type="float">
            <text:p>0.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ngo Fuel</text:p>
          </table:table-cell>
          <table:table-cell office:value-type="float" office:value="41" calcext:value-type="float">
            <text:p>41</text:p>
          </table:table-cell>
          <table:table-cell table:formula="of:=[.B483]/[.$B$589]*100" office:value-type="float" office:value="0.205" calcext:value-type="float">
            <text:p>0.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n Source Embroidery Machine</text:p>
          </table:table-cell>
          <table:table-cell office:value-type="float" office:value="41" calcext:value-type="float">
            <text:p>41</text:p>
          </table:table-cell>
          <table:table-cell table:formula="of:=[.B484]/[.$B$589]*100" office:value-type="float" office:value="0.205" calcext:value-type="float">
            <text:p>0.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DAC USB Audio DAC</text:p>
          </table:table-cell>
          <table:table-cell office:value-type="float" office:value="41" calcext:value-type="float">
            <text:p>41</text:p>
          </table:table-cell>
          <table:table-cell table:formula="of:=[.B485]/[.$B$589]*100" office:value-type="float" office:value="0.205" calcext:value-type="float">
            <text:p>0.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e Automation - BT Modules</text:p>
          </table:table-cell>
          <table:table-cell office:value-type="float" office:value="41" calcext:value-type="float">
            <text:p>41</text:p>
          </table:table-cell>
          <table:table-cell table:formula="of:=[.B486]/[.$B$589]*100" office:value-type="float" office:value="0.205" calcext:value-type="float">
            <text:p>0.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traWAPI</text:p>
          </table:table-cell>
          <table:table-cell office:value-type="float" office:value="42" calcext:value-type="float">
            <text:p>42</text:p>
          </table:table-cell>
          <table:table-cell table:formula="of:=[.B487]/[.$B$589]*100"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8266 DIN 8-Channel Wifi Relay Controller</text:p>
          </table:table-cell>
          <table:table-cell office:value-type="float" office:value="42" calcext:value-type="float">
            <text:p>42</text:p>
          </table:table-cell>
          <table:table-cell table:formula="of:=[.B488]/[.$B$589]*100" office:value-type="float" office:value="0.21" calcext:value-type="float">
            <text:p>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 Ninja</text:p>
          </table:table-cell>
          <table:table-cell office:value-type="float" office:value="42" calcext:value-type="float">
            <text:p>42</text:p>
          </table:table-cell>
          <table:table-cell table:formula="of:=[.B489]/[.$B$589]*100"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 &amp;amp; Rescue / Disaster relief WiFi</text:p>
          </table:table-cell>
          <table:table-cell office:value-type="float" office:value="42" calcext:value-type="float">
            <text:p>42</text:p>
          </table:table-cell>
          <table:table-cell table:formula="of:=[.B490]/[.$B$589]*100" office:value-type="float" office:value="0.21" calcext:value-type="float">
            <text:p>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cyclable Delivery System</text:p>
          </table:table-cell>
          <table:table-cell office:value-type="float" office:value="42" calcext:value-type="float">
            <text:p>42</text:p>
          </table:table-cell>
          <table:table-cell table:formula="of:=[.B491]/[.$B$589]*100" office:value-type="float" office:value="0.21" calcext:value-type="float">
            <text:p>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cycle brake light message</text:p>
          </table:table-cell>
          <table:table-cell office:value-type="float" office:value="42" calcext:value-type="float">
            <text:p>42</text:p>
          </table:table-cell>
          <table:table-cell table:formula="of:=[.B492]/[.$B$589]*100"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ffsy Phono Preamp PP-3</text:p>
          </table:table-cell>
          <table:table-cell office:value-type="float" office:value="42" calcext:value-type="float">
            <text:p>42</text:p>
          </table:table-cell>
          <table:table-cell table:formula="of:=[.B493]/[.$B$589]*100" office:value-type="float" office:value="0.21" calcext:value-type="float">
            <text:p>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tomated Bath and Shower</text:p>
          </table:table-cell>
          <table:table-cell office:value-type="float" office:value="42" calcext:value-type="float">
            <text:p>42</text:p>
          </table:table-cell>
          <table:table-cell table:formula="of:=[.B494]/[.$B$589]*100"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denMill</text:p>
          </table:table-cell>
          <table:table-cell office:value-type="float" office:value="43" calcext:value-type="float">
            <text:p>43</text:p>
          </table:table-cell>
          <table:table-cell table:formula="of:=[.B495]/[.$B$589]*100" office:value-type="float" office:value="0.215" calcext:value-type="float">
            <text:p>0.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ision</text:p>
          </table:table-cell>
          <table:table-cell office:value-type="float" office:value="43" calcext:value-type="float">
            <text:p>43</text:p>
          </table:table-cell>
          <table:table-cell table:formula="of:=[.B496]/[.$B$589]*100" office:value-type="float" office:value="0.215" calcext:value-type="float">
            <text:p>0.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ductive Loop Vehicle Detector v2.1</text:p>
          </table:table-cell>
          <table:table-cell office:value-type="float" office:value="43" calcext:value-type="float">
            <text:p>43</text:p>
          </table:table-cell>
          <table:table-cell table:formula="of:=[.B497]/[.$B$589]*100" office:value-type="float" office:value="0.215" calcext:value-type="float">
            <text:p>0.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 wet iPhone with teensyLC</text:p>
          </table:table-cell>
          <table:table-cell office:value-type="float" office:value="43" calcext:value-type="float">
            <text:p>43</text:p>
          </table:table-cell>
          <table:table-cell table:formula="of:=[.B498]/[.$B$589]*100" office:value-type="float" office:value="0.215" calcext:value-type="float">
            <text:p>0.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ulti-Function Selective Firing Neurons</text:p>
          </table:table-cell>
          <table:table-cell office:value-type="float" office:value="43" calcext:value-type="float">
            <text:p>43</text:p>
          </table:table-cell>
          <table:table-cell table:formula="of:=[.B499]/[.$B$589]*100" office:value-type="float" office:value="0.215" calcext:value-type="float">
            <text:p>0.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vironmental Condition Monitor</text:p>
          </table:table-cell>
          <table:table-cell office:value-type="float" office:value="44" calcext:value-type="float">
            <text:p>44</text:p>
          </table:table-cell>
          <table:table-cell table:formula="of:=[.B500]/[.$B$589]*100"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Bio - STEM Teaching Tool</text:p>
          </table:table-cell>
          <table:table-cell office:value-type="float" office:value="44" calcext:value-type="float">
            <text:p>44</text:p>
          </table:table-cell>
          <table:table-cell table:formula="of:=[.B501]/[.$B$589]*100"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Pi - Pocketable Game and Computer System</text:p>
          </table:table-cell>
          <table:table-cell office:value-type="float" office:value="44" calcext:value-type="float">
            <text:p>44</text:p>
          </table:table-cell>
          <table:table-cell table:formula="of:=[.B502]/[.$B$589]*100" office:value-type="float" office:value="0.22" calcext:value-type="float">
            <text:p>0.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ce Controlled Surveillance Drone</text:p>
          </table:table-cell>
          <table:table-cell office:value-type="float" office:value="45" calcext:value-type="float">
            <text:p>45</text:p>
          </table:table-cell>
          <table:table-cell table:formula="of:=[.B503]/[.$B$589]*100" office:value-type="float" office:value="0.225" calcext:value-type="float">
            <text:p>0.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orithmic Composter</text:p>
          </table:table-cell>
          <table:table-cell office:value-type="float" office:value="45" calcext:value-type="float">
            <text:p>45</text:p>
          </table:table-cell>
          <table:table-cell table:formula="of:=[.B504]/[.$B$589]*100" office:value-type="float" office:value="0.225" calcext:value-type="float">
            <text:p>0.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TRL.BA</text:p>
          </table:table-cell>
          <table:table-cell office:value-type="float" office:value="45" calcext:value-type="float">
            <text:p>45</text:p>
          </table:table-cell>
          <table:table-cell table:formula="of:=[.B505]/[.$B$589]*100" office:value-type="float" office:value="0.225" calcext:value-type="float">
            <text:p>0.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reNice - Thermoelectric Power And Cooling</text:p>
          </table:table-cell>
          <table:table-cell office:value-type="float" office:value="45" calcext:value-type="float">
            <text:p>45</text:p>
          </table:table-cell>
          <table:table-cell table:formula="of:=[.B506]/[.$B$589]*100" office:value-type="float" office:value="0.225" calcext:value-type="float">
            <text:p>0.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onCode (not exclusively for AVRs)</text:p>
          </table:table-cell>
          <table:table-cell office:value-type="float" office:value="45" calcext:value-type="float">
            <text:p>45</text:p>
          </table:table-cell>
          <table:table-cell table:formula="of:=[.B507]/[.$B$589]*100" office:value-type="float" office:value="0.225" calcext:value-type="float">
            <text:p>0.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log Power Distribution Board</text:p>
          </table:table-cell>
          <table:table-cell office:value-type="float" office:value="45" calcext:value-type="float">
            <text:p>45</text:p>
          </table:table-cell>
          <table:table-cell table:formula="of:=[.B508]/[.$B$589]*100" office:value-type="float" office:value="0.225" calcext:value-type="float">
            <text:p>0.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me automation - Trinket Sensing</text:p>
          </table:table-cell>
          <table:table-cell office:value-type="float" office:value="45" calcext:value-type="float">
            <text:p>45</text:p>
          </table:table-cell>
          <table:table-cell table:formula="of:=[.B509]/[.$B$589]*100" office:value-type="float" office:value="0.225" calcext:value-type="float">
            <text:p>0.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P-8/I</text:p>
          </table:table-cell>
          <table:table-cell office:value-type="float" office:value="46" calcext:value-type="float">
            <text:p>46</text:p>
          </table:table-cell>
          <table:table-cell table:formula="of:=[.B510]/[.$B$589]*100"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a free Lab Organizer</text:p>
          </table:table-cell>
          <table:table-cell office:value-type="float" office:value="46" calcext:value-type="float">
            <text:p>46</text:p>
          </table:table-cell>
          <table:table-cell table:formula="of:=[.B511]/[.$B$589]*100" office:value-type="float" office:value="0.23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Saab</text:p>
          </table:table-cell>
          <table:table-cell office:value-type="float" office:value="46" calcext:value-type="float">
            <text:p>46</text:p>
          </table:table-cell>
          <table:table-cell table:formula="of:=[.B512]/[.$B$589]*100" office:value-type="float" office:value="0.23" calcext:value-type="float">
            <text:p>0.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tomatic Plant Watering System</text:p>
          </table:table-cell>
          <table:table-cell office:value-type="float" office:value="46" calcext:value-type="float">
            <text:p>46</text:p>
          </table:table-cell>
          <table:table-cell table:formula="of:=[.B513]/[.$B$589]*100" office:value-type="float" office:value="0.23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odWatch</text:p>
          </table:table-cell>
          <table:table-cell office:value-type="float" office:value="47" calcext:value-type="float">
            <text:p>47</text:p>
          </table:table-cell>
          <table:table-cell table:formula="of:=[.B514]/[.$B$589]*100" office:value-type="float" office:value="0.235" calcext:value-type="float">
            <text:p>0.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ex Modules</text:p>
          </table:table-cell>
          <table:table-cell office:value-type="float" office:value="47" calcext:value-type="float">
            <text:p>47</text:p>
          </table:table-cell>
          <table:table-cell table:formula="of:=[.B515]/[.$B$589]*100" office:value-type="float" office:value="0.235" calcext:value-type="float">
            <text:p>0.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in Indicator V2.0</text:p>
          </table:table-cell>
          <table:table-cell office:value-type="float" office:value="48" calcext:value-type="float">
            <text:p>48</text:p>
          </table:table-cell>
          <table:table-cell table:formula="of:=[.B516]/[.$B$589]*100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e automation hub using pi&amp;#39;s, arduino and more!</text:p>
          </table:table-cell>
          <table:table-cell office:value-type="float" office:value="48" calcext:value-type="float">
            <text:p>48</text:p>
          </table:table-cell>
          <table:table-cell table:formula="of:=[.B517]/[.$B$589]*100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opotential Signal Library</text:p>
          </table:table-cell>
          <table:table-cell office:value-type="float" office:value="48" calcext:value-type="float">
            <text:p>48</text:p>
          </table:table-cell>
          <table:table-cell table:formula="of:=[.B518]/[.$B$589]*100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erillamesh.net</text:p>
          </table:table-cell>
          <table:table-cell office:value-type="float" office:value="48" calcext:value-type="float">
            <text:p>48</text:p>
          </table:table-cell>
          <table:table-cell table:formula="of:=[.B519]/[.$B$589]*100" office:value-type="float" office:value="0.24" calcext:value-type="float">
            <text:p>0.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w cost compact drone</text:p>
          </table:table-cell>
          <table:table-cell office:value-type="float" office:value="48" calcext:value-type="float">
            <text:p>48</text:p>
          </table:table-cell>
          <table:table-cell table:formula="of:=[.B520]/[.$B$589]*100" office:value-type="float" office:value="0.24" calcext:value-type="float">
            <text:p>0.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koboko 凸凹</text:p>
          </table:table-cell>
          <table:table-cell office:value-type="float" office:value="49" calcext:value-type="float">
            <text:p>49</text:p>
          </table:table-cell>
          <table:table-cell table:formula="of:=[.B521]/[.$B$589]*100" office:value-type="float" office:value="0.245" calcext:value-type="float">
            <text:p>0.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derly Asset Tracker</text:p>
          </table:table-cell>
          <table:table-cell office:value-type="float" office:value="49" calcext:value-type="float">
            <text:p>49</text:p>
          </table:table-cell>
          <table:table-cell table:formula="of:=[.B522]/[.$B$589]*100" office:value-type="float" office:value="0.245" calcext:value-type="float">
            <text:p>0.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hensive Laboratory Developme Kit for AVR MCU</text:p>
          </table:table-cell>
          <table:table-cell office:value-type="float" office:value="49" calcext:value-type="float">
            <text:p>49</text:p>
          </table:table-cell>
          <table:table-cell table:formula="of:=[.B523]/[.$B$589]*100" office:value-type="float" office:value="0.245" calcext:value-type="float">
            <text:p>0.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zy Cleaner 9000</text:p>
          </table:table-cell>
          <table:table-cell office:value-type="float" office:value="50" calcext:value-type="float">
            <text:p>50</text:p>
          </table:table-cell>
          <table:table-cell table:formula="of:=[.B524]/[.$B$589]*100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its</text:p>
          </table:table-cell>
          <table:table-cell office:value-type="float" office:value="50" calcext:value-type="float">
            <text:p>50</text:p>
          </table:table-cell>
          <table:table-cell table:formula="of:=[.B525]/[.$B$589]*100" office:value-type="float" office:value="0.25" calcext:value-type="float">
            <text:p>0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ther Clock</text:p>
          </table:table-cell>
          <table:table-cell office:value-type="float" office:value="50" calcext:value-type="float">
            <text:p>50</text:p>
          </table:table-cell>
          <table:table-cell table:formula="of:=[.B526]/[.$B$589]*100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rgency Backup Power and Wallwarts Eliminator</text:p>
          </table:table-cell>
          <table:table-cell office:value-type="float" office:value="50" calcext:value-type="float">
            <text:p>50</text:p>
          </table:table-cell>
          <table:table-cell table:formula="of:=[.B527]/[.$B$589]*100" office:value-type="float" office:value="0.25" calcext:value-type="float">
            <text:p>0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 Smart Garden</text:p>
          </table:table-cell>
          <table:table-cell office:value-type="float" office:value="50" calcext:value-type="float">
            <text:p>50</text:p>
          </table:table-cell>
          <table:table-cell table:formula="of:=[.B528]/[.$B$589]*100" office:value-type="float" office:value="0.25" calcext:value-type="float">
            <text:p>0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nd-down plug</text:p>
          </table:table-cell>
          <table:table-cell office:value-type="float" office:value="50" calcext:value-type="float">
            <text:p>50</text:p>
          </table:table-cell>
          <table:table-cell table:formula="of:=[.B529]/[.$B$589]*100" office:value-type="float" office:value="0.25" calcext:value-type="float">
            <text:p>0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ye Controlled Wheelchair!</text:p>
          </table:table-cell>
          <table:table-cell office:value-type="float" office:value="51" calcext:value-type="float">
            <text:p>51</text:p>
          </table:table-cell>
          <table:table-cell table:formula="of:=[.B530]/[.$B$589]*100" office:value-type="float" office:value="0.255" calcext:value-type="float">
            <text:p>0.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e the Warmth</text:p>
          </table:table-cell>
          <table:table-cell office:value-type="float" office:value="51" calcext:value-type="float">
            <text:p>51</text:p>
          </table:table-cell>
          <table:table-cell table:formula="of:=[.B531]/[.$B$589]*100" office:value-type="float" office:value="0.255" calcext:value-type="float">
            <text:p>0.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lse Music Player</text:p>
          </table:table-cell>
          <table:table-cell office:value-type="float" office:value="51" calcext:value-type="float">
            <text:p>51</text:p>
          </table:table-cell>
          <table:table-cell table:formula="of:=[.B532]/[.$B$589]*100" office:value-type="float" office:value="0.255" calcext:value-type="float">
            <text:p>0.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eph</text:p>
          </table:table-cell>
          <table:table-cell office:value-type="float" office:value="52" calcext:value-type="float">
            <text:p>52</text:p>
          </table:table-cell>
          <table:table-cell table:formula="of:=[.B533]/[.$B$589]*100" office:value-type="float" office:value="0.26" calcext:value-type="float">
            <text:p>0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ndom number generator</text:p>
          </table:table-cell>
          <table:table-cell office:value-type="float" office:value="52" calcext:value-type="float">
            <text:p>52</text:p>
          </table:table-cell>
          <table:table-cell table:formula="of:=[.B534]/[.$B$589]*100" office:value-type="float" office:value="0.26" calcext:value-type="float">
            <text:p>0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D Printed Parametric Motor</text:p>
          </table:table-cell>
          <table:table-cell office:value-type="float" office:value="52" calcext:value-type="float">
            <text:p>52</text:p>
          </table:table-cell>
          <table:table-cell table:formula="of:=[.B535]/[.$B$589]*100" office:value-type="float" office:value="0.26" calcext:value-type="float">
            <text:p>0.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MPS replacement for 7805</text:p>
          </table:table-cell>
          <table:table-cell office:value-type="float" office:value="53" calcext:value-type="float">
            <text:p>53</text:p>
          </table:table-cell>
          <table:table-cell table:formula="of:=[.B536]/[.$B$589]*100" office:value-type="float" office:value="0.265" calcext:value-type="float">
            <text:p>0.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ltra-Portable Sustainable Electric Generator</text:p>
          </table:table-cell>
          <table:table-cell office:value-type="float" office:value="53" calcext:value-type="float">
            <text:p>53</text:p>
          </table:table-cell>
          <table:table-cell table:formula="of:=[.B537]/[.$B$589]*100" office:value-type="float" office:value="0.265" calcext:value-type="float">
            <text:p>0.2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D card back up tool</text:p>
          </table:table-cell>
          <table:table-cell office:value-type="float" office:value="53" calcext:value-type="float">
            <text:p>53</text:p>
          </table:table-cell>
          <table:table-cell table:formula="of:=[.B538]/[.$B$589]*100" office:value-type="float" office:value="0.265" calcext:value-type="float">
            <text:p>0.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V Lightbox</text:p>
          </table:table-cell>
          <table:table-cell office:value-type="float" office:value="54" calcext:value-type="float">
            <text:p>54</text:p>
          </table:table-cell>
          <table:table-cell table:formula="of:=[.B539]/[.$B$589]*100" office:value-type="float" office:value="0.27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kebike</text:p>
          </table:table-cell>
          <table:table-cell office:value-type="float" office:value="54" calcext:value-type="float">
            <text:p>54</text:p>
          </table:table-cell>
          <table:table-cell table:formula="of:=[.B540]/[.$B$589]*100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h More Traveled</text:p>
          </table:table-cell>
          <table:table-cell office:value-type="float" office:value="55" calcext:value-type="float">
            <text:p>55</text:p>
          </table:table-cell>
          <table:table-cell table:formula="of:=[.B541]/[.$B$589]*100" office:value-type="float" office:value="0.275" calcext:value-type="float">
            <text:p>0.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irco Smart Home System - Sensor Network</text:p>
          </table:table-cell>
          <table:table-cell office:value-type="float" office:value="55" calcext:value-type="float">
            <text:p>55</text:p>
          </table:table-cell>
          <table:table-cell table:formula="of:=[.B542]/[.$B$589]*100" office:value-type="float" office:value="0.275" calcext:value-type="float">
            <text:p>0.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id Remote Control for Electrical Applicances</text:p>
          </table:table-cell>
          <table:table-cell office:value-type="float" office:value="55" calcext:value-type="float">
            <text:p>55</text:p>
          </table:table-cell>
          <table:table-cell table:formula="of:=[.B543]/[.$B$589]*100" office:value-type="float" office:value="0.275" calcext:value-type="float">
            <text:p>0.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uino Carbot Adapter Board</text:p>
          </table:table-cell>
          <table:table-cell office:value-type="float" office:value="56" calcext:value-type="float">
            <text:p>56</text:p>
          </table:table-cell>
          <table:table-cell table:formula="of:=[.B544]/[.$B$589]*100"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r satellite devkit and launch</text:p>
          </table:table-cell>
          <table:table-cell office:value-type="float" office:value="56" calcext:value-type="float">
            <text:p>56</text:p>
          </table:table-cell>
          <table:table-cell table:formula="of:=[.B545]/[.$B$589]*100" office:value-type="float" office:value="0.28" calcext:value-type="float">
            <text:p>0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60 - EPS</text:p>
          </table:table-cell>
          <table:table-cell office:value-type="float" office:value="57" calcext:value-type="float">
            <text:p>57</text:p>
          </table:table-cell>
          <table:table-cell table:formula="of:=[.B546]/[.$B$589]*100" office:value-type="float" office:value="0.285" calcext:value-type="float">
            <text:p>0.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TA based Farm Monitoring Solution</text:p>
          </table:table-cell>
          <table:table-cell office:value-type="float" office:value="57" calcext:value-type="float">
            <text:p>57</text:p>
          </table:table-cell>
          <table:table-cell table:formula="of:=[.B547]/[.$B$589]*100" office:value-type="float" office:value="0.285" calcext:value-type="float">
            <text:p>0.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ortSafe</text:p>
          </table:table-cell>
          <table:table-cell office:value-type="float" office:value="57" calcext:value-type="float">
            <text:p>57</text:p>
          </table:table-cell>
          <table:table-cell table:formula="of:=[.B548]/[.$B$589]*100" office:value-type="float" office:value="0.285" calcext:value-type="float">
            <text:p>0.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wInBox</text:p>
          </table:table-cell>
          <table:table-cell office:value-type="float" office:value="57" calcext:value-type="float">
            <text:p>57</text:p>
          </table:table-cell>
          <table:table-cell table:formula="of:=[.B549]/[.$B$589]*100" office:value-type="float" office:value="0.285" calcext:value-type="float">
            <text:p>0.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ower water saver</text:p>
          </table:table-cell>
          <table:table-cell office:value-type="float" office:value="57" calcext:value-type="float">
            <text:p>57</text:p>
          </table:table-cell>
          <table:table-cell table:formula="of:=[.B550]/[.$B$589]*100" office:value-type="float" office:value="0.285" calcext:value-type="float">
            <text:p>0.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Safe - A solar powered safety light</text:p>
          </table:table-cell>
          <table:table-cell office:value-type="float" office:value="58" calcext:value-type="float">
            <text:p>58</text:p>
          </table:table-cell>
          <table:table-cell table:formula="of:=[.B551]/[.$B$589]*100" office:value-type="float" office:value="0.29" calcext:value-type="float">
            <text:p>0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eration: Learn The MIPS (PIC32)</text:p>
          </table:table-cell>
          <table:table-cell office:value-type="float" office:value="59" calcext:value-type="float">
            <text:p>59</text:p>
          </table:table-cell>
          <table:table-cell table:formula="of:=[.B552]/[.$B$589]*100" office:value-type="float" office:value="0.295" calcext:value-type="float">
            <text:p>0.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 Power from Piezo-Trees</text:p>
          </table:table-cell>
          <table:table-cell office:value-type="float" office:value="59" calcext:value-type="float">
            <text:p>59</text:p>
          </table:table-cell>
          <table:table-cell table:formula="of:=[.B553]/[.$B$589]*100" office:value-type="float" office:value="0.295" calcext:value-type="float">
            <text:p>0.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Dmicro Flex Module</text:p>
          </table:table-cell>
          <table:table-cell office:value-type="float" office:value="59" calcext:value-type="float">
            <text:p>59</text:p>
          </table:table-cell>
          <table:table-cell table:formula="of:=[.B554]/[.$B$589]*100" office:value-type="float" office:value="0.295" calcext:value-type="float">
            <text:p>0.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ular Vertical Farming</text:p>
          </table:table-cell>
          <table:table-cell office:value-type="float" office:value="60" calcext:value-type="float">
            <text:p>60</text:p>
          </table:table-cell>
          <table:table-cell table:formula="of:=[.B555]/[.$B$589]*100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can</text:p>
          </table:table-cell>
          <table:table-cell office:value-type="float" office:value="60" calcext:value-type="float">
            <text:p>60</text:p>
          </table:table-cell>
          <table:table-cell table:formula="of:=[.B556]/[.$B$589]*100" office:value-type="float" office:value="0.3" calcext:value-type="float">
            <text:p>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ject Limitless</text:p>
          </table:table-cell>
          <table:table-cell office:value-type="float" office:value="60" calcext:value-type="float">
            <text:p>60</text:p>
          </table:table-cell>
          <table:table-cell table:formula="of:=[.B557]/[.$B$589]*100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OfThings</text:p>
          </table:table-cell>
          <table:table-cell office:value-type="float" office:value="61" calcext:value-type="float">
            <text:p>61</text:p>
          </table:table-cell>
          <table:table-cell table:formula="of:=[.B558]/[.$B$589]*100" office:value-type="float" office:value="0.305" calcext:value-type="float">
            <text:p>0.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lerBOT</text:p>
          </table:table-cell>
          <table:table-cell office:value-type="float" office:value="62" calcext:value-type="float">
            <text:p>62</text:p>
          </table:table-cell>
          <table:table-cell table:formula="of:=[.B559]/[.$B$589]*100" office:value-type="float" office:value="0.31" calcext:value-type="float">
            <text:p>0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tro Modules</text:p>
          </table:table-cell>
          <table:table-cell office:value-type="float" office:value="62" calcext:value-type="float">
            <text:p>62</text:p>
          </table:table-cell>
          <table:table-cell table:formula="of:=[.B560]/[.$B$589]*100" office:value-type="float" office:value="0.31" calcext:value-type="float">
            <text:p>0.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 Smart Garden Mini</text:p>
          </table:table-cell>
          <table:table-cell office:value-type="float" office:value="63" calcext:value-type="float">
            <text:p>63</text:p>
          </table:table-cell>
          <table:table-cell table:formula="of:=[.B561]/[.$B$589]*100" office:value-type="float" office:value="0.315" calcext:value-type="float">
            <text:p>0.3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tomatic Hydroponic Greenhouse</text:p>
          </table:table-cell>
          <table:table-cell office:value-type="float" office:value="63" calcext:value-type="float">
            <text:p>63</text:p>
          </table:table-cell>
          <table:table-cell table:formula="of:=[.B562]/[.$B$589]*100" office:value-type="float" office:value="0.315" calcext:value-type="float">
            <text:p>0.3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urbidity Sensor</text:p>
          </table:table-cell>
          <table:table-cell office:value-type="float" office:value="64" calcext:value-type="float">
            <text:p>64</text:p>
          </table:table-cell>
          <table:table-cell table:formula="of:=[.B563]/[.$B$589]*100"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FireVolt Project</text:p>
          </table:table-cell>
          <table:table-cell office:value-type="float" office:value="64" calcext:value-type="float">
            <text:p>64</text:p>
          </table:table-cell>
          <table:table-cell table:formula="of:=[.B564]/[.$B$589]*100" office:value-type="float" office:value="0.32" calcext:value-type="float">
            <text:p>0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rage Stereo II</text:p>
          </table:table-cell>
          <table:table-cell office:value-type="float" office:value="64" calcext:value-type="float">
            <text:p>64</text:p>
          </table:table-cell>
          <table:table-cell table:formula="of:=[.B565]/[.$B$589]*100"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rm - Your Robot</text:p>
          </table:table-cell>
          <table:table-cell office:value-type="float" office:value="64" calcext:value-type="float">
            <text:p>64</text:p>
          </table:table-cell>
          <table:table-cell table:formula="of:=[.B566]/[.$B$589]*100" office:value-type="float" office:value="0.32" calcext:value-type="float">
            <text:p>0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sonal Environmental Logger</text:p>
          </table:table-cell>
          <table:table-cell office:value-type="float" office:value="64" calcext:value-type="float">
            <text:p>64</text:p>
          </table:table-cell>
          <table:table-cell table:formula="of:=[.B567]/[.$B$589]*100" office:value-type="float" office:value="0.32" calcext:value-type="float">
            <text:p>0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vigating Poet</text:p>
          </table:table-cell>
          <table:table-cell office:value-type="float" office:value="64" calcext:value-type="float">
            <text:p>64</text:p>
          </table:table-cell>
          <table:table-cell table:formula="of:=[.B568]/[.$B$589]*100" office:value-type="float" office:value="0.32" calcext:value-type="float">
            <text:p>0.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/>NOCTURNAL SOLAR LIGHT BULB</text:p>
          </table:table-cell>
          <table:table-cell office:value-type="float" office:value="67" calcext:value-type="float">
            <text:p>67</text:p>
          </table:table-cell>
          <table:table-cell table:formula="of:=[.B569]/[.$B$589]*100" office:value-type="float" office:value="0.335" calcext:value-type="float">
            <text:p>0.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duino, a wine grower&amp;#39;s water saving project</text:p>
          </table:table-cell>
          <table:table-cell office:value-type="float" office:value="67" calcext:value-type="float">
            <text:p>67</text:p>
          </table:table-cell>
          <table:table-cell table:formula="of:=[.B570]/[.$B$589]*100" office:value-type="float" office:value="0.335" calcext:value-type="float">
            <text:p>0.3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ve your Butt</text:p>
          </table:table-cell>
          <table:table-cell office:value-type="float" office:value="67" calcext:value-type="float">
            <text:p>67</text:p>
          </table:table-cell>
          <table:table-cell table:formula="of:=[.B571]/[.$B$589]*100" office:value-type="float" office:value="0.335" calcext:value-type="float">
            <text:p>0.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YDRA multiheaded virtual computer</text:p>
          </table:table-cell>
          <table:table-cell office:value-type="float" office:value="67" calcext:value-type="float">
            <text:p>67</text:p>
          </table:table-cell>
          <table:table-cell table:formula="of:=[.B572]/[.$B$589]*100" office:value-type="float" office:value="0.335" calcext:value-type="float">
            <text:p>0.3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ject R</text:p>
          </table:table-cell>
          <table:table-cell office:value-type="float" office:value="67" calcext:value-type="float">
            <text:p>67</text:p>
          </table:table-cell>
          <table:table-cell table:formula="of:=[.B573]/[.$B$589]*100" office:value-type="float" office:value="0.335" calcext:value-type="float">
            <text:p>0.3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 Aid Stick for Blind</text:p>
          </table:table-cell>
          <table:table-cell office:value-type="float" office:value="72" calcext:value-type="float">
            <text:p>72</text:p>
          </table:table-cell>
          <table:table-cell table:formula="of:=[.B574]/[.$B$589]*100"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tooth LE Mood Light</text:p>
          </table:table-cell>
          <table:table-cell office:value-type="float" office:value="72" calcext:value-type="float">
            <text:p>72</text:p>
          </table:table-cell>
          <table:table-cell table:formula="of:=[.B575]/[.$B$589]*100" office:value-type="float" office:value="0.36" calcext:value-type="float">
            <text:p>0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ban Gardening: IKEA Style Kit</text:p>
          </table:table-cell>
          <table:table-cell office:value-type="float" office:value="76" calcext:value-type="float">
            <text:p>76</text:p>
          </table:table-cell>
          <table:table-cell table:formula="of:=[.B576]/[.$B$589]*100"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topod: Dev Kit for Robo-ideas!</text:p>
          </table:table-cell>
          <table:table-cell office:value-type="float" office:value="78" calcext:value-type="float">
            <text:p>78</text:p>
          </table:table-cell>
          <table:table-cell table:formula="of:=[.B577]/[.$B$589]*100" office:value-type="float" office:value="0.39" calcext:value-type="float">
            <text:p>0.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ron Man gauntlet</text:p>
          </table:table-cell>
          <table:table-cell office:value-type="float" office:value="86" calcext:value-type="float">
            <text:p>86</text:p>
          </table:table-cell>
          <table:table-cell table:formula="of:=[.B578]/[.$B$589]*100" office:value-type="float" office:value="0.43" calcext:value-type="float">
            <text:p>0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l</text:p>
          </table:table-cell>
          <table:table-cell office:value-type="float" office:value="86" calcext:value-type="float">
            <text:p>86</text:p>
          </table:table-cell>
          <table:table-cell table:formula="of:=[.B579]/[.$B$589]*100" office:value-type="float" office:value="0.43" calcext:value-type="float">
            <text:p>0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veillance Robot Camera (SUROCAM)</text:p>
          </table:table-cell>
          <table:table-cell office:value-type="float" office:value="89" calcext:value-type="float">
            <text:p>89</text:p>
          </table:table-cell>
          <table:table-cell table:formula="of:=[.B580]/[.$B$589]*100" office:value-type="float" office:value="0.445" calcext:value-type="float">
            <text:p>0.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mp box modification for disabaled folk</text:p>
          </table:table-cell>
          <table:table-cell office:value-type="float" office:value="91" calcext:value-type="float">
            <text:p>91</text:p>
          </table:table-cell>
          <table:table-cell table:formula="of:=[.B581]/[.$B$589]*100" office:value-type="float" office:value="0.455" calcext:value-type="float">
            <text:p>0.4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bric8</text:p>
          </table:table-cell>
          <table:table-cell office:value-type="float" office:value="91" calcext:value-type="float">
            <text:p>91</text:p>
          </table:table-cell>
          <table:table-cell table:formula="of:=[.B582]/[.$B$589]*100" office:value-type="float" office:value="0.455" calcext:value-type="float">
            <text:p>0.4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droGen-R8R : Portable Energy from Land Cleanups</text:p>
          </table:table-cell>
          <table:table-cell office:value-type="float" office:value="94" calcext:value-type="float">
            <text:p>94</text:p>
          </table:table-cell>
          <table:table-cell table:formula="of:=[.B583]/[.$B$589]*100" office:value-type="float" office:value="0.47" calcext:value-type="float">
            <text:p>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ard Llama</text:p>
          </table:table-cell>
          <table:table-cell office:value-type="float" office:value="96" calcext:value-type="float">
            <text:p>96</text:p>
          </table:table-cell>
          <table:table-cell table:formula="of:=[.B584]/[.$B$589]*100"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-18 Arduino Clock</text:p>
          </table:table-cell>
          <table:table-cell office:value-type="float" office:value="98" calcext:value-type="float">
            <text:p>98</text:p>
          </table:table-cell>
          <table:table-cell table:formula="of:=[.B585]/[.$B$589]*100" office:value-type="float" office:value="0.49" calcext:value-type="float">
            <text:p>0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me automation using RF mesh network and arduino</text:p>
          </table:table-cell>
          <table:table-cell office:value-type="float" office:value="98" calcext:value-type="float">
            <text:p>98</text:p>
          </table:table-cell>
          <table:table-cell table:formula="of:=[.B586]/[.$B$589]*100" office:value-type="float" office:value="0.49" calcext:value-type="float">
            <text:p>0.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4-digit 7-segment LED display</text:p>
          </table:table-cell>
          <table:table-cell office:value-type="float" office:value="4511" calcext:value-type="float">
            <text:p>4511</text:p>
          </table:table-cell>
          <table:table-cell table:formula="of:=[.B587]/[.$B$589]*100" office:value-type="float" office:value="22.555" calcext:value-type="float">
            <text:p>22.555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SUM([.B2:.B587])" office:value-type="float" office:value="20000" calcext:value-type="float">
            <text:p>20000</text:p>
          </table:table-cell>
          <table:table-cell table:number-columns-repeated="4"/>
        </table:table-row>
        <table:table-row table:style-name="ro2" table:number-rows-repeated="104798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E1:Sheet1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 LibreOffice_project/410m0$Build-2</meta:generator>
    <dc:date>2015-07-01T22:41:27.946318442</dc:date>
    <meta:editing-duration>P0D</meta:editing-duration>
    <meta:editing-cycles>1</meta:editing-cycles>
    <meta:document-statistic meta:table-count="1" meta:cell-count="19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/>
      </style:chart-properties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e6e6e6"/>
    </style:style>
    <style:style style:name="ch9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circle" chart:symbol-width="0.15cm" chart:symbol-height="0.15cm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65cm" svg:height="10.857cm" xlink:href=".." xlink:type="simple" chart:class="chart:scatter" chart:style-name="ch1">
        <chart:title svg:x="9.403cm" svg:y="0.353cm" chart:style-name="ch2">
          <text:p>Propability distribution</text:p>
        </chart:title>
        <chart:subtitle svg:x="6.823cm" svg:y="1.349cm" chart:style-name="ch3">
          <text:p>of hackaday prize entries showing up during user voting
20000 samples of 586 unique projects</text:p>
        </chart:subtitle>
        <chart:plot-area chart:style-name="ch4" table:cell-range-address="Sheet1.E1:Sheet1.F76" chart:data-source-has-labels="row" svg:x="1.478cm" svg:y="2.916cm" svg:width="20.953cm" svg:height="6.743cm">
          <chartooo:coordinate-region svg:x="2.099cm" svg:y="3.116cm" svg:width="20.052cm" svg:height="5.896cm"/>
          <chart:axis chart:dimension="x" chart:name="primary-x" chart:style-name="ch5">
            <chart:title svg:x="9.291cm" svg:y="9.876cm" chart:style-name="ch6">
              <text:p>Propability of Project showing up(%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9.136cm" chart:style-name="ch10">
              <text:p>Number of Projects with this propability</text:p>
            </chart:title>
            <chart:grid chart:style-name="ch7" chart:class="major"/>
          </chart:axis>
          <chart:series chart:style-name="ch11" chart:values-cell-range-address="Sheet1.F2:Sheet1.F76" chart:label-cell-address="Sheet1.F1:Sheet1.F1" chart:class="chart:scatter">
            <chart:domain table:cell-range-address="Sheet1.E2:Sheet1.E76"/>
            <chart:data-point chart:repeated="7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Number of Projects with this propability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Sheet1.E2:Sheet1.E76</svg:desc>
                </draw:g>
              </table:table-cell>
              <table:table-cell office:value-type="float" office:value="7">
                <text:p>7</text:p>
                <draw:g>
                  <svg:desc>Sheet1.F2:Sheet1.F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">
                <text:p>0.0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5">
                <text:p>0.0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5">
                <text:p>0.0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">
                <text:p>0.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5">
                <text:p>0.0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">
                <text:p>0.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5">
                <text:p>0.0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5">
                <text:p>0.0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">
                <text:p>0.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5">
                <text:p>0.0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5">
                <text:p>0.1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">
                <text:p>0.1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5">
                <text:p>0.1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">
                <text:p>0.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5">
                <text:p>0.1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">
                <text:p>0.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5">
                <text:p>0.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4">
                <text:p>0.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5">
                <text:p>0.1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">
                <text:p>0.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5">
                <text:p>0.1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">
                <text:p>0.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5">
                <text:p>0.1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7">
                <text:p>0.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5">
                <text:p>0.1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">
                <text:p>0.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5">
                <text:p>0.1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">
                <text:p>0.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5">
                <text:p>0.1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">
                <text:p>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5">
                <text:p>0.2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">
                <text:p>0.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5">
                <text:p>0.2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">
                <text:p>0.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5">
                <text:p>0.2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">
                <text:p>0.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5">
                <text:p>0.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4">
                <text:p>0.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5">
                <text:p>0.2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5">
                <text:p>0.2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">
                <text:p>0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5">
                <text:p>0.2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">
                <text:p>0.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5">
                <text:p>0.2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5">
                <text:p>0.2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">
                <text:p>0.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5">
                <text:p>0.2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05">
                <text:p>0.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1">
                <text:p>0.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15">
                <text:p>0.3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">
                <text:p>0.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35">
                <text:p>0.3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6">
                <text:p>0.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">
                <text:p>0.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3">
                <text:p>0.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45">
                <text:p>0.4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55">
                <text:p>0.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7">
                <text:p>0.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9">
                <text:p>0.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555">
                <text:p>22.55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